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31 02:25   |   <text:a xlink:type="simple" xlink:href="http://palinfo.habago.org/Entry?Command=Information_PrintForum&amp;iPage=1#FORUM37725"><text:span text:style-name="T1">#</text:span></text:a></text:p>
      <text:p text:style-name="P3">卡韓政變 (131)：初衷 <text:line-break/><text:line-break/>陳真 2019. 07. 31. <text:line-break/><text:line-break/><text:line-break/>沿續「卡韓政變 (130)：如果陳定南還活著...」所說的1991年10月10日晚上的那個場景，陳定南所提到的想法 (亦即只要民進黨執政，就能一年省下五千多億的貪污損失)，不管是夢想或幻想，總歸沒有成為事實。不但沒有成為事實，依我看，倘若國民黨一年貪污五千億 (我知道陳定南的估算方式)，民進黨恐怕就是五兆，把台灣當成一座金庫，拼命掏空，大撈特撈。 <text:line-break/><text:line-break/>最為傳神的描述來自扁嫂吳淑珍，她說，「阿扁底下這些小囉嘍」(吳淑珍一一點名，包括蘇貞昌、謝長廷、蔡英文等人)，不要假清高，「民進黨哪個人沒有分到錢？」請他自己站出來，來三鳳宮 (高雄一間廟宇) 對天發誓！ <text:line-break/><text:line-break/>吳淑珍說：「你們一定都不知道，都嘛是把大家叫來飯店分錢，用布袋揹錢回去，叫車來載」。並且嗆聲說：「這些小囉嘍不要太不像話，真要把我 (指吳淑珍自己) 給惹火了，我有一本簿子 (指分錢的帳冊)，大家都有簽名的啦」。 <text:line-break/><text:line-break/>吳淑珍還說，財團要給我們錢，而且他們還互相比賽看誰給得多，我們當然是要收下，但是錢都有分給大家，一共分給大家14億，她說，「14億耶！是我們的兩倍耶！這樣還嫌少嗎？」 <text:line-break/><text:line-break/>吳淑珍還抱怨說，「有人問說，阿扁在美國還有7億，為什麼不繳回台灣？喂！拜託哦，我們又不是 (傻瓜)...，(把錢繳回台灣的話)，(阿扁的) 老婆是要送去寄給別人養嗎？阿扁不就兩手空空、變成窮光蛋了！阿扁還年輕，還要做些事，難道不應該留一些錢在身邊？」 <text:line-break/><text:line-break/>吳淑珍還罵黨內同志不夠挺阿扁，假清高。她諷刺說，民進黨掌權之後，「現在大家都穿皮鞋了啦，大家都變得很高尚了啦，都變成 gentleman了啦」。然後一一點名吳乃仁、余政憲、洪奇昌、蘇貞昌、謝長廷、黃偉哲、蔡英文、陳菊等等等，無情無義。 <text:line-break/><text:line-break/>現場另外一位來賓，穿和尚架裟那一位，叫鄭新助，前高雄市議員，前民進黨中央委員，外號大師兄，也是個貪污犯 (另外的案子，她孫女叫鄭孟洳，現任高雄市議員，是黑韓大將，正努力推動罷免韓國瑜)，說他從阿扁那邊只分到一點點錢，但還是老實說出來。 <text:line-break/><text:line-break/>吳淑珍回應他說，你拿到的「只是一點點肉屑而已啦」，意思是說檯面上那些民進黨大咖，才是真正吃掉肥肉的人。鄭新助幫腔說，這些人真是無情無義，「比屎還臭」。主持人也幫腔，大罵「陳其邁那個小屁孩」，如果不是阿扁提拔，憑哪一點想當高雄市長？ <text:line-break/><text:line-break/>主持人還對吳淑珍說，誰誰誰當了什麼官，撈了什麼好處，不就是都靠阿扁幫忙的嗎？因此勸吳淑珍把這些人拿錢的黑資料「全抖出來啦，不要怕啦，他們如此無情無義，還跟他們客氣什麼」。吳淑珍則說，「阿扁就是一個爛好人」。 <text:line-break/><text:line-break/>吳淑珍跟我一樣是台南人，台語很溜，但是講話很快，不容易懂。原始影音如下： <text:line-break/><text:line-break/>https://www.youtube.com/watch?v=hWEQhnrlcks <text:line-break/><text:line-break/>你有沒有辦法想像，今天講這些話的人不是吳淑珍，而是馬英九的太太周美青？我沒法想像。為什麼呢？因為民進黨身上有著一種你很難描述的台灣「本土文化」氣息和叢林觀念，似乎把政治權勢視為一種戰利品，簡單說就是：我贏了，天下就是我的，我要給誰當官，我要撈多少錢，我要怎麼搞怎麼撈，全是我的自由；法律不能用在我身上，因為天下是我打下來的。 <text:line-break/><text:line-break/>在這樣一種觀念下，扁珍當然會很不爽，因為你們拿錢沒有拿得比我少，我只是經手，然後再分錢給大家，常在飯店分錢，叫大家拿麻布袋來裝，大把大把鈔票與珠寶大家分，叫車子來載，為什麼我們扁家就要去坐牢，而你們卻在牢外假清高？ <text:line-break/><text:line-break/>今天，這樣一些事，不用多，倘若有百分之一發生在國民黨高官或馬英九或韓國瑜身上，你想，綠營的人會怎麼說？還會說他無辜被迫害、說他是「為台灣人揹起苦難的十字架」嗎？ <text:line-break/><text:line-break/>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 <text:line-break/><text:line-break/>我常想起 1991年10月10 日和陳定南長談的那個夜晚。我當時覺得他很天真，民進黨豈是他所想像的那樣清純、利他與憐憫？我之所以特別懷念那一晚，其實更大的原因是因為他和我講到林義雄被刑求的經過，但這畢竟不是我現在要說的。 <text:line-break/><text:line-break/>其實，關於林義雄所遭受的恐怖刑求，我應該比陳定南知道得更多，因為曾經有一位據說是情治特務臥底的文化界高層人士，在大約35-36年前我剛念大學時，曾經栩栩如生地告訴我刑求的細節。我聽了心裏很難過，一直到今天，每想到這事，我就有一種痛不欲生的感覺。我不知道我所聽到的刑求細節是否是事實，也從來不敢向林義雄求證，就只能把它當成心裏頭一個彷彿永難癒合的傷口。 <text:line-break/><text:line-break/>回首前塵，很多事已無可挽回，但更多事卻依然還在那遙遠之處；彷彿只要不死心，連時間都會為我們停止，總有一天我們就能走到目的地。</text:p>
      <text:p text:style-name="P2">陳真   |  2019.07.30 11:34   |   <text:a xlink:type="simple" xlink:href="http://palinfo.habago.org/Entry?Command=Information_PrintForum&amp;iPage=1#FORUM37724"><text:span text:style-name="T1">#</text:span></text:a></text:p>
      <text:p text:style-name="P4">卡韓政變 (130)：如果陳定南還活著... <text:line-break/><text:line-break/>陳真 2019. 07. 30. <text:line-break/><text:line-break/><text:line-break/>人渣黨貪污腐敗之瘋狂與貪婪，是一般人無法想像的，只能用 "瘋了" 或 "喪心病狂" 一詞來形容。 <text:line-break/><text:line-break/>所謂國安局走私案，連冰山一角或九牛一毛都稱不上，單筆買賣利潤僅僅數百萬元，給人渣黨大官小官們塞牙縫都不夠。但是，從它所牽扯的在台南設廠的什麼日商傑太菸廠，高達數百億利益的種種政治巧門，你大約就能看見官商之間如何利益與共之冰山一角；甚至不須所謂 "違法"，照樣能財源滾滾。 <text:line-break/><text:line-break/>另外，請看第11分鐘至14分鐘： <text:line-break/><text:line-break/>https://www.youtube.com/watch?v=zSYMn1eNIAY <text:line-break/><text:line-break/>這家曾經竄改過期香菸的黑心日商菸廠，跟民進黨關係非常好，特別是新潮流。相關報導請看底下去年十月的新聞。 <text:line-break/><text:line-break/>2000年5月20日，阿扁打著清廉旗號上台執政。幾天後，2000年6月1日，當時被指派擔任法務部長的陳定南在立法院公開如此說道："民進黨執政之後，預估一年可以省下大約五千一百億的國民黨貪污損失"。這些話，陳定南其實在黨外時期就常常講。 <text:line-break/><text:line-break/>28年前，也就是1991年的10月10日，因為李鎮源老師的號召，我參加了在台大醫院門口舉行的 "反刑法一百條" 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 <text:line-break/><text:line-break/>陳定南講得如此篤定，我相信他的善意，但不相信民進黨執政將會一介不取。因為當時民進黨人僅僅只有一點點權力，就開始學著包娼包賭包工程收回扣了，憑什麼哪天如果獨攬大權就會一介不取？ <text:line-break/><text:line-break/>我常想起陳定南，他死得太早了，如果他還活著，我常想，他要怎麼面對理想的破滅？他要怎麼面對民進黨的質變？他要怎麼面對由各路人渣竄位把持、變成一種貪婪無度的人渣黨？ <text:line-break/><text:line-break/>請大家有點耐心，仔仔細細把底下報導看完，這或許能讓你約略了解官商勾結之冰山一角。 <text:line-break/><text:line-break/>============== <text:line-break/><text:line-break/>超怒！傑太日菸竄改菸盒日期 台灣民眾竟抽過期菸 <text:line-break/><text:line-break/>2018/10/01 中時 鄭郁蓁 <text:line-break/><text:line-break/>日本菸商騙很大！2016年來台設廠，不僅年省19億元關稅，現在更傳出竟竄改菸盒上的日期，把過期菸品重新印上新的製造日期和有效日期，再賣給台灣消費者！董氏基金會今天痛批，國際菸廠毫無誠信，台南市政府財稅局則掩蓋非法。 <text:line-break/><text:line-break/>董氏基金會和消基會今天聯手揭露指出，日本菸商傑太日菸公然竄改菸盒日期。董氏基金會指出，今年五月一日，一名曾在菸廠員工向台南市政府檢舉，傑太日菸從設廠以來，即進行竄改行為。 <text:line-break/><text:line-break/>日煙國際製造股份有限公司則發聲明表示，在台營運產製出廠並流通市面的所有成品均依菸酒管理法標示。且產出成品有效期限為16個月，較財政部之18個月規定更為嚴謹。至於產製流程中的半成品，均依內部嚴格品管流程處理。 <text:line-break/><text:line-break/>該名民眾拍攝影片指出，菸商在台灣共生產一百多種品牌項目，均是接到訂單才開始安排生產，但因主管決策、人員排班、工單預估生產數量加上產製的瑕疵品，產出數量通常都會超出訂單，基於成本考量和稅務問題，會把未出貨的瑕疵品轉為庫存，每次庫存最多曾達40箱，一箱就是一萬支菸(500包)，待下次又有訂單時，再重新包裝。 <text:line-break/><text:line-break/>該民眾示範表示，重新包裝方式都是人工小心把菸盒拆開，留下內裝鋁箔包，在徒手抽出整排菸鋪平後再重新放上生產台，由機台重新包狀印上新的日期，將新舊菸並放後再銷售給國內民眾，台灣消費者抽到數個月至半年以上的過期菸品都不知道。該民眾表示，要不是自己就是員工，根本不會相信大品牌的廠商竟然會這樣做。 <text:line-break/><text:line-break/>董氏基金會菸害防治中心主任林清麗表示，日本菸商傑太日菸2016年7月在台南成功闖關設廠後，從一開始宣稱只是外銷，後來卻改為內銷，每包進口菸品平均繳2.7元關稅，以2014年日本菸商在台銷售7.6億包菸計算，日本菸商原本一年需繳給政府菸品關稅20.52億元，但在台南設廠後，除可使用7.6公頃土地之蔡，還能享受房屋稅、地價稅和水電優惠，甚至規避至少19億元的菸品關稅，現在竟然還做出這種事情。 <text:line-break/><text:line-break/>林清麗表示，該民眾五月一日向台南市政府檢舉後都沒有下文，該民眾才向董氏基金會舉發，基金會9月25日發公文，市政府27日才回復：「已依法裁處」，但卻沒說開罰金額，以及是否下架過期菸品，而且也不願公開惡行，政府這樣包庇，簡直匪夷所思！ <text:line-break/><text:line-break/>台北榮總家醫科醫師賴志冠表示，吸菸者的壽命比非吸菸者平均減少十年，世界衛生組織早已證實，每兩位吸菸者中有一位將死於吸菸相關疾病，據國民健康署調查2016年台灣成人吸菸率為15.3%，成人吸菸人口超過320萬，推估其中至少將有160萬人將提早死於菸害疾病，等於一個台南市的人口總數，政府竟罔顧國民健康核准設置菸廠，簡直太不可思議。</text:p>
      <text:p text:style-name="P2">陳真   |  2019.07.30 09:28   |   <text:a xlink:type="simple" xlink:href="http://palinfo.habago.org/Entry?Command=Information_PrintForum&amp;iPage=1#FORUM37723"><text:span text:style-name="T1">#</text:span></text:a></text:p>
      <text:p text:style-name="P3">卡韓政變 (129)：韓國瑜到底會不會用人？ <text:line-break/><text:line-break/>陳真 2019. 07. 30. <text:line-break/><text:line-break/><text:line-break/>例如呢？例如韓國瑜的下屬哪個人或哪些人聲名狼 "藉" (念ㄐㄧ '，但不是籍)？事實上並沒有。要不你可舉個例，例如誰聲名狼藉？ <text:line-break/><text:line-break/>我也擔心韓國瑜的用人問題。原因有二，一是他出身地方派系，他的 "娘家" 有可能想要分享一點權力。二是因為韓國瑜也許急於求表現，太強調下屬之能力，而忽略品性其實才是一切能力的基礎。有能無德，只會撈錢弄權。 <text:line-break/><text:line-break/>我的擔心，從他剛上任高雄市長時便可看得出來，他提名了兩位局處長，過去都有清廉問題。但是，韓有個優點是修正能力很快，提名不當之後，引起非議，在上任前便撤銷了提名。 <text:line-break/><text:line-break/>用人不當的問題，在韓國瑜方面，其實終究不會是一個大問題，為什麼呢？因為，所謂上粱不正下樑歪，反之，上樑若正，下樑也不可能歪到哪去。 <text:line-break/><text:line-break/>所謂風行草偃或物以類聚，韓本身的品性與操守才是根本。你看，人渣黨貪污腐敗臭不可聞，大家瘋狂卡位拼命撈，好像餓了幾百年似的，為什麼呢？因為上上下下貪贓枉法一起來，這些人根本不會有一絲絲在乎所謂清廉問題。 <text:line-break/><text:line-break/>而且，越是上位者，品性越差。你如何可能期待一個人渣會找來品性良好的下屬？他們在乎的是如何確保一己權位，行事作風不擇手段，致力於結黨營私，擅長以利益收買徒眾，犒賞親信，酬庸家臣，奉行所謂 "分贓政治"，把權力與利益當成一種戰利品，藉以擴張勢力版圖。 <text:line-break/><text:line-break/>好壞是相對的。韓和人渣黨之齷齪腐敗相比，用人問題就一點也不是問題了。 <text:line-break/><text:line-break/>當然，我始終相信，對於政治人物，你越是支持他，就越是應該要密切監督他是否胡作非為，避免走入歧途。不管是哪一種粉，皆應如此；就跟管教小孩一樣，倘若你真的愛自己的小孩，就越是應該要注意他的品性與行為問題，而非一味護短。</text:p>
      <text:p text:style-name="P2">張丹藍   |  2019.07.30 05:48   |   <text:a xlink:type="simple" xlink:href="http://palinfo.habago.org/Entry?Command=Information_PrintForum&amp;iPage=1#FORUM37722"><text:span text:style-name="T1">#</text:span></text:a></text:p>
      <text:p text:style-name="P4">我同意做總統的條件是為人良善，知人善任。但後者顯然不符合啊，他用的都是些什麼人？聲名狼籍的人呀…</text:p>
      <text:p text:style-name="P2">陳真   |  2019.07.30 02:20   |   <text:a xlink:type="simple" xlink:href="http://palinfo.habago.org/Entry?Command=Information_PrintForum&amp;iPage=1#FORUM37721"><text:span text:style-name="T1">#</text:span></text:a></text:p>
      <text:p text:style-name="P3">卡韓政變 (128)：誰是草包？ <text:line-break/><text:line-break/>陳真 2019. 07. 30. <text:line-break/><text:line-break/><text:line-break/>不管什麼事，我往往有著這樣一種自信：我相信我講的話沒有幾個人會相信或認同或欣賞。因此，每當我意識到 "讀者" 之中有著一些我所熟識的人時，心裏就很不好受，因為我明白當他們看到我寫的東西時，我跟他們之間便產生了一道裂痕，提醒著彼此之間的巨大差異。 <text:line-break/><text:line-break/>"讀者" 也許應當意識到上述這樣一些告白，也才有可能理解作者--也就是我--究竟是懷抱著什麼樣的一種態度在寫東西，從而也才有可能適當理解文字應有的意涵。 <text:line-break/><text:line-break/>食物會過期，會腐敗，文字也會，但我相信文字的保存期限理當比食物還要長一些，因為文字只是一種指涉，一道手勢，如手指月，手會消失，明月長存。 <text:line-break/><text:line-break/>諸如這樣一些話，理應就像藥品說明書，放在每一篇文字的上頭，闡明藥物的作用與副作用，好讓閱讀者認識文字的主人以及他和他的文字之間的關係，從而能適當看待文字應有的意義。 <text:line-break/><text:line-break/>以下跟上面無關，也就是說，上述並非為以下所言而寫。上面這些話，始終成立，始終獨立存在。 <text:line-break/><text:line-break/>----------- <text:line-break/>黨外十年，生死一場。我常懷念那十年，雖然慘烈，但它卻讓我相信人性的基本良善；與我為伍者，就是當今人們所說的草包與魯蛇，包括農人、漁民、基層勞工，各路販夫走卒、失業人士以及所謂的流氓或前科犯，嚼檳榔，穿拖鞋，出口成髒，動輒三字經五字經。 <text:line-break/><text:line-break/>在他們身上，我看到熱情、無私、勇敢、公義之心與善良利他精神。這些拿筆比拿鋤頭還沉重的 "草包" 們，事實上才是真正的黨外英雄，為公義是非犧牲奉獻，奮不顧身。但是，一切功績，卻透過媒體的虛構型塑，全部被所謂菁英們所掠奪。時至今日，一大群貪得無饜的人渣，更是捏造歷史，藉以奪權謀利，虛構美名。 <text:line-break/><text:line-break/>我常想，要不是我跟這樣一些草包們相處共事，要是我跟菁英們天天為伍，別說黨外十年，連十天我都待不住。 <text:line-break/><text:line-break/>因為韓國瑜的出現，掀起藍綠聯手出擊的一場草包泥巴戰，裝模作樣硬是要把什麼治國大業講成多麼高智能的東西，自欺欺人，莫此為甚。 <text:line-break/><text:line-break/>如果當總統真需要什麼高智能或文化深度與見識之深刻，依我看，韓國瑜肯定遠遠勝過其他什麼郭台銘、柯文哲及蔡英文等等這些自我滿意度破表的腦殘膚淺人士。這是毫無疑問的。但我知道我這樣講，很可能只有學姊會認同，很難找到其他知音；說不定連韓國瑜都會真以為自己能力不足或見解落後。 <text:line-break/><text:line-break/>聰明人有兩種，一種知道自己很聰明，一種則以為自己很笨，韓國瑜應該是屬於後者，他顯然太缺乏自信了。一個人每天被污名化，被嘲笑被羞辱，久而久之，還真以為自己是個草包。 <text:line-break/><text:line-break/>你看，美國那麼大的一個國家，不管學經歷如何，當牛仔演員的，種花生的，炒地皮的，整天玩女人的，有哪一個不能勝任當總統？當總統跟智能或專業或小時候考試考幾分有啥關係？一個人只要有心為善，只要懂得知人善任，當總統需要什麼耀眼的學經歷？ <text:line-break/><text:line-break/>反駁這種事真是有夠腦殘有夠低級無聊的。只有腦殘才會老是講什麼當總統要小時候考試考一百分，或是要當醫生才夠格云云，真是腦殘到爆。柯文哲還說什麼當總統要念很多書，藉以羞辱韓國瑜，我真不敢相信我的耳朵，真是丟人現眼到極點，他自己很顯然就是一個沒讀過什麼書的典型台式醫生。 <text:line-break/><text:line-break/>在台灣，醫生常以為自己是所有學科人員裏頭最棒的！但醫生其實就像比方說飛機駕駛員或運動員一樣，擁有某種技能，但也僅此而已。這樣一種與事實相反、莫名其妙的自信，就像井底之蛙一樣，除非有一天能跳出井外，否則永遠都不可能意識到自己之極度貧乏。 <text:line-break/><text:line-break/>這樣一種徹底的無知，才是真正意義上的草包，柯文哲就是最典型的一個。 <text:line-break/><text:line-break/>當然，他很可能又要說什麼自己智商多少這類蠢到爆的傻話了。天底下哪個聰明人會在乎自己的什麼智商？ <text:line-break/><text:line-break/>史蒂芬霍金有一天被問到自己的智商好像並不高，他說："我對智商分數並沒有概念，所有吹噓智商的人都是「魯蛇」（People who boast about their IQ are losers）"。這道理不難理解，就如蕭伯納所說，“一個人當他真正掌握了某種專業，他往往就成為該專業的懷疑主義者”。同理，一個人如果真的很聰明，他怎麼可能會在乎什麼智商幾分？那是腦殘人士特別關心與炫耀的事不是嗎？ <text:line-break/><text:line-break/>智商檢測在精神科很常用，它只是一種很狹隘的臨床參考工具，藉以了解一個人大概的認知能力狀況與變化，以之吹噓是很腦殘的，那就好像吹噓考試考一百分那樣幼稚可笑。我在劍橋認識幾個台灣來的小留學生，他們非常聰明，但他們當年如果留在台灣，恐怕連大學或高中也考不上，成績很差。 <text:line-break/><text:line-break/>相反地，我也見過很多醫生或學者教授來留學或遊學的，那種幼稚程度，真的很可怕，類似柯文哲，智能思考或見識與學識均難以恭維，卻自我滿意度破表再破表，裝模作態像什麼世界的王或天才似的，真的很可笑，很不可思議。一個人居然可以笨到連自己很笨也不知道。</text:p>
      <text:p text:style-name="P2">陳真   |  2019.07.29 19:45   |   <text:a xlink:type="simple" xlink:href="http://palinfo.habago.org/Entry?Command=Information_PrintForum&amp;iPage=1#FORUM37720"><text:span text:style-name="T1">#</text:span></text:a></text:p>
      <text:p text:style-name="P4">卡韓政變 (127)：從前，有個民進黨 <text:line-break/><text:line-break/>陳真 2019. 07. 29. <text:line-break/><text:line-break/><text:line-break/>從前，有個台南市長叫蘇南成，參選之前是國民黨，參選時因為沒被提名，搖身一變，變成 "黨外"，大罵國民黨；選上之後，居然又變回國民黨；後來深獲蔣經國賞識，派來高雄當市長 (那時候院轄市市長採直接官派)；翻雲覆雨，言行反覆，一下說這樣，一下說那樣，李敖因此給他封了一個很難聽的外號。 <text:line-break/><text:line-break/>蘇南成當選台南市長時應該差不多是1977年，我剛念國中，常跑去聽演講，幾乎每一場都參加；萬人空巷，眾人情緒沸騰。至於講了些什麼，我只記得一些關鍵字，其中之一就是 "疼惜咱賺食人"(台語 "照顧咱們勞動者" 之意)，把國民黨講得像個人渣黨似的。我還記得投票前夕，蘇南成揚言，如果國民黨膽敢做票，就要帶領大家去火燒國民黨台南市黨部。 <text:line-break/><text:line-break/>兩年後，1979年，發生美麗島事件，黨外人士被一網打盡，唯有蘇南成等極少數人安然無恙。不但安然無恙，蘇南成還痛罵美麗島人士為 "暴徒"。不久之後，重回國民黨，官位從此步步高升。後來，綠營崛起，阿扁上台，蘇南成又變成綠的了。忽藍忽綠，進進出出，令人眼花撩亂。 <text:line-break/><text:line-break/>這還沒什麼。最不可思議的是，就如同阿扁，蘇南成選前三句不離 "關心咱賺食人"，"永遠要和弱勢者站在一起"，"對抗腐敗的國民黨"，選後卻開始打壓弱勢，"整頓" 攤販，視其基本生計如無物，強制遷移民族路夜市，並且重新加入 "腐敗墮落的國民黨"。 <text:line-break/><text:line-break/>從其言行，你就能理解為何李敖封他是 "台灣第一不要臉"。李敖說： <text:line-break/><text:line-break/>「蘇南成出身國民黨又出賣國民黨，投身黨外又出賣黨外，側身黑社會又出賣黑社會，十多年下來，又回頭重啃國民黨的一對隆乳，有奶就是娘的表演『浪子回頭』...他的當選，象徵著國民黨的沒落、黨外的沒落、和現實主義的抬頭」。 <text:line-break/><text:line-break/>不過，蘇南成若地下有知，肯定會覺得很不公平，就連我也沒法認同李敖對他的惡評，因其所作所為跟後來的民進黨哪能相比？民進黨的卑鄙與貪婪，千百萬倍都不只。蘇南成好歹還戮力從公 (成立 "馬上辦中心" 及夜間辦公等等)，而且應該 "還算清廉" (但我不確定)。而如今的整個民進黨，一切作為可以用三個詞來概括，一是大撈特撈，二是無所不騙，三是雞犬昇天；吃相非常難看，毫無廉恥。尤有甚者，每天炒作仇中反華與兩岸衝突來騙選票，一到選舉就是抹黑造謠出奧步，基本上就是一個犯罪集團。 <text:line-break/><text:line-break/>從蘇南成被李敖取綽號的例子，你就可以知道短短三十多年，所謂反對陣營或反對黨 (亦即民進黨) 之道德淪喪的嚴重程度。如果用現在幾乎毫無廉恥的道德水平來看待蘇南成，他根本一點也不特別惡劣，甚至若以正面評價之，仍然說得過去，畢竟他雖游走藍綠，但仍然在大方向做了許多有利於大眾之事。 <text:line-break/><text:line-break/>民進黨卻根本不是這樣；好話說盡，壞事做絕，製造族群衝突及犧牲眾人長遠福祉來撈取個人權位與暴利，完全就是一個人渣黨。 <text:line-break/><text:line-break/>現在的人普遍缺乏歷史感，只看眼前，卻不清楚過去，因此在很多事情上很難看出問題本質。比方說，早期的民進黨或是更早的黨外，"弱勢者" 三個字極其神聖無比，致力與基層百姓一起生活與打拼，以之為榮，謂之草根運動。簡單說就是：政治之一切作為與理想，無非就是應以平民百姓與弱勢者之基本權益為優先。 <text:line-break/><text:line-break/>"永遠與弱勢者站在一起" 基本上就是整個所謂反對運動對抗 "腐敗墮落的國民黨權貴" 之主要精神所在。每一場抗議，每一次選舉，都是圍繞著這樣一個基本理念，歌頌勞動者與受薪階級的辛苦與偉大，不捨各種弱勢族群在社會發展中淪為政治權貴撈取暴利的犧牲品。 <text:line-break/><text:line-break/>舊國民黨很厲害，於是就給這樣一個政治理想扣上一頂 "反商、反智、反發展" 的污名化大帽子，經常藉以羞辱黨外支持群眾就是一群流氓，一群混混，一群社會邊緣人，一群沒有良好職業、沒有理性、無知無識、狂熱非理性、見識膚淺、動輒打架罵三字經嚼檳榔穿拖鞋隨地吐痰的人。透過主流媒體的洗腦，這樣一種污名化形象，深入人心。特別是在醫院或校園等菁英世界裏，只要一提起黨外，各種根深蒂固的污名化刻板印象，立即鋪天蓋地而來，取代一切有意義的討論。 <text:line-break/><text:line-break/>我常舉個例，舉過 N次了。1991年，林義雄返台定居，並出版了一本書叫做 "去國懷鄉"，寫他過去四年在哈佛、劍橋與日本筑波大學求學與生活的經過。他送了一本給我。 <text:line-break/><text:line-break/>1991年，我在林口長庚工作。有一天，我在醫師研究室讀這本書。一位醫師同事看到了，很不屑，走過身邊時丟下一句話說："你怎麼在看這種書？" 我問他 '這種書是哪種書？" 他說，"就是地痞流氓嘛"。我說，"林義雄不是地痞流氓啊"。 <text:line-break/><text:line-break/>那醫生比我資深，聽我膽敢反駁，頓時發飆，開始數落黨外群眾如何沒水準，並指證歷歷說他親眼看過黨外抗議群眾跳到路邊的車子上亂踩，亂罵政府，一堆人吵吵鬧鬧，不會講道理，只會鬧，很沒水準云云。 <text:line-break/><text:line-break/>這例子是要說，你別以為現在的醫界或校園很綠是一種天然綠，根本沒這回事，而且正好相反；在那個年代，學界、醫界和校園一面倒全是藍的，全是統派，全是敵視黨外，就連林義雄這樣一個當年就被黨外群眾視為人格者的人，依然普遍被污名化為"地痞流氓" 那一類的人，更不用說一般黨外群眾的醜陋形象了。 <text:line-break/><text:line-break/>1998年，林義雄當上民進黨黨主席，為了打破這樣一種反商、反智、無腦、反發展的污名化草包形象，還特別舉辦了一些座談與演講，特別邀請諸如當年的首富王永慶，成為民進黨的座上賓，待之以禮。 <text:line-break/><text:line-break/>實際上，這些調整形象之舉，不能說是假動作，而是真本質；當時的民進黨早已不再高喊什麼 "永遠與弱勢者站在一起"，也不再高歌弱勢者與勞動者的偉大、無辜與神聖，而是開始投入資本家的懷抱，與國民黨爭相與之結盟與掛勾。 <text:line-break/><text:line-break/>我要說的是，歷史真的很像月經，每隔一段時間就來回折磨一趟，時下的綠營與綠媒及一堆無恥文人與政客包括柯文哲、呂秀蓮等等等，居然每天醜化韓流與韓國瑜，把他們打成草包、非理性、土包子等等等，那樣一種醜化方式，完全就是當年舊國民黨醜化黨外群眾的翻版，自命高尚，對於基層民眾非常不屑。 <text:line-break/><text:line-break/>大家能理解這裏頭的問題吧，一個以弱勢者及平民百姓代言人自居、做為一種政治理想的政黨，短短十幾二十年內，居然搖身一變，變成以高尚者及菁英自居，蔑視、醜化平民百姓為草包、低級、下流、無知、土包子、魯蛇、非理性等等等。比方說，呂秀蓮前些天很不屑地嘲笑說：「人生的魯蛇全靠向韓國瑜」，柯文哲那個無恥混蛋講話就更難聽了，不提此人也罷。 <text:line-break/><text:line-break/>如果你還是無法理解這樣一種卑鄙的轉變，那就不妨想像有一天，比方說若干年後，韓國瑜突然穿西裝打領帶，出入名貴轎車，身上全是名牌，講話官腔官調，然後高高在上地嘲笑對手的支持者是沒水準的人生魯蛇、是低文化、沒知識、不會講理的草包與土包子，你心裏會做何感想？</text:p>
      <text:p text:style-name="P2">陳真   |  2019.07.29 01:18   |   <text:a xlink:type="simple" xlink:href="http://palinfo.habago.org/Entry?Command=Information_PrintForum&amp;iPage=1&amp;sType=FORUM#FORUM37719"><text:span text:style-name="T1">#</text:span></text:a></text:p>
      <text:p text:style-name="P3">卡韓政變 (126)：貪婪冰山一角 <text:line-break/><text:line-break/>陳真 2019. 07. 29. <text:line-break/><text:line-break/><text:line-break/>人渣黨裏頭，乾淨的人鳳毛鱗角，屈指可數，恐怕一個巴掌五根手指頭就能數完，呂秀蓮應該是其中之一。當然，不貪污不卡位不搞裙帶關係，並不表示她在道德操守上是正直的。比方說，扁案發生時，她一方面表示她對扁之無數貪污案件什麼都不知道 (她當然不可能不知道)，痛斥阿扁 "怎麼會這麼貪？"，但事後卻依舊在高喊 "阿扁萬歲" 的綠營場合，和阿扁杯觥交錯，把酒言歡。 <text:line-break/><text:line-break/>如今，發生國安局和華航利用總統專機走私案件，呂秀蓮又在裝了，又在 "驚呼" "怎麼會這麼貪？" 了，還說什麼 "怎麼這些人都跑到華航？"，真是很會演戲。 <text:line-break/><text:line-break/>人渣黨的貪，豈是一朝一夕？而是毫無尺度地貪了至少二十年。 <text:line-break/><text:line-break/>人渣黨的貪，又豈是個案偶發事件？而是全面性的。你不應該問：人渣黨哪些人是貪婪的？而是應該問：人渣黨到底還有幾個人是乾淨正直的？仍是老話：鳳毛鱗角，屈指可數，恐怕一個巴掌五根手指頭就能數完。 <text:line-break/><text:line-break/>人渣黨的貪，又怎麼會只是一個華航的幾個小毛頭？這只是人渣黨的貪之冰山一角。 <text:line-break/><text:line-break/>人渣黨的貪，貪到完全不顧吃相的地步，綠營中人又怎麼可能不知道？故做驚訝狀是很可笑的。 <text:line-break/><text:line-break/>(插播一下：其實，我一點都不相信這案件的爆發只是一種偶然。那是在騙小孩。我不是說這案件是假的，而是說，面對一座龐大的貪婪冰山，隨便挖都是足以致命的案件不是嗎？因此，一定有某一種遠大於藍綠的勢力 (亦即美國)，決定於此時此刻透過某一方勢力(所謂時代力量) 來進行打擊。目的何在，我沒有定論，我的個人猜想：一是發出威脅警告，若仍不充份配合，會有更大的打擊。一是勢力重組。人渣黨底下這些尾巴黨，恐怕才是美國所欲栽培的日後主要政治代理人，而既有的人渣黨勢力將會被逐漸削弱與重整，往 CIA在近幾年於全球各地滲透所強調的年輕化方向發展。這類猜想雖然正確性應有九成以上，但我也只能說這部份謹供參考，不是本文重點。) <text:line-break/><text:line-break/>前一陣子，蔡英文的心腹親信吳音寧指控說韓國瑜身邊有 "黑金"。這話只講對四分之一，另外四分之三她故意裝蒜。 <text:line-break/><text:line-break/>一，韓國瑜在政治上的支持力量 "之一"，如我過去所經常提起，就是所謂地方派系。但是，地方派系並不等於黑金；其中一部份人之行事作風確實是有問題的，但這些人並沒有因為支持韓國瑜而取得政治權位或任何非法利益。至少到目前為止並沒有。 <text:line-break/><text:line-break/>二，跨越既定選民結構的韓流，才是韓國瑜的主要支撐力量，而非地方派系。故意把地方派系和黑金畫上等號，然後再故意把韓國瑜說成黑金代理人，這就是抹黑。 <text:line-break/><text:line-break/>三，一個人要選總統，即便是林義雄，他的支持者豈有可能全部是正人君子？當然不可能。因此，如果你要做出任何相關道德指控，那麼，韓國瑜陣營的問題如果是 1，那麼，人渣黨就是10000。但是，吳音寧做為人渣黨的一個權力核心智庫決策者 (她完全不是什麼高級實習生那般清純，她是真正意義上的核心權力者)，對韓國瑜做出那樣一種抹黑式的指控，存心就是睜眼說瞎話。 <text:line-break/><text:line-break/>==================== <text:line-break/>「哇！這些人怎麼都跑到華航」 從私菸案發現華航高層綠油油，呂秀蓮嚇一跳 <text:line-break/><text:line-break/>風傳媒 <text:line-break/>朱冠諭 <text:line-break/>2019年7月28日 <text:line-break/><text:line-break/>國安局私菸案延燒，包括事件爆發後被調職的原資深副總羅雅美、空品處副總邱彰信都被指是親綠人馬。前副總統呂秀蓮日前上政論節目蒔，坦言以前不知道，這幾天才發現被點名的華航高層綠油油一片，讓她驚喊：「哇！這些人怎麼都跑到華航去了。」 <text:line-break/><text:line-break/>私菸案雪球越滾越大，羅雅美被發現曾是綠營大老邱義仁秘書，2008年在時任總統陳水扁下台前，她從國安會轉入華儲，再轉任華膳、華航資深副總等職，11年來職務4級跳；而邱彰信則是民進黨立委邱議瑩的弟弟。 <text:line-break/><text:line-break/>呂秀蓮表示，從這次事件外界看到國安有問題、華航配合，這幾天被點名的高層人士綠油油一片，而且很多退休立委通通都想到國營事業去。針對私菸案，呂秀蓮好奇，華航是買國安會的帳還是買總統府的帳？並直言如果華航高層人士不是國安會決定，明明是總統府決定，總統府裡面是不是也有問題？ <text:line-break/><text:line-break/>呂秀蓮提到，去年（2018）大選選得那麼難看，結果所有落選人都升高官了，這件事很多人不能接受，「你把我們當瘋子嗎？」呂秀蓮還說，蔡英文用這樣粗暴的方式回報給選民，給別人非常惡劣的印象，但她都沒有感覺，也不覺得自己顛覆了價值、腐蝕了是非標準，「總有一天反撲起來就會很可怕。」</text:p>
      <text:p text:style-name="P2">陳真   |  2019.07.28 02:10   |   <text:a xlink:type="simple" xlink:href="http://palinfo.habago.org/Entry?Command=Information_PrintForum&amp;iPage=1&amp;sType=FORUM#FORUM37718"><text:span text:style-name="T1">#</text:span></text:a></text:p>
      <text:p text:style-name="P4">哲學是一種鄉愁，想回家，卻始終在路上，彷彿越走離家越遠。 <text:line-break/><text:line-break/>這歌應該是貼過 N 次了，每隔一段時間就想貼一次，畢竟沒有人想家只想一回。 <text:line-break/><text:line-break/>https://www.youtube.com/watch?v=dN3GbF9Bx6E <text:line-break/><text:line-break/>California Dreaming <text:line-break/>原唱者：The Mamas &amp;; the Papas <text:line-break/>發行年：1966 <text:line-break/><text:line-break/>All the leaves are brown (all the leaves are brown) <text:line-break/><text:line-break/>And the sky is grey (and the sky is grey) <text:line-break/><text:line-break/>I've been for a walk (I've been for a walk) <text:line-break/><text:line-break/>On a winter's day (on a winter's day) <text:line-break/><text:line-break/>I'd be safe and warm If I was in L.A. <text:line-break/><text:line-break/>California dreaming (California dreaming) <text:line-break/><text:line-break/>On such a winter's day <text:line-break/><text:line-break/>Stopped into a church <text:line-break/><text:line-break/>I passed along the way <text:line-break/><text:line-break/>Well, I got down on my knees (got down on my knees) <text:line-break/><text:line-break/>And I pretend to pray (I pretend to pray) <text:line-break/><text:line-break/>You know the preacher like the cold (preacher like the cold) <text:line-break/><text:line-break/>He knows I'm gonna stay (knows I'm gonna stay) <text:line-break/><text:line-break/>California dreaming (California dreaming) <text:line-break/><text:line-break/>On such a winter's day <text:line-break/><text:line-break/>All the leaves are brown (all the leaves are brown) <text:line-break/><text:line-break/>And the sky is grey (and the sky is grey) <text:line-break/><text:line-break/>I've been for a walk (I've been for a walk) <text:line-break/><text:line-break/>On a winter's day (on a winter's day) <text:line-break/><text:line-break/>If I didn't tell her (if I didn't tell her) <text:line-break/><text:line-break/>I could leave today (I could leave today) <text:line-break/><text:line-break/>California dreaming (California dreaming) <text:line-break/><text:line-break/>On such a winter's day (California dreaming) <text:line-break/><text:line-break/>On such a winter's day (California dreaming) <text:line-break/><text:line-break/>On such a winter's day</text:p>
      <text:p text:style-name="P2">蔡亦鸣   |  2019.07.27 03:23   |   <text:a xlink:type="simple" xlink:href="http://palinfo.habago.org/Entry?Command=Information_PrintForum&amp;iPage=1&amp;sType=FORUM#FORUM37717"><text:span text:style-name="T1">#</text:span></text:a></text:p>
      <text:p text:style-name="P3">1‧眼觀木，共觀心。(猜一字) <text:line-break/>2‧冠軍鳥(猜一字) <text:line-break/>3‧殘雲不語落低田，匹夫縮頭亦自謙，天如群龍恆無首，小兒無狀士當前。(猜易經卦名一) <text:line-break/>4‧江水逝去攬游絲，今宵無宇傍淺池，碧翠自古同顏色，自感失心浸淚濕。(猜成語一) <text:line-break/>5‧日色已昏明漸消，百字缺一不能描，颯颯襲身難久立，倩人扶去近浪潮。(猜成語一) <text:line-break/>6‧雷遠雨消分曬絲，疏雲不語有誰知，車行遲遲入中路，三人同去春幾時。(猜四字詞) <text:line-break/>7‧殘翅支離不可飛，花草搖落減芳菲，燈熄火消何處去，山外人影獨旋迴。(猜成語一) <text:line-break/>8‧椿樹砍伐倒下了，半邊大廈不見了，禾草烘烘燃燒了，大音咚咚無聲了。(猜四字詞一) <text:line-break/>9‧磊落之中見一端，獨留灌木與相歡，夢隨張騫來西域，百子千孫好相傳。(猜一外來植物) <text:line-break/><text:line-break/><text:line-break/><text:line-break/>1想2鴨3雷天大壯4紅消緑減5月白風清6細雨連日7羽化登仙8春夏秋冬9石榴。 <text:line-break/><text:line-break/>易經沒看過是猜出前三字后搜出來的</text:p>
      <text:p text:style-name="P2">王修亮   |  2019.07.27 01:45   |   <text:a xlink:type="simple" xlink:href="http://palinfo.habago.org/Entry?Command=Information_PrintForum&amp;iPage=1&amp;sType=FORUM#FORUM37716"><text:span text:style-name="T1">#</text:span></text:a></text:p>
      <text:p text:style-name="P4">國小教育裡的文字遊戲(一)標點符號與拆字謎 <text:line-break/><text:line-break/>幼年時，家人喜歡玩各種文字遊戲，記憶中第一個是標點符號遊戲：「下雨天留客天留我不留」。 <text:line-break/>當時長兄在豐原，只有我和小妹長居中壢，姊妹倆覺得這遊戲有趣，胡亂試了各種標點方式，還自己出了許多仿作的題目。 <text:line-break/><text:line-break/>成為小學教師後，我編了好些個小故事，引發學生對標點符號的趣味，在此不多贅述。想取用這些小故事跟小孩子分享的，可以看這裡。 <text:line-break/>https://www.facebook.com/groups/1393907824163324/search/… <text:line-break/><text:line-break/>第二個遊戲就是猜燈謎。 <text:line-break/>我三歲時，小妹已經能咿咿呀呀的說些單字，先父買了一塊小小的黑板，大約也就像小學生的單人課桌桌面那麼大。 <text:line-break/>母親在黑板上寫了四句話，整個黑板就滿了。 <text:line-break/><text:line-break/>●寺邊有隻牛，兩人抬木頭，西下有美女，火燒酉家樓。 <text:line-break/><text:line-break/>這首拆字燈謎雖然簡單直率，但是引發了我無盡的興趣，至今我每年都會在元宵節前製作些拆字燈謎，和學生、朋友們共玩。而更大的收穫，是發現各種燈謎在教學上的輔助運用。 <text:line-break/><text:line-break/>生字教學可以有許多方法，最基礎的當然是六書教學，讓學生探知造字的原理，方便孩子們思考與記憶。我以前也常常會使用生字繪圖，把字的形象，以象徵的色彩、表情、動作畫成一幅圖，讓孩子說明與表演。 <text:line-break/>六書探索比較知識性，在一般學校教學，有些孩子興趣不容易持久，需要配合文字創意圖畫來調和，而一般國小教學的時間其實並不很寬裕，無法讓孩子們每個字都畫成圖，在家中倒是很好的遊戲。 <text:line-break/><text:line-break/>六書中甲骨文的象形非常吸引人，指事、會意的排列組合聯想也有些趣味，形聲的創造，最古老的還好，「江」「河」的流水聲的確是「工工工」「可可可」，可以帶孩子們實地勘查或是看錄影聽水聲等等，較晚創造的形聲字「梅」「凍」一類，造字模式簡單，比較僵硬枯燥，很難引發孩子的思考與興趣。 <text:line-break/><text:line-break/>而拆字燈謎就有趣的多：「逼得我走不了，拿著小巾擦擦腳。」(幅)「一把火向高處燒。」(燈)孩子們一向喜歡猜謎語，教師舉些燈謎例子，一步一步引著孩子們學習如何會意、拆解，他們會興趣盎然的一起討論，這個字詞代表甚麼意思？所以應該拆掉哪個部首，加上哪的部首？多猜幾個字之後，就會學著自己出謎題。 <text:line-break/><text:line-break/>謎題當然不會很嚴謹，甚至很粗糙，沒關係，才國小一年級，慢慢來，這只是一種技巧，技巧操作多次就會熟練。我民國九十年時帶的孩子，一年級時也只能寫出「蘇貞昌的嘴巴」(射一字)這種謎題，到了四年級，就能寫出「爬樹」(射一水果)這水準的謎題。 <text:line-break/>從九十年學期末開始，我每年都會辦燈謎大會，孩子們自己出題目，貼滿校園，大家觀摩同樂。 <text:line-break/><text:line-break/>這個活動，不僅僅是熟記「字形」而已，還拆解開字形，探知「由文組字」「如何取音」的意義。也連帶學習「字義的解釋」，例如：「嘴巴」就是「口」的俗稱，「爬樹」喻含著「向上爬」所以是「登」，而「木」當然是由「樹」轉化來的。 <text:line-break/>所以一個謎底是「唱」，一個是「橙」。 <text:line-break/><text:line-break/>初學的時候當然由最簡單的拆字開始，之後，就發展「組合」、「替換」法，讓思考多轉幾個彎，學著「推論」。 <text:line-break/>拆字的字義解釋比較簡單，當然會逐漸深入，那是另幾種遊戲，我通常使用頂真句對聯和寶塔詩遊戲，我還喜歡用行令的方式和學生玩，兼可學習文法和大綱結構，以後陸續會談。 <text:line-break/><text:line-break/>除了燈謎，這些頂真句對聯、寶塔詩、行酒令(學生以喝茶取代)等文字遊戲，都是非常傳統的中國文化，逐漸失傳也是非常可惜的事，不論是不是中國人，只要是學中文，都值得一學。所需要的技巧都不高，別擔心，多練習幾次一定會領悟出竅門。 <text:line-break/><text:line-break/>我以前有詳細介紹過拆字燈謎，這次想有系統的寫下來，因此再次舉一些舊例說明。 <text:line-break/><text:line-break/>我個人才疏學淺，這些謎題當然文采甚薄，也就只是小學程度，目的僅在於教學分享，或有辱高才法眼，還請諸先進達人諒之。 <text:line-break/><text:line-break/>拆字法：將一或幾個字拆開來出題，或是消去，或是增添，或是兩者都有，較有難度的是拆字後再取代。 <text:line-break/><text:line-break/>1‧不得其中(猜一字) <text:line-break/>這是單純的消去法。 <text:line-break/>不得，表示沒有了，把「其」的中間消去，得到謎底。 <text:line-break/><text:line-break/>2‧多少才是妙，少多不成侈(猜一名詞) <text:line-break/>兩個字的名詞，都是消去法。 <text:line-break/>謎底所包含的單體字都有出現在題目中，這是非常淺顯的題目。 <text:line-break/>多了少，所以把「妙」這個字的「少」拿走。再把「侈」的「多」拿走，組合起來就是謎底名詞。 <text:line-break/><text:line-break/>3‧相由心生(猜一字) <text:line-break/>這是單純的組合，很簡易，就只是把相和心組合起來。 <text:line-break/>重要的是這句成語的思考，引導孩子理解「人的相貌會因為氣質而改變，而氣質的養成需要持續的學習。」 <text:line-break/>猜謎只是教學的手段，看當下需要進行哪一個階段的學習，就出甚麼樣的謎語。 <text:line-break/><text:line-break/>4‧國中有變，來人救之(猜一字) <text:line-break/>單純的取代。 <text:line-break/>國的中間改變了，消去。要救出謎底，來了個人。 <text:line-break/><text:line-break/>5‧秋雨連綿長千里(猜一字) <text:line-break/>這是消去、組合加取代法，還帶些會意，有一點點難度。 <text:line-break/>秋是主體，「雨連綿」，所以「火」當然就消滅了，這是會意的消去法。「千里」「長」起來了(這裡正好介紹多音字)，千里合起來是「重」，組合原來剩下的「禾」，就是謎底。 <text:line-break/><text:line-break/>6‧雷遠雨消分曬絲，疏雲不語有誰知，車行遲遲入中路，三人同去春幾時。(猜四字詞) <text:line-break/><text:line-break/>7‧殘翅支離不可飛，花草搖落減芳菲，燈熄火消何處去，山外人影獨旋迴。(猜成語一) <text:line-break/><text:line-break/>用這種型態出謎題是個人習慣，文詞當然不是很通順，但四句七言，念起來滿順口的。 <text:line-break/>這些舊作都包含了消去、增添、組合等法，通常是給四年級以上的孩子猜的，難度較高。 <text:line-break/><text:line-break/>若是低年級，我用得很口語： <text:line-break/>8‧椿樹砍伐倒下了，半邊大廈不見了，禾草烘烘燃燒了，大音咚咚無聲了。(猜四字詞一) <text:line-break/><text:line-break/>這當然和低年級的植物、環境、都市建築、農忙、汙染等等課程都相互連結，而理想性相關的「大音希聲」是整體生活與環境保護的總結，讓學生透過謎題的探索，理解環保很高尚，但是很困難，如同聽不見的聲音，需要每個人自己從情境中體會，而每個人聽到、解讀的「大音」都不會相同，因為來自觀察解析後的「自我正心之聲」。 <text:line-break/><text:line-break/>一切活動都是為了教學，這是遊戲與教育最大的不同。 <text:line-break/><text:line-break/>會意法：這比較大點兒的孩子常用，大約都二年級以後，已經進入「字詞意解析」的階段，可以簡單說明事物的特質，有些也兼學歷史與文學。通常我還是會搭配拆字法，讓孩子有個過渡期。舉個例子： <text:line-break/><text:line-break/>9‧磊落之中見一端，獨留灌木與相歡，夢隨張騫來西域，百子千孫好相傳。(猜一外來植物) <text:line-break/>前兩句是植物名的拆字，後兩句兼談植物來歷與特性。在文學(顛倒蒼苔的詩文與百子千孫的吉祥語等等)、歷史(張騫通西域與絲路貿易)、自然科學(植物相關)上都很好搭配的教材。 <text:line-break/><text:line-break/>最後來幾個謎語趣味一下，有些是拆字，有些是會意。親子共玩是很有趣的認字輔助，得空時再陸續添增一些。 <text:line-break/><text:line-break/>1‧眼觀木，共觀心。(猜一字) <text:line-break/>2‧冠軍鳥(猜一字) <text:line-break/>3‧殘雲不語落低田，匹夫縮頭亦自謙，天如群龍恆無首，小兒無狀士當前。(猜易經卦名一) <text:line-break/>4‧江水逝去攬游絲，今宵無宇傍淺池，碧翠自古同顏色，自感失心浸淚濕。(猜成語一) <text:line-break/>5‧日色已昏明漸消，百字缺一不能描，颯颯襲身難久立，倩人扶去近浪潮。(猜成語一)</text:p>
      <text:p text:style-name="P2">陳真   |  2019.07.26 00:43   |   <text:a xlink:type="simple" xlink:href="http://palinfo.habago.org/Entry?Command=Information_PrintForum&amp;iPage=1&amp;sType=FORUM#FORUM37715"><text:span text:style-name="T1">#</text:span></text:a></text:p>
      <text:p text:style-name="P3">瞄了一眼，看不懂這老外在說什麼。一般只要看到以正面方式談到什麼民主啦自由啦，我就跳過去不看了。 <text:line-break/><text:line-break/>市面上，"民主" 二字聽起來其實就是 "好棒" 的同義詞，沒有更多內涵了。獨裁或專制則等於 "x你娘"、"去死啦"，差不多就是這個意思。這類辭彙其實都已喪失意義，不足以藉之理解人事物，因為它幾乎 doesn't make any sense at all. Anyone who employs these concepts as part of his analyses would hardly convince anybody but those with a dogmatic faith in them. <text:line-break/><text:line-break/>懂我的意思吧？那些很喜歡講民主做為一種流行用語者，事實上在他的所謂分析中，早已預設了某種錯誤的前提與解答。也就是說，他不是在講道理，而是在佈道、搞宣傳戰，簡單說像這樣： <text:line-break/><text:line-break/>民主很偉大，為什麼呢？因為我們是民主的；看到沒有，我們很偉大對不對？(當然不對) <text:line-break/><text:line-break/>至於前一則留言，我也是瞄了一眼。簡單說：任何感情或情感，友情、親情、愛情、同胞之情、生命之愛、惻隱之心等等等，倘若有一絲絲物質成份，那就不是真實的感情。感情是BEYOND一切的，OVERRIDE世上所有物質與名利，乃至超越生命本身。 <text:line-break/><text:line-break/>並非說唯有以命相許才是感情，而是說它的成份裏頭並無利益成份。比方說救狗大英雄經常冒著生命危險救狗，但這並不是因為他希望狗狗們以後能給他蓋個銅像。耳東陳不便具名先生散盡千金助人，自己窮得發慌，倒也不是期待人們銘記在心或頒給他一張獎狀。 <text:line-break/><text:line-break/>感情是單行道，沒有回頭路，不求回報的。需要回報的是生意買賣，不是感情。 <text:line-break/><text:line-break/>感情這東西如同鬼神，信之則有，不信則無。信之不會得永生，反而可能早死。但這就是它應有的本質。</text:p>
      <text:p text:style-name="P2">老羊   |  2019.07.25 23:53   |   <text:a xlink:type="simple" xlink:href="http://palinfo.habago.org/Entry?Command=Information_PrintForum&amp;iPage=1&amp;sType=FORUM#FORUM37714"><text:span text:style-name="T1">#</text:span></text:a></text:p>
      <text:p text:style-name="P4">很多人或許心地善良，但也因為善良而極端的單純；比如說這句話的老兄：「You were insulting Chinese citizens for saying they’re deserved to be ruled over dictatorship. 」 <text:line-break/><text:line-break/>大陸一黨專政是客觀事實，但是一黨專政和獨裁並不是同一回事。當西方發達國家的底層、甚至中產階級的人民都被財團剝削而且毫無反抗之力（因為一切都是「合法」的；不合法的就修到合法），他居然認為是中國人民被侮辱。</text:p>
      <text:p text:style-name="P2">洋洋   |  2019.07.25 20:39   |   <text:a xlink:type="simple" xlink:href="http://palinfo.habago.org/Entry?Command=Information_PrintForum&amp;iPage=1&amp;sType=FORUM#FORUM37713"><text:span text:style-name="T1">#</text:span></text:a></text:p>
      <text:p text:style-name="P3">介紹YOUTUBER---KenanQHD 訂閱數 : 2112 影片數量 : 145 個人喜好度 : 1顆星 <text:line-break/><text:line-break/>KenanQHD敘利亞裔加拿大人，畢業於多倫多大學機械工程系。他的影片圍繞著中國，數量多且畫質清晰，對想來中國工作的外國人應該有所幫助。亦如其他對中國友善的外國YOUTUBER，因為他會談些敏感話題(如為什麼中國痴迷於安全？https://youtu.be/9E3FKD-I_i8、為什麼中國大陸比台灣更好！https://youtu.be/bmLYAvXzHvs)，影片被油管限制知道的人很少(相較影片數量，訂閱數少得可憐，留言裡有人說他的訂閱不時會被油管移除，另外油管不主動推薦可能也是原因之一)。 <text:line-break/>其實他大多數播的無關政治。如搬到中國之前你必須知道的15件事！(https://youtu.be/8xF1FHw0WUE)、中國的生活成本(https://youtu.be/Ub3PmH12ZTI)、不要在中國教書(https://youtu.be/jtPXHcQFy2s)等介紹在中國的生活。 <text:line-break/><text:line-break/>陳醫師寫過敘利亞的故事 <text:line-break/>--- <text:line-break/>敘利亞這個國家，原本好端端的，就跟利比亞、伊拉克一樣，社會穩定發展。被美國以民主為藉口而入侵後，卻搞成二戰以來最恐怖的人間煉獄，目前大約有四、五百萬的敘利亞居民遭受雙方軍隊的圍困而發生人道災難。然而，主流媒體卻配合美軍近期的軍事布局與盤算，刻意突顯敘利亞政府軍所圍困的Madaya。一來，栽贓抹黑阿塞德政權的道德形象，使之妖魔化；二來，為即將到來、更為慘烈的軍事攻擊鋪路，提供藉口。 <text:line-break/><text:line-break/>事實上，美軍所武裝支持的所謂反叛軍，長年以來在敘利亞幹下那麼多人神共憤、泯滅人性的血腥暴行，千百倍於Madaya目前的處境，美國及西方主流媒體何曾報導？幾乎完全消音，彷彿根本沒有這些事；他們不但高度選擇性地突顯敵人的罪行，而且移花接木甚至栽贓。這樣一種手法，恰恰就是美國半個多世紀來不斷複製的常態性作法 <text:line-break/>--- <text:line-break/>還記的那個頭埋在海灘沙中逝去的3歲海上小難民嗎 ? 他也是敘利亞人。 <text:line-break/>所以當我知道他是敘利亞裔後，我明白了他為何這麼支持中國政府的管理方式。 <text:line-break/><text:line-break/>他在中國教了5年英文，因為無法拿到永久居留權及不想過早陷入舒適圈，趁年輕，他轉到台灣繼續教英文。來台灣後拍了段影片，裡面沒說一句話，影片介紹寫著這個地方真是太酷了，鏡頭說明了一切！沒有必要聽到我胡說八道。只是享受視頻！(Taiwan is NOT What I Expected! https://youtu.be/84UENM-q0I0 )，他善於觀察社會現象，身處天天選舉的台灣，他沉默了。 <text:line-break/><text:line-break/>KenanQHD的影片有些內容顯然不為西方媒體待見(如下面這段)，卻沒有遭受火鍋大王那樣被打X的箝制待遇，油管的管制因人而異水很深。 <text:line-break/><text:line-break/>Should We Praise the Chinese Communist Party? <text:line-break/>https://youtu.be/RNgjoxSEu64 <text:line-break/><text:line-break/>相對的大產生局部絕對的多。人口眾多的國家，需要給政府更大的權力管理少部分卻絕對多不願負擔責任的人。他認為中國太大了，需要積極的政府為人民做了很多很多的事，中國人喜歡且適合家長式的管理。他舉亂丟垃圾及人臉識別技術為例。 <text:line-break/>他還提到西方媒體說中國的不是已經說得太多了，他說點中國的好話，就被說成是收了中國的錢，所以他拍這段影片解釋。 <text:line-break/>以上是影片中主要的內容。 <text:line-break/><text:line-break/>用手機觀看好像看不到影片的留言 <text:line-break/>所以找了2則帶他的回覆(以GOOGLE翻譯)，2則他沒回覆的反對意見(英文) <text:line-break/><text:line-break/>1、 <text:line-break/>Bob Chen : <text:line-break/>作為台灣人，我給你一些關於我們敵國的偏見。你聽說過新疆，西藏，香港和中國其他地方的迫害嗎？我想大多數人並不是說中國政府什麼都不做。這只是弊大於利。 <text:line-break/><text:line-break/>你說的是，好像中國的人不配得民主，自由，平等或其他任何東西，因為他們非常乖。這對我來說聽起來不對。每個國家都有其問題。有時一個大政府和徹底執法將解決它們，但這並不意味著我們需要獨裁統治。 <text:line-break/><text:line-break/>由於蒙昧主義( obscurantism)和1989年天安門廣場的抗議活動，中國人民像羊一樣跟隨政府。有些人只是不知道民主可能是一個更好的選擇，大多數人不會以犧牲生命為代價追求民主。蒙昧主義的另一個不良影響是許多中國人變得非常民族主義，從不知道什麼是內省。很難看到他們成為政府不端行為的共犯或擁護者。 <text:line-break/><text:line-break/>至於你搬到台灣，如果你是中共的擁護者，我認為台灣不適合你。如果你想放棄在中國的舒適生活並嘗試新的東西，那麼有很多更好的選擇。雖然我總覺得台灣和中國在許多方面都有所不同，儘管文化起源相似，但顯然你可以在日本，韓國，泰國和越南等其他鄰國找到更多新的東西。但如果你已經下定決心，我會歡迎台灣。台灣確實需要英語老師。 <text:line-break/><text:line-break/>KenanQHD : <text:line-break/>你覺得這些人真是無辜嗎？ <text:line-break/><text:line-break/>關於迫害，你知道美國抓住印度兒童到教會相信上帝。是的，你可能會說你如何比較過去的美國和今天的中國。但是，同樣的宗教幫助這個移民國家在未來變得穩定。這是中共需要做的事情。任何一個政府都不允許讓某人拿出1/3的領土。我沒有評論中共對試圖獨立與否的人做了什麼。我也厭倦了判斷它是對還是錯。在我看來，你所說的完全是一面......非常廢話，如果中國沒有民主，自由，平等，中國將如何成為第二大經濟體。但是，我也不能否認，很少有無辜的人因宗教和政治而受到迫害。 <text:line-break/><text:line-break/>但是，我知道如果中共讓13億人失望，中共就會消失。 <text:line-break/><text:line-break/>而且，據我所知，民主使台灣越來越糟。我認為你比我更了解。自公開投票以來，第一任總統是“日本人”。第二任總統腐敗。第三，沒有言語。第四，她可能成為第一任TW總統，只有一個任期。 <text:line-break/><text:line-break/>2、 <text:line-break/>Road to God : <text:line-break/>我認為中國人普遍相信中共，因為中國人不喜歡用權力和金錢壓制社會底層階級。中共可以不斷平衡社會財富和社會不公正。這就是中國人的需要。這也是資本主義無法帶來的東西。 <text:line-break/><text:line-break/>KenanQHD : <text:line-break/>我完全同意你的觀點。我喜歡我的法學教授所說的，這完全取決於你。今天的CN有許多不同的大小不同的原因。中共正在改變。 <text:line-break/>我更有可能想知道，如果中國進入資本主義國家，儘管現在是中國。中國會有更好的中國嗎？我不這麼認為。蘇聯不會容忍他們背後有一個960平方公里的藍色大國( BLUE country? 這什麼意思)。美國，英國，法國和那些古老的藍色國家不願意讓一個新的藍色國家超越它們。中國也將成為兩個系統之間的戰場。蘇聯不是一個好人。英國和美國與蘇聯簽署了許多文件，讓蒙古獨立，並佔領了中國歷史上擁有的許多北方領土。但是，資本家也是吸血鬼。如果看看中國，英國，俄羅斯，美國，法國之間的關係，中共至少可以幫助中國安全地成長。（我的意思是像強大的軍隊可以保護國家，繁榮的經濟和安全的生活環境 ) <text:line-break/><text:line-break/>3、 <text:line-break/>Andrew Z : <text:line-break/>those problems are caused by the gov. not the ppl. U kinda assume chinese need to be disciplined by the gov otherwise they dont behave properly. thats absurd and uncivilized. its already 21st century. every one needs to follow the law not the government! <text:line-break/><text:line-break/>4、 <text:line-break/>Iamglobe : <text:line-break/>Democracy could be accountable and solve all the problems you have mentioned. And you ignored the freedoms of human-beings. <text:line-break/>You were insulting Chinese citizens for saying they’re deserved to be ruled over dictatorship. <text:line-break/>Your arguments briefly: Slaves are deserved to be slaved because they wouldn’t work without their masters. <text:line-break/><text:line-break/><text:line-break/><text:line-break/>陳醫師談過敘利亞的苦難 <text:line-break/>--- <text:line-break/>敘利亞這個國家，原本好端端的，就跟利比亞、伊拉克一樣，社會穩定發展。被美國以民主為藉口而入侵後，卻搞成二戰以來最恐怖的人間煉獄，目前大約有四、五百萬的敘利亞居民遭受雙方軍隊的圍困而發生人道災難。然而，主流媒體卻配合美軍近期的軍事布局與盤算，刻意突顯敘利亞政府軍所圍困的Madaya。一來，栽贓抹黑阿塞德政權的道德形象，使之妖魔化；二來，為即將到來、更為慘烈的軍事攻擊鋪路，提供藉口。 <text:line-break/><text:line-break/>事實上，美軍所武裝支持的所謂反叛軍，長年以來在敘利亞幹下那麼多人神共憤、泯滅人性的血腥暴行，千百倍於Madaya目前的處境，美國及西方主流媒體何曾報導？幾乎完全消音，彷彿根本沒有這些事；他們不但高度選擇性地突顯敵人的罪行，而且移花接木甚至栽贓。這樣一種手法，恰恰就是美國半個多世紀來不斷複製的常態性作法 <text:line-break/>--- <text:line-break/>還記的那個頭埋在海灘沙中逝去的3歲小難民嗎 ? 他是敘利亞人。 <text:line-break/>所以當我知道他是敘利亞裔後，我明白了他為何這麼支持中國政府的管理方式。</text:p>
      <text:p text:style-name="P2">洋洋   |  2019.07.25 12:19   |   <text:a xlink:type="simple" xlink:href="http://palinfo.habago.org/Entry?Command=Information_PrintForum&amp;iPage=1&amp;sType=FORUM#FORUM37712"><text:span text:style-name="T1">#</text:span></text:a></text:p>
      <text:p text:style-name="P4">介紹YOUTUBER---MovieCon 動漫 訂閱數 : 16009 個人喜好度 : 2顆星 <text:line-break/><text:line-break/>MovieCon 動漫 的頻道收藏許多卡通，畫質不錯，我只愛看---《湯姆貓與傑利鼠》（Tom and Jerry） <text:line-break/><text:line-break/>以下為大陸網友的介紹 https://www.toutiao.com/a6706441003793908238/ <text:line-break/><text:line-break/>《猫和老鼠》的优秀，远超过我们认知范围内的大多数动画作品，用“神作”来形容也不为过。 <text:line-break/><text:line-break/>从第一集播出至今的80年里，它五次提名、七次获得奥斯卡最佳动画短片。 <text:line-break/>翻遍奥斯卡历史，这样的成绩绝无仅有。 <text:line-break/>知乎上有人问“《猫和老鼠》为什么耐看？”我想，是因为诚意。 <text:line-break/><text:line-break/>举个例子，《猫和老鼠》的背景音乐，随随便便就是世界名曲： <text:line-break/>约翰·施特劳斯《蓝色多瑙河》、肖邦《大圆舞曲》、贝多芬《月光奏鸣曲》……那些大师级作品，早就被悄悄刻进童年。 <text:line-break/>音乐节奏、高音低音，和剧情发展、人物情绪，配合得天衣无缝。 <text:line-break/><text:line-break/>《猫儿协作曲》https://youtu.be/hrkZRXjRN14一集里，汤姆弹钢琴时，从琴键到乐声指法，一丝不差。 <text:line-break/><text:line-break/>因为汤姆只有四根手指，为了协调真正的指法，制作人煞费苦心。 <text:line-break/>其他配乐，也都是和剧情高度贴合的原创交响乐。 <text:line-break/>难怪有人说，长大后，偶尔听了几次交响乐演奏，满脑子都是一只猫和一只老鼠。 <text:line-break/><text:line-break/>耐得住时光打磨，经得起反复推敲，这部神作远没有那么简单。 <text:line-break/><text:line-break/>回头再去看，那些让人捧腹的剧情里，其实还藏着许多隐喻。 <text:line-break/><text:line-break/><text:line-break/>《愛上老鼠的貓咪》 https://youtu.be/JdAfVJFSQzI <text:line-break/><text:line-break/>成年人的爱情，只有真心是不够的 <text:line-break/>让无数人“意难平”的，要属这一集—— <text:line-break/><text:line-break/>汤姆爱上了一只贵气的小白猫，整日围着她转。 <text:line-break/>作为朋友的杰瑞想阻止他犯傻，却拦不住汤姆心甘情愿被小白猫玩弄于鼓掌间。 <text:line-break/><text:line-break/>汤姆只是一只穷猫，似乎哪儿哪儿都比不过有钱的情敌。 <text:line-break/>送花，他只能送一支，别人却能送一团。 <text:line-break/><text:line-break/>他买一瓶香水，情敌立刻就送上一车： <text:line-break/><text:line-break/>汤姆花光所有积蓄，才买来一颗需要用放大镜看的钻石；小白猫不屑一顾。 <text:line-break/>她给汤姆看别人送的钻石，大到能把人“闪瞎”。 <text:line-break/><text:line-break/>走投无路之下，汤姆签下天价贷款和卖身契，买来一辆车。 <text:line-break/>这辆车是汤姆的全部。 <text:line-break/>但毫不意外地，他再一次被情敌的超超超超超长跑车秒杀。 <text:line-break/><text:line-break/>自己的“心上猫”，后来和情敌结婚了。汤姆从此一蹶不振，整日借酒浇愁。 <text:line-break/>是杰瑞一直陪着他，劝他不要再喝酒，一次次把消沉的他救回来。但最终，汤姆还是走到了火车铁轨上。 <text:line-break/>杰瑞为朋友惋惜，却也庆幸着，还好自己已经有了忠诚的女友。 <text:line-break/>但下一秒，一辆跑车经过，溅了杰瑞一身水，也打碎了他的梦： <text:line-break/>他的女友穿着婚纱坐在车上，身边陪着的，是她的新郎。 <text:line-break/><text:line-break/>汤姆和杰瑞都爱得真心，但在现实面前，真心有时无能为力。 <text:line-break/><text:line-break/>几年前曾看过一则帖子，无数网友在里面写下了自己的感情体悟。其中有一条格外扎心： <text:line-break/><text:line-break/>你有10块钱，给她9块，也许真的不如别人有100块，给她50。 <text:line-break/><text:line-break/>不是宣扬爱慕虚荣，而是成年人的爱情，永远离不开物质基础。 <text:line-break/>没有人值得你牺牲尊严、付出一切去追逐。 <text:line-break/>当你为一个人耗尽心力却换不来一丝回报时，不如及早抽身。 <text:line-break/><text:line-break/>餘略.......</text:p>
      <text:p text:style-name="P2">陳真   |  2019.07.25 10:28   |   <text:a xlink:type="simple" xlink:href="http://palinfo.habago.org/Entry?Command=Information_PrintForum&amp;iPage=1#FORUM37711"><text:span text:style-name="T1">#</text:span></text:a></text:p>
      <text:p text:style-name="P3">卡韓政變 (125)：馬文才與唐伯虎 <text:line-break/><text:line-break/>陳真 2019. 07. 25. <text:line-break/><text:line-break/><text:line-break/>我覺得，一個人只要一說一，二說二，善惡黑白莫存心顛倒講，如此便行，說不上要幫助哪個民族找回自信或幫人們正確認識自己。 <text:line-break/><text:line-break/>至於Boris Johnson，此人當英國首相對於祖國自然有點騷擾，但恐怕更是英國的悲劇；某種本質上，很像柯文哲，整天擠眉弄眼，裝模作態，故做異類狀，其實正常得不得了，極典型的英國人。 <text:line-break/><text:line-break/>而且，跟柯一樣，是個罕見的大草包，見識淺薄卻以為自己思想深刻，智商不高卻以為自己很聰明，沒什麼文化卻以為自己很有內涵，自我認知與實質水平落差極大，但完全缺乏病識感，總是念念不忘自己小時候考了一百分的那種蠢材。 <text:line-break/><text:line-break/>往好的方面想，因其窩囊，所以實際上也起不了太大的傷害，惟一特別難受的就是嘴臉難看，很噁心，他只要一出現我就想轉台；就跟柯一樣，整天擠眉弄眼，姿態萬千，故做不羈狀，其實就是個典型體制產品，順服既有的一切；無聊蠢話一堆，卻以為自己很帥氣很有深度。 <text:line-break/><text:line-break/>你從Boris Johnson講的一堆話，就能理解我在說什麼。我倒是不必聽他講什麼，光是看一個人的外表模樣，就能知道這是一個什麼樣的人。一個人如何，終究是藏不住的，所以我們平常言行其實根本不必裝，因為不管你怎麼演都一樣，氣味藏不住，內在如何也藏不住。 <text:line-break/><text:line-break/>當然，再爛的人都會有人愛。所謂物以類聚，氣味自然會把同類聚在一塊，什麼樣的人自然就會欣賞什麼樣的人。同理，被爛人唾棄，基本上是值得慶幸的；被蠢蛋看不起，更是應該的。 <text:line-break/><text:line-break/>對日抗戰時，有一回躲空襲，西南聯大全校師生都在逃命，沈從文當然也跟著跑，但卻有個蠢材(當時是個名教授，但我連他的名字都記不住了)當著眾人的面嘲笑沈從文說：你幹嘛跑啊？像你這種(文化水平)的人，一條命有什麼價值？竟然也跟著大家一起逃命，羞不羞人啊？ <text:line-break/><text:line-break/>這位名教授還曾經在校務會議上破口大罵說：沈從文這種人，連小學都沒畢業，憑什麼當教授？憑什麼拿一樣的薪水？ <text:line-break/><text:line-break/>維根斯坦因為羅素的協助，破例以一本完全不合格式而且僅有兩萬字的 Tractatus 小書取得博士學位，因此能在劍橋任教，當時有位著作等身的名教授(我連他的名字也忘了)，據說在學校系上走廊看到維根斯坦迎面走來，就會面露鄙夷神色，以表不屑。後來，每當我走在那條走廊上，就常會想起這件事。 <text:line-break/><text:line-break/>我看最近柯文哲不斷羞辱韓國瑜，說他草包，說他沒讀過書等等等。聽了真是很不可思議，兩人思想與見識水平落差如此巨大，馬文才卻反倒嘲笑起唐伯虎來。 <text:line-break/><text:line-break/>但我知道我這樣講，除了學姊之外，全台灣沒有幾個人會認同。為什麼呢？原因有二。 <text:line-break/><text:line-break/>一，台灣人有一種很可能是全世界都沒見過的草包現象，謂之 "醫生至上主義" (特別是台大的醫生)。在這島上，醫生幾乎就是知識的王(特別是台大的醫生，更是王中之王)，因為他考試分數最高，因此非常看不起所有其他學科，並且以為自己只要隨便讀上兩本書或幾篇文章，就可以成為其他任何一種學科領域(特別是社會科學及人文學科)的專家。 <text:line-break/><text:line-break/>但實際上，台灣的醫生就像一群沒有受過教育的人。 <text:line-break/><text:line-break/>二，什麼樣氣味的人，或是什麼樣一種水平的人，自然就會認同什麼樣的人事物；簡單說就是他沒有能力看見真實的狀況，而只能根據一些毫無意義的外在世俗標準來評價。 <text:line-break/><text:line-break/>有很多人對智商提出一種較為多元的看法，而非僅僅著重 "某種理性"；在這種看法下，一些人，比方說卓別林或是一些舞蹈家，甚至包括甘地，統統被視為天才的不同類型。在一種嚴格的意義上，我不知道韓國瑜是不是個天才，但是毫無疑問，他才華洋溢，絕頂聰明，言行不俗，而且顯然讀過不少書，相當有思想與內涵的一個人；我在充滿所謂菁英的生活四周，看不到幾個這樣的人。 <text:line-break/><text:line-break/>至於柯文哲，他的草包之離譜，亦同樣罕見，我幾乎沒見過有人如此缺乏對於自身能力與見識的了解。一個很蠢的人，居然以為自己很聰明，真是不可思議。我完全不是因為任何政治原因而故意貶損他，事實上在好幾年前他剛出現時，我就寫過同樣的話。 <text:line-break/><text:line-break/>不過，人之水平高低沒什麼好說的，若有人不認同就算了，因為那就像生物學上的性別一樣，如此明明白白，無可爭議；倘若有人硬要說我是個女的，我也只能笑笑，因為這沒什麼好爭議。</text:p>
      <text:p text:style-name="P2">鄭豐遠   |  2019.07.25 08:57   |   <text:a xlink:type="simple" xlink:href="http://palinfo.habago.org/Entry?Command=Information_PrintForum&amp;iPage=1#FORUM37710"><text:span text:style-name="T1">#</text:span></text:a></text:p>
      <text:p text:style-name="P3">謝謝洋洋分享，昨天也有人叫我好好閱讀這篇文章。 <text:line-break/><text:line-break/>有關英國，羅思義寫的應該都很值得看，至少很值得我學習。幾年前看過羅思義的一場演講影片，他不會說中文，但他演講時提到中國的一些神情讓我還滿感動的。世上還是有很多聰慧善良的人，不管他/她的國籍為何，都能真正明白事非善惡美醜。 <text:line-break/><text:line-break/>相反地看看我住的這個澳大利亞，一個幅員廣大卻小鼻小眼娘娘腔的"國家"，經常做出讓人哭笑不得的舉動，背後卻是不折不扣的冷血和傲慢。 <text:line-break/><text:line-break/>想到麥克泰森，我就經常就想到另一個麥克: 麥克傑克森。兩個都是我的偶像。我仰慕的並不是他們的強大，而是他們的脆弱，因為他們的那份脆弱使他們成為了獨一無二，因為他們的脆弱也是我們的，而我們都希望自己也能擁有那樣的勇氣。 <text:line-break/><text:line-break/>https://www.youtube.com/watch?v=5CJbb4rMq-E <text:line-break/>這個火鍋大王的影片是講最近澳大利亞的鳥蛋游泳選手 Mack Horton 因為輸不起中國的孫楊而拒絕和其一同站上頒獎台，以及西方一系列抹黑惡整孫楊的鳥事。</text:p>
      <text:p text:style-name="P2">洋洋   |  2019.07.25 06:04   |   <text:a xlink:type="simple" xlink:href="http://palinfo.habago.org/Entry?Command=Information_PrintForum&amp;iPage=1#FORUM37709"><text:span text:style-name="T1">#</text:span></text:a></text:p>
      <text:p text:style-name="P4">可能有些人不知道羅思義。他是英國人、經濟學家、國際主義者、馬克思主義的信徒、自稱洋自幹五，不遺餘力地想幫助中國人正確認識自己，找回自信。 <text:line-break/>他的座右銘是「實事求是」。 <text:line-break/><text:line-break/>为何阻止中国繁荣，民主人权议题极其选择性注意，为何打击中国人自信心，中国人要站起来！美国新保守主义， 公投的全球问题 <text:line-break/>https://youtu.be/nHwuEqbUUQA <text:line-break/><text:line-break/>羅思義 （英文：John Ross）是一位英國學者、記者、博客作者、跨國公司顧問及經濟評論家、社會主義政治活動家，曾為時任倫敦市長肯·利文斯通擔任過經濟顧問。羅斯定期為中國日報、上海日報及中國網際網路新聞中心寫作。他是《柴契爾及其友人-解剖托里黨》（1983年）的作者。約翰·羅斯在1960年左右加入了托洛茨基主義組織國際馬克思主義集團，並快速在該組織中占據顯要位置。畢業於牛津大學聖凱瑟琳學院，現在上海交通大學擔任訪問教授，領導對中國、全球金融危機及全球化的研究。</text:p>
      <text:p text:style-name="P2">洋洋   |  2019.07.25 05:42   |   <text:a xlink:type="simple" xlink:href="http://palinfo.habago.org/Entry?Command=Information_PrintForum&amp;iPage=1#FORUM37708"><text:span text:style-name="T1">#</text:span></text:a></text:p>
      <text:p text:style-name="P3">小心，來了一匹狼又生出一隻狗 <text:line-break/><text:line-break/>文長摘錄片段，全文 見 http://www.guancha.cn/LuoSiYi/2019_07_24_510682_s.shtml <text:line-break/><text:line-break/>【文/觀察者網專欄作者羅思義】 2019-07-24 0 <text:line-break/><text:line-break/>週二，鮑里斯·約翰遜（Boris Johnson）宣布當選英國新首相。這一事件對中國，包括香港和華為，都將產生重要影響。約翰遜的目的，是想把英國變成美國的第51個州——但是沒有投票權！ <text:line-break/><text:line-break/>部分中國媒體錯誤地認為，英國脫歐是英國內政問題，對中國不會產生重大影響，或者錯當約翰遜為“地主家的傻兒子”，在此，我有必要糾正這一點，並且談談約翰遜當選英國新首相和英國脫歐對中國的影響。尤其是，近期香港騷亂事件中外部勢力的介入，解釋了英國為何會在其中扮演瞭如此挑釁的角色。 <text:line-break/><text:line-break/>脫歐派如何將英國從中國的“歐洲橋頭堡”變成美國的“反華馬前卒” <text:line-break/><text:line-break/>目前尚未平息的香港骚乱有一个显著特点，那就是是英国在其中所扮演的角色——频频干涉香港事务，尤其是近来的事件中更是对香港事务指手画脚。中国驻英国大使馆和中国外交部，均对此作出了强烈回应。 <text:line-break/><text:line-break/>很明顯，在攻擊中國時，美國和英國是各有分工——美國挑起對華貿易戰，英國則是對香港事務指手畫腳。但正如下文所示，表面現象掩蓋了事實。英國對香港的挑釁性政策，是配合美國動作來進行的——這不是性質上的區別，而是技術性分工。 <text:line-break/><text:line-break/><text:line-break/>略.... <text:line-break/><text:line-break/><text:line-break/>新首相鮑里斯·約翰遜是符合特朗普戰略的完美人選。他出生於美國，既是美國公民，也是英國公民，儘管他的政治生涯在英國，但直到2016他才放棄美國國籍。約翰遜的政策是唯美國馬首是瞻，比如他支持美國入侵伊拉克。 <text:line-break/><text:line-break/>約翰遜對中華文明極度貶低，他曾經寫道： <text:line-break/><text:line-break/>“中國的高精技術和藝術，幾乎都是全盤模仿西方。中國優秀的鋼琴家的演奏技藝，也是模仿舒伯特和拉赫瑪尼諾夫。中國芭蕾舞演員選用的樂譜源自迪亞基列夫。中國本土人士獲得貝爾獎數量為零，當然也有大批聰明的中國人想方設法逃往斯坦福和加州理工大學。 <text:line-break/><text:line-break/>世界各地都有唐人街和外賣，但在英國，中國烹飪的影響與印度次大陸相比相形見絀。 <text:line-break/><text:line-break/>……與英國發明的包括乒乓球在內的無數項運動相比，很難想像在奧運會上有哪怕一項中國運動。我想讓你們知道的是，乒乓球起源於（英國）高級餐桌。 <text:line-break/><text:line-break/>……中國漢字如此復雜，以致於中國人無法生產適合漢字的鍵盤。 <text:line-break/><text:line-break/>……至於中國的軍事力量——硬實力——我們的恐懼恐怕有點過度。雖然中國擁有250萬軍人，但對於一個世界大國來說，只有20枚遠程導彈可以使用，可能只會是一場短暫的煙花表演。” <text:line-break/><text:line-break/>略.... </text:p>
      <text:p text:style-name="P2">陳真   |  2019.07.25 00:25   |   <text:a xlink:type="simple" xlink:href="http://palinfo.habago.org/Entry?Command=Information_PrintForum&amp;iPage=1#FORUM37707"><text:span text:style-name="T1">#</text:span></text:a></text:p>
      <text:p text:style-name="P4">人渣黨吃相之難看是完全沒有尺度的。 <text:line-break/><text:line-break/>這句名言是對的： <text:line-break/><text:line-break/>舊國民黨是拿湯匙吃肉喝湯，很客氣，很害羞，怕人家知道，也怕人家講，還有點羞恥心。但是人渣黨沒跟你在客氣，他不是拿湯匙吃喝，而是呼朋引類、牽親帶戚，大家開怪手來，金山銀山，用怪手挖著吃。 <text:line-break/><text:line-break/>舊國民黨只是國庫通黨庫，黨國不分，但人渣黨卻是國庫直接通內褲，大家拼命撈。 <text:line-break/><text:line-break/>除了腦殘，我沒法想像為什麼會有人去支持這樣一個黨及其同路人？他們每天都在拼經濟，不過卻全是拼自己的經濟。 <text:line-break/><text:line-break/>陳真 2019. 07. 25. <text:line-break/><text:line-break/>============== <text:line-break/>民進黨「寄生華航」？徐弘庭連爆綠營親信大舉卡位佔缺 <text:line-break/><text:line-break/>風傳媒 <text:line-break/><text:line-break/>黃若芝 <text:line-break/><text:line-break/>2019年7月24日 <text:line-break/><text:line-break/>國安局特勤人員走私免稅菸案，成為各界焦點。國民黨台北市議員徐弘庭昨日直指華航和相關企業高層都與民進黨人士有關，今（24）日再點名去年落選的高雄市前議員周玲玟、民進黨前立委陳宗義、郭榮宗、前總統陳水扁同學趙麟等人都在華航和關係企業擔任管理高層。 <text:line-break/><text:line-break/>徐弘庭昨日在臉書上呼籲大家要重視民進黨「寄生華航」的狀況，他指出，資深副總羅雅美曾是前民進黨秘書長邱義仁的親信；負責免稅品的空品部副總邱彰信為民進黨立委邱議瑩的弟弟；華膳空廚董事長葉菊蘭是民進黨國母；主持專機會議的董事長兼總經理謝世謙則是民進黨新潮流派的一員，直呼「民進黨徹徹底底地做到了『寄生華航』」。</text:p>
      <text:p text:style-name="P2">陳真   |  2019.07.24 19:20   |   <text:a xlink:type="simple" xlink:href="http://palinfo.habago.org/Entry?Command=Information_PrintForum&amp;iPage=1#FORUM37706"><text:span text:style-name="T1">#</text:span></text:a></text:p>
      <text:p text:style-name="P3">卡韓政變 (124)：大英帝國的偉大？ <text:line-break/><text:line-break/>陳真 2019. 07. 24. <text:line-break/><text:line-break/><text:line-break/>2003年 3月 20日，美國侵略伊拉克，藉口是海珊擁有大規模毀滅生化武器。事實上，美國之所以敢發動侵略戰爭，不是因為 "懷疑" 伊拉克有大規模毀滅武器，而是 "百分之百確信" 伊拉克根本沒有這些東西，因此，摧毀這個國家將不費吹灰之力。 <text:line-break/><text:line-break/>不到三周的時間，美軍就全面血洗了伊拉克，數萬伊拉克人死亡，而美軍傷亡人數卻僅僅只有個位數，而且不是死於戰火，而是自身發生意外致死。也就是說，這根本不是一場戰爭，而是一場屠殺。 <text:line-break/><text:line-break/>2003年 4 月 9 日那一天，美軍佔領了巴格達，並且自導自演一場完全造假的 "簞食壺漿，以迎王師" 的戲碼，營造伊拉克人歡迎美軍佔領的假象，欺騙世人。你還記得嗎？布希隨即縱容美軍和當地暴民掠奪伊拉克博物館。這是伊拉克最大、世界第11大的博物館，館內因收藏遠古巴比倫時期和中世纪伊斯蘭文物而著名。 <text:line-break/><text:line-break/>你還記得嗎？當伊拉克博物館遭受劫掠與破壞而震驚世人時，布希是怎麼說的？他說，這沒什麼啊，這就是自由的空氣，自由的代價。 <text:line-break/><text:line-break/>據估計，伊拉克博物館大約有17萬件古文物遭到掠奪或破壞，對人類文明構成一場難以彌補的浩劫。但你知道圓明園有多少寶物被搶被毀嗎？2016年三月號的 Oxford Today (今日牛津)，刊登了一篇由一位專門研究博物館相關議題的英國社會學家Tiffany Jenkins 的文章，裏頭提到，中國政府估計大約有150 萬件寶物被搶。注意哦，不是一萬五千件，而是150 萬件。而且，大約有相同數目的寶物被英軍當場破壞與燒毀。 <text:line-break/><text:line-break/>下令放火燒毀圓明園的英國代表 Elgin (額爾金) 曾經表示，就他記憶所及，"當時他所看到的圓明園每個宮殿裏頭，幾乎一半以上的寶物都被打成碎片或搶走"。每個英國士兵口袋全是寶物，而且針對金銀製品行搶，卻把他們主觀上認為不值錢 (但卻可能更有價值) 的圖畫、絲綢、瓷器、雕塑、文件、書籍與手稿等等等，當場打碎或撕毀。最後還動員四千個英國士兵，在園內四處放火燒了三天三夜；先燒圖書館，然後再一一把所有宮殿燒掉，還燒死了三百多位來不及逃走的宮女與太監，火勢延燒長達一個多月。 <text:line-break/><text:line-break/>Tiffany Jenkins 引用了一位英國將領 Garnet Wolseley 的談話，他說，"這些士兵看起來已經瘋了，整個人身心陷入一種瘋狂，一心就是搶搶搶。" <text:line-break/><text:line-break/>搶了這麼多寶物之後，英國方面你知道他們怎麼處理嗎？落入個人口袋的寶物就被賣掉了，還有一些則送進英國的博物館展覽，大張旗鼓，吸引人潮，展覽的主題卻不是 "藝術文物" 展出，而是以 "戰利品" 的方式展出，藉以宣揚大英帝國的偉大。 <text:line-break/><text:line-break/>大家聽懂這個意思嗎？這些自認為高人一等的人渣，毀滅了一個世界奇蹟，破壞、劫掠了大部份文物，當他們拿回去展覽時，並不是欣賞或感動於這些藝術文物的偉大或歷史價值，而是把它拿來當成戰利品，向世人炫耀。 <text:line-break/><text:line-break/>你知道嗎？英國人還從圓明園搶了一隻可愛的哈巴狗，回去獻給英國維多利亞女王。這狗在異國它鄉的溫莎古堡住了11年。英國人還給牠取了個很怪的名字叫 Looty。loot是戰利品的意思，looty 要怎麼翻譯？小戰戰？英國人顯然以姦殺擄掠為榮。 <text:line-break/><text:line-break/>這裏有小戰戰的畫像： <text:line-break/><text:line-break/>https://bit.ly/2HxZqav <text:line-break/><text:line-break/>這位作者說，中國致力於把這些當年被搶走的寶物花錢再買回來，但是對方往往開出不可思議的天價。作者因之期待，希望有一天，能夠如雨果所說，讓這些東西回到飽受劫難的中國手上。但是作者感嘆："可悲的是，可憐的小戰戰顯然是等不到那一天了"。</text:p>
      <text:p text:style-name="P2">Alex Wang   |  2019.07.24 12:50   |   <text:a xlink:type="simple" xlink:href="http://palinfo.habago.org/Entry?Command=Information_PrintForum&amp;iPage=1#FORUM37705"><text:span text:style-name="T1">#</text:span></text:a></text:p>
      <text:p text:style-name="P3">看到黃絲帶的思維邏輯，就能體會到為什麼香港會一直失敗（轉載） <text:line-break/><text:line-break/>https://tinyurl.com/y3rydexv <text:line-break/></text:p>
      <text:p text:style-name="P2">鄭豐遠   |  2019.07.24 06:09   |   <text:a xlink:type="simple" xlink:href="http://palinfo.habago.org/Entry?Command=Information_PrintForum&amp;iPage=1#FORUM37704"><text:span text:style-name="T1">#</text:span></text:a></text:p>
      <text:p text:style-name="P3">我上面說的這些不是回應雨果的信，我說的是現代活著的西方人。對於像雨果或之前留言版提到的羅素，我是由衷感佩的。這一兩年常常想著"移民"回中國，技術上可能相當困難，但至少，至少後半生要多去國內走走，看看各地風土，看看圓明園。</text:p>
      <text:p text:style-name="P2">鄭豐遠   |  2019.07.24 05:57   |   <text:a xlink:type="simple" xlink:href="http://palinfo.habago.org/Entry?Command=Information_PrintForum&amp;iPage=1#FORUM37703"><text:span text:style-name="T1">#</text:span></text:a></text:p>
      <text:p text:style-name="P4">我其實很少，也不太有興趣去談論西方人正面看待中國的那一側，實際上例子還是很多的。我不太有興趣的原因是，中國或中國人不需要西方的同情或所謂認同。我這樣講可能會有人誤會，就說台灣吧，台灣每次只要在國外得了什麼獎或贏了什麼比賽，或是哪家外國公司和台灣公司簽了什麼約，甚至哪個外國人講了台灣幾句好話，就興奮到流汁，彷彿得到皇帝臨幸似的 (如果外國人剛好又幫著台灣罵中國那就更不得了，簡直是英明神武神仙下凡了!)，所謂台灣之光，就是台灣身上沾了西方人的流下來的體液，我是說口水，因此得以閃爍發光。 <text:line-break/><text:line-break/>出國前不太關注這類現象，出國後，就像張維為說的，一出國就愛國，只不過愛的是中國，愛了我就明白，中國不需要這些。中國也許需要我的愛，但不需要西方的口水。一隻大象不會像一條蚯蚓那樣時時刻刻都需要黏液的滋潤。 <text:line-break/><text:line-break/>我是一個重度宅男，原本以為搬來澳洲可以當一個隱士，整天和飛鳥袋鼠蝙蝠相處就好了，但生活卻不允許，基於工作和生活需要，幾乎每天都得和西方人打交道。當別人知道我是 Chinese，有些人會表達他們對中國和中國文化的嚮往，只不過這些表達似乎都有點小聲和心虛，好像深怕別人知道似的。另一種常見的、高高在上的表達是: 我去過中國多少次，我吃過多少中國美食，我和中國公司做過生意，我還有過一個中國女朋友，嗯，所以我是相當瞭解中國文化的，所以，嗯，我懂你的 Acon (Acon 是我的英文名字)。 <text:line-break/><text:line-break/>這就是一般西方人對中國的兩種"正面"態度。身為一個中國人你會怎麼想? 坦白說，I DON'T CARE. <text:line-break/><text:line-break/>我要說的是，如果你清楚認知道你所屬的國家和文化曾遭受對方一兩百年的侵略蹂躪羞辱和歧視，那你如今恐怕也不會輕易接受對方任何一丁點的讚美。 <text:line-break/><text:line-break/>我不知道別人是怎樣，不過我是這樣想的。 <text:line-break/><text:line-break/>即便如此，在我看來有些人的話還是非常值得一聽一看，比如火鍋大王。他說的這些不是為我們這些人準備的 (他講的在我看都是正常人都該有的思維)，而是為那些那腦袋進水、不知道為什麼而反卻反中反個不停的傻逼準備的。你還在整天反中嗎? 不妨多看看他說的，看看會不會讓你神智恢復一點正常。 <text:line-break/><text:line-break/>https://www.youtube.com/watch?v=DQ6qfkB_2wY</text:p>
      <text:p text:style-name="P2">陳真   |  2019.07.23 19:02   |   <text:a xlink:type="simple" xlink:href="http://palinfo.habago.org/Entry?Command=Information_PrintForum&amp;iPage=1#FORUM37702"><text:span text:style-name="T1">#</text:span></text:a></text:p>
      <text:p text:style-name="P3">幾年前，我在圓明園待了一個寧靜的下午。入口處看到一個銅像，看起來像個外國人，原來是雨果，法國寫 "悲慘世界" 和 "鐘樓怪人" 的那個雨果。 <text:line-break/><text:line-break/>https://kknews.cc/culture/o2zvkgq.html <text:line-break/><text:line-break/>中國之所以給他立了個銅像，是因為他曾批評英法聯軍之入侵中國，一路姦殺擄掠，儘情破壞、掠奪與殺戮。底下是雨果當時寫的一封信。翻譯得對不對我沒仔細比對，我逕自修改了一些地方，使之通順。 <text:line-break/><text:line-break/>台灣人已經被洗腦成另一種生物，不但認賊作父，還給敵人當狗，傷害自己人；不但仇視自己的祖先，蔑視其痛苦，甚至聽聞先人被姦殺擄掠一百多年的事實，竟歡欣鼓舞，並期待見到更多的殺戮與羞辱降臨對岸骨肉親人身上。 <text:line-break/><text:line-break/>很多東西，悲傷的，憤怒的，感動的，我的文字能力不足以表達，只能讓它們像個火苗一樣，永不止息地在心裏頭燃燒著。 <text:line-break/><text:line-break/>陳真 2019. 07. 23. <text:line-break/><text:line-break/>============= <text:line-break/>致巴雷特大尉： <text:line-break/><text:line-break/>您徵求我對遠征中國的意見。您認為這次遠征是體面的，出色的。多謝您對我的想法予以重視。在您看來，維多利亞女皇和拿破崙皇帝的聯合艦隊所進行的這次遠征真是無上的榮耀，而且還是法蘭西和英吉利共同分享的一次榮光，因此您很想知道我對英法的這次勝利的看法，那就請往下讀吧： <text:line-break/><text:line-break/>在世界的某個角落，有一個世界奇蹟。這個奇蹟就叫做圓明園。藝術有兩個來源，一是理性，產生了歐洲藝術；一是想像，產生了東方藝術。圓明園在想像藝術中的地位，就如同巴特農神廟在理性藝術中的地位。一個幾乎是超人的民族的想像力所能產生的成就盡在於此。和巴特農神廟不一樣的是，這不是一件稀有的、獨一無二的作品，這是想像力的巨大典範，也惟有豐富的想像力才能辦到。請您想像有一座言語無法形容的建築，某種恍若月宮的建築，這就是圓明園。 <text:line-break/><text:line-break/>請您用大理石，用玉石，用青銅，用瓷器建造一個夢，用雪松做它的屋架，給它上上下下綴滿寶石，披上綢緞，這兒蓋神殿，那兒建後宮，造城樓，裡面放上神像，放上異獸，飾以琉璃，飾以琺瑯，飾以黃金，施以脂粉，並且請那些跟詩人具有同樣想像力的建築師，建造一千零一夜的一千零一個夢，再添上一座座花園，一方方水池，一眼眼噴泉，加上成群的天鵝、朱鷺和孔雀。總而言之，請您假設人類幻想的某種令人眼花繚亂的洞府，其外貌是神廟、是宮殿，其實是一個世間獨一無二的奇蹟，那就是這座名園。 <text:line-break/><text:line-break/>為了創建圓明園，曾經耗費了兩代人的長期勞動。這座大得猶如一座城市的建築物是世世代代的結晶。為誰而建？為了各國人民。因為，歲月創造的一切都是屬於人類的。過去的藝術家、詩人和哲學家都知道圓明園；伏爾泰就談起過圓明園。 <text:line-break/><text:line-break/>人們常說：希臘有巴特農神廟，埃及有金字塔，羅馬有鬥獸場，巴黎有聖母院，而東方有圓明園。沒有親眼看見過它的人，那就儘管在想像中去想像它好了。這是一個令人嘆為觀止的，無與倫比的藝術傑作，在不可名狀的晨曦中依稀可見。宛如在歐洲文明的地平線上瞥見的亞洲文明的剪影。 <text:line-break/><text:line-break/>但是，這個世界奇蹟已經消失了。 <text:line-break/><text:line-break/>有一天，兩個來自歐洲的強盜闖進了圓明園。一個強盜洗劫財物，另一個強盜把它付諸一炬，原來所謂勝利就是進行一場掠奪。得勝之後，便動手行搶，對圓明園進行了大規模的劫掠，贓物由兩個勝利者均分。 <text:line-break/><text:line-break/>我們看到，這整個事件與額爾金的名字有關，這名字又使人不能不憶起巴特農神廟。從前他們對巴特農神廟怎麼幹，現在對圓明園也怎麼幹，不同的只是幹得更徹底，以至於蕩然無存。 <text:line-break/><text:line-break/>我們把歐洲所有大教堂的財寶全部加在一起，也許都還抵不上東方這座了不起的富麗堂皇的博物館。那兒不僅僅有藝術珍品，還有大堆的金銀製品。兩個勝利者進行了一場瘋狂掠奪，一個塞滿了腰包，另一個裝滿了箱篋。他們手挽手，笑嘻嘻地回到歐洲。這就是這兩個強盜的故事。 <text:line-break/><text:line-break/>【額爾金父子是著名的英國殖民主義者。小額爾金曾任英國駐加拿大總督，1860年10月，英法聯軍火燒圓明園的罪魁之一。老額爾金曾任外交官員，參加毀壞希臘雅典巴特農神廟的行動，並掠走該神廟的精美大理石雕像。】 <text:line-break/><text:line-break/>我們歐洲人是文明人，中國人在我們眼中是野蠻人。這就是文明對野蠻所幹的事情。 <text:line-break/><text:line-break/>將受到歷史制裁的這兩個強盜，一個叫法蘭西，另一個叫英吉利。不過，我要抗議，感謝您給了我這樣一個抗議的機會。統治者的罪行並不是被統治者的過錯；政府有時會是強盜，而人民永遠也不會是強盜。 <text:line-break/><text:line-break/>法蘭西帝國侵吞了一半寶物，現在，她居然無恥到這樣的地步，還以所有者的身份把圓明園的這些美侖美奐的古代文物拿出來公開展覽。我相信，總有這樣的一天——這一天，解放了的、而且把身上的污穢洗刷乾淨了的法蘭西，將會把自己的贓物交還給被劫奪的中國，而他們才是真正的物主。 <text:line-break/><text:line-break/>如今，我姑且如此見證：這次搶掠，就是由這兩名掠奪者所幹的。 <text:line-break/><text:line-break/>閣下，您現在總算知道了我對這次軍事遠征中國的事情是有充分的認識的。 <text:line-break/><text:line-break/>維克多·雨果 <text:line-break/><text:line-break/>1861年11月25日 <text:line-break/><text:line-break/>（原載1962年3月29日《光明日報》，程代熙譯）</text:p>
      <text:p text:style-name="P2">陳真   |  2019.07.23 17:10   |   <text:a xlink:type="simple" xlink:href="http://palinfo.habago.org/Entry?Command=Information_PrintForum&amp;iPage=1#FORUM37701"><text:span text:style-name="T1">#</text:span></text:a></text:p>
      <text:p text:style-name="P4">早上又遇到阿扁，毫無例外，他一樣邊走邊忙著滑手機。一般在早上七點多到八點多這段期間，就很容易遇到他。你只要在那個時間裏，坐在明誠四路和美術東二路交叉路口那個麥當勞喝杯咖啡，大概就能看到阿扁神采奕奕地滑著手機出現在眼前的馬路口。 <text:line-break/><text:line-break/>要特赦就特赦，何必瞎掰一堆病？什麼身心症，什麼政治治療，胡說八道一通，這些御醫真的很離譜，睜眼說瞎話；如果這樣就能保外就醫，那麼台灣根本不需要監獄，所有犯人都應保外就醫。 <text:line-break/><text:line-break/>如果吳淑珍那樣叫做 "命在旦夕"，不應受審，那麼全台灣至少有兩千三百萬人命在旦夕。 <text:line-break/><text:line-break/>如果陳致中那樣的重罪依然可以逍遙法外，法律至今持續裝睡中，那我們還需要法律做什麼？一般人若是犯那樣的一堆洗錢重罪，老早收押禁見，恐怕得關到死了。 <text:line-break/><text:line-break/>台灣老是以什麼民主為傲。民主的內涵之一就是法治，以法統治，誰都不例外。但是台灣的法律卻像統治者的奴才那樣，很乖，很聽話；過去掛藍旗，現在掛綠旗；一樣的法律，一樣的憲法，作法大不同，工具本質則始終如一。而且，衙門八字開，有理無錢莫進來。有錢有勢者，大案小辦或慢慢慢慢慢慢辦，慢到天長地久仍無下文，小案則根本不辦；至於沒錢沒勢者，一點小案子都很有可能坐穿牢底。 <text:line-break/><text:line-break/>若真要依法論法，我敢說，紅白藍綠黃橙紫，不管哪一種顏色，百分之九十九的政治人物或其文人走狗們，都應該抓去坐牢或槍斃。 <text:line-break/><text:line-break/>最近有個病人，五十多歲，精神病患，低收入戶，個性溫和畏縮，說要去坐牢，卻特地前來告別，怕此生再無見面之日；告別的感覺就像永別。問他關多久，他說十年。我很訝異，問他犯了什麼大案子？他說竊盜。問他偷了什麼？無非就是在賣場或超商偷雨傘、飲料、清潔劑、肥皂與食物等等小東西。可是，竊盜怎麼要關這麼久？他說一罪一罰。 <text:line-break/><text:line-break/>這些 "小事"，無關時勢大局，人們看不上眼，心裏也不會為它挪出一點空間，但它真的是小事嗎？ <text:line-break/><text:line-break/>早上看到這段影片，一隻小狗： <text:line-break/><text:line-break/>https://bit.ly/2xskbOc <text:line-break/><text:line-break/>我向來自稱救狗大英雄。狗若會寫字，說不定會把我寫進牠們的歷史之中或給我立個銅像。姑且不說一隻一隻地救，救了很多狗；20多年前，據說我還救了一整個台灣的流浪狗免於一場出於人為瞎掰什麼狂犬病的大屠殺。當然，相較於市井小民的生與死，貓狗之事恐怕又更細小了，但世上之所謂大者，難道不就是為了細微至小？</text:p>
      <text:p text:style-name="P2">鄭豐遠   |  2019.07.23 16:20   |   <text:a xlink:type="simple" xlink:href="http://palinfo.habago.org/Entry?Command=Information_PrintForum&amp;iPage=1#FORUM37700"><text:span text:style-name="T1">#</text:span></text:a></text:p>
      <text:p text:style-name="P3">范光棣老師的"如何閉西方人的大嘴"寫得很好，我實在很難想像怎麼會有人在蹂躪羞辱了一個國家一兩百年後，還好意思在對方好不容易從灰燼中重生，進而對世界和平及貧困作出如此巨大貢獻後還對其指手劃腳、抹黑打壓顛覆樣樣來，不感到可恥嗎? 我要是西方人，恐怕這一輩子都會抬不起頭來。 <text:line-break/><text:line-break/>我更難想像同是華人，怎麼會有人甘為西方鷹犬，整天嘲諷辱罵敵視自己所屬的民族和文化，實在是太敗德太可恥了，這不是漢奸，什麼才是漢奸? 香港人和台灣人實在應該好好檢討自己，學著好好做個人，別在日後歷史上留下萬惡臭名。</text:p>
      <text:p text:style-name="P2">陳真   |  2019.07.23 09:29   |   <text:a xlink:type="simple" xlink:href="http://palinfo.habago.org/Entry?Command=Information_PrintForum&amp;iPage=1#FORUM37699"><text:span text:style-name="T1">#</text:span></text:a></text:p>
      <text:p text:style-name="P3">謝謝洋洋，不用刪啊，什麼史都沒問題。 <text:line-break/><text:line-break/></text:p>
      <text:p text:style-name="P2">洋洋   |  2019.07.23 00:46   |   <text:a xlink:type="simple" xlink:href="http://palinfo.habago.org/Entry?Command=Information_PrintForum&amp;iPage=1#FORUM37698"><text:span text:style-name="T1">#</text:span></text:a></text:p>
      <text:p text:style-name="P3">想想野史實在不大恭敬，小史或許好些。畫蛇添足有點肉麻，還是請陳醫師刪掉清爽 <text:line-break/><text:line-break/>前面就留著 <text:line-break/><text:line-break/>1984年10月3日，鄧小平會見港澳同胞國慶觀禮團時談話紀錄 <text:line-break/><text:line-break/>鄧小平： <text:line-break/>... <text:line-break/></text:p>
      <text:p text:style-name="P2">洋洋   |  2019.07.23 00:03   |   <text:a xlink:type="simple" xlink:href="http://palinfo.habago.org/Entry?Command=Information_PrintForum&amp;iPage=1#FORUM37697"><text:span text:style-name="T1">#</text:span></text:a></text:p>
      <text:p text:style-name="P4">巴勒網像一部野史，沿著時間的河留下許多珍稀、零散的腳印。 <text:line-break/>這篇1984年10月3日，鄧小平會見港澳同胞國慶觀禮團時談話紀錄，穿越時空隨著香港這場反中風暴，飄落巴勒河岸。 <text:line-break/><text:line-break/><text:line-break/>鄧小平： <text:line-break/><text:line-break/>你們這麼多人回來觀禮，我非常高興，我看香港一定有希望。這次回來觀禮的，各行各業各界人士都有，各種不同政治觀點的人也都來了。這說明大家都讚成中國恢復對香港行使主權，贊成中英兩國政府所達成的協議的內容。這就是說，我們有了一個共同的大前提，一個共同的目標，就是愛祖國，愛香港，在今後十三年和十三年以後保持香港的繁榮和穩定。大家共同努力，這個目標肯定可以實現。一九九七年以後，在座的六七十歲的人，那時精力就差些了，但在座的有很多年輕人，年輕人有優勢。就我個人來說，我願意活到一九九七年，親眼看到中國對香港恢復行使主權。 <text:line-break/><text:line-break/>現在有些人就是擔心我們這些人不在了，政策會變。感謝大家對我們這些老頭子的信任。今天我要告訴大家，我們的政策不會變，誰也變不了。因為這些政策見效、對頭，人民都擁護。既然是人民擁護，誰要變人民就會反對。聯合聲明確定的內容肯定是不會變的。我們中央政府、中共中央即使在過去的動亂年代，在國際上說話也是算數的。講信義是我們民族的傳統，不是我們這一代才有的。這也體現出我們古老大國的風度，泱泱大國嘛。作為一個大國有自己的尊嚴，有自己遵循的準則。我們在協議中說五十年不變，就是五十年不變。我們這一代不會變，下一代也不會變。到了五十年以後，大陸發展起來了，那時還會小里小氣地處理這些問題嗎？所以不要擔心變，變不了。再說變也並不都是壞事，有的變是好事，問題是變什麼。中國收回香港不就是一種變嗎？所以不要籠統地說怕變。如果有什麼要變，一定是變得更好，更有利於香港的繁榮和發展，而不會損害香港人的利益。這種變是值得大家歡迎的。如果有人說什麼都不變，你們不要相信。我們總不能講香港資本主義制度下的所有方式都是完美無缺的吧？即使資本主義發達國家之間相互比較起來也各有優缺點。把香港引導到更健康的方面，不也是變嗎？向這樣的方面發展變化，香港人是會歡迎的，香港人自己會要求變，這是確定無疑的。我們也在變。最大的不變是社會主義制度不變，而“一國兩制”就是大變，農村政策就是大變。過幾天我們要開中央全會，討論城市改革，城市改革也是變，是翻天覆地的變化。問題是變好還是變壞。不要拒絕變，拒絕變化就不能進步。這是個思想方法問題。 <text:line-break/><text:line-break/><text:line-break/>再一個是有些人擔心干預。不能籠統地擔心干預，有些干預是必要的。要看這些干預是有利於香港人的利益，有利於香港的繁榮和穩定，還是損害香港人的利益，損害香港的繁榮和穩定。現在看起來，香港從現在到一九九七年會有秩序地度過十三年，十三年之後，會有秩序地度過五十年。這我是有信心的。但切不要以為沒有破壞力量。這種破壞力量可能來自這個方面，也可能來自那個方面。如果發生動亂，中央政府就要加以乾預。由亂變治，這樣的干預應該歡迎還是應該拒絕？應該歡迎。所以事物都要加以具體分析。我還講過十三年的過渡時期參與的問題，參與也是一種干預，當然這個參與不是北京方面參與，而是香港人參與，中央政府支持香港人參與。不能設想，到了一九九七年六月三十日，一夜之間換一套人馬。如果那樣，新班子換上來，什麼都不熟悉，不就會造成動亂嗎？即使不造成動亂，也會造成混亂。在過渡時期後半段的六七年內，要由各行各業推荐一批年輕能幹的人參與香港政府的管理，甚至包括金融方面。不參與不行，不參與不熟悉情況。在參與過程中，就有機會發現、選擇人才，以便於管理一九九七年以後的香港。參與者的條件只有一個，就是愛國者，也就是愛祖國、愛香港的人。一九九七年後在香港執政的人還是搞資本主義制度，但他們不做損害祖國利益的事，也不做損害香港同胞利益的事。所以不能籠統地反對參與，也不能籠統地反對乾預。港人治港不會變。由香港人推選出來管理香港的人，由中央政府委任，而不是由北京派出。選擇這種人，左翼的當然要有，盡量少些，也要有點右的人，最好多選些中間的人。這樣，各方面人的心情會舒暢一些。處理這些問題，中央政府從大處著眼，不會拘泥於小節。 <text:line-break/><text:line-break/>一個是怕變，一個是怕干預，還怕什麼？有人說怕亂。亂就得乾預，不只中央政府要干預，香港人也要干預。總會有人搗亂的，但決不要使他們成氣候。 <text:line-break/><text:line-break/>我跟英國人談的時候，也講了在過渡時期希望不要出現的幾個問題。一個是英資帶頭往外撤，一個是港幣發生大的波動。如果儲備金用盡，港幣貶值，就會發生動亂。過渡時期我們不過問儲備金行嗎？還有一個土地問題，如果把土地賣光用於行政開支，把負擔轉嫁給一九九七年以後的香港政府，不干預行嗎？我給英國人講了五條，他們表示願意採取合作的態度。 <text:line-break/><text:line-break/>我講過中國有權在香港駐軍。我說，除了在香港駐軍外，中國還有什麼能夠體現對香港行使主權呢？在香港駐軍還有一個作用，可以防止動亂。那些想搞動亂的人，知道香港有中國軍隊，他就要考慮。即使有了動亂，也能及時解決。 <text:line-break/><text:line-break/>對於中英聯合聲明，我們不僅相信我們自己會遵守，也相信英國人會遵守，更相信香港同胞會遵守。但是應該想到，總會有些人不打算徹底執行。某種動亂的因素，搗亂的因素，不安定的因素，是會有的。老實說，這樣的因素不會來自北京，卻不能排除存在於香港內部，也不能排除來自某種國際力量。國際上對聯合聲明反應還是好的。要說變，人們議論的總是北京方面政策會不會變，沒有想到其他方面會不會發生變。只要香港同胞團結起來，選擇好的政治人物來管理香港，就不怕變，就可以防止亂。即使發生亂，也不會大，也容易解決。 <text:line-break/><text:line-break/>一九九七年以後，台灣在香港的機構仍然可以存在，他們可以宣傳“三民主義”，也可以罵共產黨，我們不怕他們罵，共產黨是罵不倒的。但是在行動上要注意不能在香港製造混亂，不能搞“兩個中國”。他們都是中國人，我們相信，他們會站在我們民族的立場，維護民族的大局，民族的尊嚴。在這樣的基礎上，進行他們的活動，進行他們的宣傳，在香港這種情況下是允許的。 <text:line-break/><text:line-break/>總之，協議簽訂後會遇到很多新情況。我們過去講過，要了解新情況，解決新問題，這就是新情況、新問題。坦率地講，將來會出現什麼問題，我們也不清楚，但問題出現了我們會合情合理地處理。上面講的這些意見，請大家回去後，向香港各行各業五百萬人做點解釋工作。 <text:line-break/><text:line-break/>我希望港澳同胞多到全國各地走一走，看看國家的面貌，看看國家的變化。我們不是有個口號叫“中華民族大團結萬歲”嗎？只要站在民族的立場上，維護民族的大局，不管抱什麼政治觀點，包括罵共產黨的人，都要大團結。希望香港同胞團結一致，共同努力，維護香港的繁榮和穩定，為一九九七年政權順利移交作出貢獻。</text:p>
      <text:p text:style-name="P2">鄭豐遠   |  2019.07.22 21:01   |   <text:a xlink:type="simple" xlink:href="http://palinfo.habago.org/Entry?Command=Information_PrintForum&amp;iPage=1#FORUM37696"><text:span text:style-name="T1">#</text:span></text:a></text:p>
      <text:p text:style-name="P3">西方愈打壓愈抹黑愈搞亂，只愈證明了一件事，那就是中國是個了不起的國家和文明，了不起到惡人看了都害怕。電影"真實的勇氣"開場第一句台詞是"惡人即使不去追他，他也會自己逃跑"，若要形容西方，不妨這樣說: "惡人即使不和他作對，他也會整天想盡辦法打壓抹黑迫害你"。</text:p>
      <text:p text:style-name="P2">鄭豐遠   |  2019.07.22 20:52   |   <text:a xlink:type="simple" xlink:href="http://palinfo.habago.org/Entry?Command=Information_PrintForum&amp;iPage=1#FORUM37695"><text:span text:style-name="T1">#</text:span></text:a></text:p>
      <text:p text:style-name="P4">從 Youtube 對許多中國用戶以及替中國發聲的西方用戶的種種無端栽贓扣帽、對用戶權限及訂閱數、瀏覽人次等關乎用戶生存的數字的惡意篡改和打壓，你就可以知道西方媒體的一種基本用心和品性。媒體如此，個人層次也不遑多讓，我來到西方的第一年，很快就清楚感受到西方人的傲慢和偏見，這是在過去活在台灣所不曾真正明白的。那些對洋文化洋人胡亂崇拜一氣的，何不實際出國看看? 住個三五個月，保證你會見識到西方的真面目 (當然我不是說所有西方人都這樣)。 <text:line-break/><text:line-break/>不過所謂開眼界，只是針對那些有點獨立思考能力的人，出國其實就是一面照妖鏡，一個東方人到了西方 (反之亦然)，過了不久就會現出原形，心中的妖魔鬼怪全都出籠了，無一例外。一個人是傲慢還是自卑，是善良還是卑鄙，你把他丟到國外活個三五個月就知道了。 <text:line-break/><text:line-break/>火鍋大王是個聰明正直的人，他有關中國的影片全都值得一看。</text:p>
      <text:p text:style-name="P2">洋洋   |  2019.07.22 20:46   |   <text:a xlink:type="simple" xlink:href="http://palinfo.habago.org/Entry?Command=Information_PrintForum&amp;iPage=1#FORUM37694"><text:span text:style-name="T1">#</text:span></text:a></text:p>
      <text:p text:style-name="P3">BBC街头妄谈香港“暴力”，现场被怼：假新闻 <text:line-break/>https://youtu.be/90JCCYEzAVk <text:line-break/><text:line-break/>天色漸晚，集會臨近尾聲，英國廣播公司（BBC）記者斯蒂芬•麥克唐奈（Stephen McDonell）在香港街頭進行電視直播。期間，他提及有“港獨”組織成員同日因藏有爆炸品而被捕，並聲稱“香港的危機可能會由此進入一個更加暴力的階段”。 <text:line-break/><text:line-break/>接著說，今天（20日）集會的規模“和那些‘民主陣營’集會沒得比”，只有“數千人（thousands of people）”。 <text:line-break/><text:line-break/>就在麥克唐奈拋出上述言論之際，幾名手持標語的集會者上前打斷直播，並對他展示手中的標語，上面寫着“警隊加油！香港加油！”、“守護香港，停一停，諗一諗”。 <text:line-break/><text:line-break/>起初，麥克唐奈還微笑着對觀眾 “介紹”起這幾名集會者，“他們非常熱心，他們在這裡舉着標語……” <text:line-break/><text:line-break/>讓他沒有料到的是，其中一名女士（下稱：集會女士）直言，“你說的並不是事實！香港有着非常熱愛和平的民眾。” <text:line-break/><text:line-break/>“我並沒有說他們不和平。” 麥克唐奈試圖解釋，並對着鏡頭稱，“這群人中似乎有種‘反媒體（anti-media）’的情緒。” <text:line-break/><text:line-break/>集會女士隨即回應道，“才不是‘反媒體’，單純只是反對你們這種媒體。你們是假新聞，假新聞。” <text:line-break/><text:line-break/>“我們說的話里沒有半點摻假，對不起，我只是在講述今天發生在這裡的事。” 麥克唐奈繼續辯稱。 <text:line-break/><text:line-break/>面對集會女士“你們不講真話”的抨擊，麥克唐奈似乎綳不住了，於是抓住她的肩膀，讓她“快速地”對着鏡頭解釋，他剛才說的話有什麼問題。 <text:line-break/><text:line-break/>“（你說的）不是真的，不是完整的事實。你說香港會有更多的暴力，這是不對的。” 集會女士指出。</text:p>
      <text:p text:style-name="P2">陳真   |  2019.07.22 17:59   |   <text:a xlink:type="simple" xlink:href="http://palinfo.habago.org/Entry?Command=Information_PrintForum&amp;iPage=1#FORUM37693"><text:span text:style-name="T1">#</text:span></text:a></text:p>
      <text:p text:style-name="P4">謝謝老羊 <text:line-break/><text:line-break/>看不出火鍋大王講的那些話哪裡有爭議。這年頭，事實性的東西被說成假新聞，宛如空谷跫音；而造謠抹黑卻反而成為 "事實"，每天如雷貫耳，洗腦洗不停。</text:p>
      <text:p text:style-name="P2">陳真   |  2019.07.22 16:46   |   <text:a xlink:type="simple" xlink:href="http://palinfo.habago.org/Entry?Command=Information_PrintForum&amp;iPage=1#FORUM37692"><text:span text:style-name="T1">#</text:span></text:a></text:p>
      <text:p text:style-name="P3">如何閉西方人的大嘴 <text:line-break/><text:line-break/>范光棣 <text:line-break/><text:line-break/>2019. 07. 22. <text:line-break/><text:line-break/>最近看到西方國家對中國的人權及香港說三道四，真不要臉，使人噁心。我建議中國外交部不要只在被動反駁，而要主動出擊。我主張向八國聯軍組成國發公文： <text:line-break/><text:line-break/>第一，要求它们为侵略中国道歉。 <text:line-break/><text:line-break/>第二，要求對人民的死傷賠償。 <text:line-break/><text:line-break/>第三，对財產的破坯尤其火燒圓明園賠償。 <text:line-break/><text:line-break/>第四，還我賠償他们的金銀。 <text:line-break/><text:line-break/>第五，還我他们抢去的、现在在他们博物馆的宝贝。 <text:line-break/><text:line-break/>在下來向他們每次侵略算總帳，从鸦片战争开始，要求英国為強迫中國人吸鴉片煙所造成的危害賠償，要求戰争對中國的破壞賠償，要求香港150年佔據的租金，對其他國家侵略過中國的一個一個算帳，每年發給他們公文，一直到至少他們把博物館的寶貝還給我們為止。</text:p>
      <text:p text:style-name="P2">老羊   |  2019.07.22 12:03   |   <text:a xlink:type="simple" xlink:href="http://palinfo.habago.org/Entry?Command=Information_PrintForum&amp;iPage=1#FORUM37691"><text:span text:style-name="T1">#</text:span></text:a></text:p>
      <text:p text:style-name="P4">「有黃絲帶的大律師主動在港大的論壇上鼓吹暴力是決絕方案。」 <text:line-break/><text:line-break/>呵呵，「暴力是解決方案」這話可不是只有他們可以說；這幫人不是腦殘還有誰是。 <text:line-break/><text:line-break/>回陳真兄：標題前的紅色大叉表示這個視頻無論多少人看，作者都不會有廣告收入，也就是 demonetized。根據油管的規則，如果一篇視頻的內容「爭議性」過高，油管有權停止該視頻的廣告收益。</text:p>
      <text:p text:style-name="P2">Alex Wang   |  2019.07.22 10:39   |   <text:a xlink:type="simple" xlink:href="http://palinfo.habago.org/Entry?Command=Information_PrintForum&amp;iPage=1#FORUM37690"><text:span text:style-name="T1">#</text:span></text:a></text:p>
      <text:p text:style-name="P3">今天算是見識到了香港最高學府港大學生的水準了。 <text:line-break/><text:line-break/>HKU服務40+年的老校工要用普通話說兩句，一直被學生噓。 <text:line-break/><text:line-break/>https://tinyurl.com/yy36hqkg <text:line-break/><text:line-break/>有黃絲帶的大律師主動在港大的論壇上鼓吹暴力是決絕方案。 <text:line-break/><text:line-break/>I am mentioning about this so as to demonstrate at the point that VIOLENCE may sometime be THE solution to a problem. (applause and cheers from HKU students) <text:line-break/><text:line-break/>https://tinyurl.com/yydlqt4r <text:line-break/><text:line-break/>獨立思考能力真是一個奢侈品。</text:p>
      <text:p text:style-name="P2">陳真   |  2019.07.22 09:34   |   <text:a xlink:type="simple" xlink:href="http://palinfo.habago.org/Entry?Command=Information_PrintForum&amp;iPage=1#FORUM37689"><text:span text:style-name="T1">#</text:span></text:a></text:p>
      <text:p text:style-name="P4">謝謝張貼，火鍋大王講得很好，強烈推薦： <text:line-break/><text:line-break/>https://youtu.be/vWHZf3F-R8k <text:line-break/><text:line-break/>如果中國政府不是民主政府，那我不知道世界上還有哪個國家是民主政府。 <text:line-break/><text:line-break/>另外，請教一下，這視頻標題前打了一個大叉叉是什麼意思？</text:p>
      <text:p text:style-name="P2">洋洋   |  2019.07.22 08:17   |   <text:a xlink:type="simple" xlink:href="http://palinfo.habago.org/Entry?Command=Information_PrintForum&amp;iPage=1#FORUM37688"><text:span text:style-name="T1">#</text:span></text:a></text:p>
      <text:p text:style-name="P3">幾個小時前火鍋大王上傳油管，談起BBC的假新聞。 <text:line-break/>Hong Kong! BBC Supports Anti-Democracy Protests!? <text:line-break/>https://youtu.be/vWHZf3F-R8k <text:line-break/><text:line-break/>這是對民主的諷刺嗎 ? 火鍋大王在油管的影片都被打叉DEMONETIZED，也就是說無法得到正常的廣告收益。 <text:line-break/><text:line-break/><text:line-break/>德國之聲與美國之音的立場一貫反華。 <text:line-break/>1、三峽大壩要崩潰就是德國之聲傳出來的假新聞。 <text:line-break/>2、 2008年8月4日，北京奧運會開幕前四天，時任德國之聲中文部副主任的張丹紅受邀參加德國電視二台一訪談話節目時，宣稱中共在過去的幾十年中成功「使四億人脫貧」，說明「中國共產黨比世界上任何一支政治力量在實踐人權宣言第三條方面的貢獻都要大」。此前的7月24日，張丹紅在德國電視二台節目中談到西藏時表示，中共「為保護西藏文化做了很多事情」等。德國《焦點》雜誌稱張丹紅「向中國共產黨獻媚」，表示張違反「德國之聲」的宗旨，張丹紅因這兩次的「不實」言論停職。 </text:p>
      <text:p text:style-name="P2">陳真   |  2019.07.22 02:42   |   <text:a xlink:type="simple" xlink:href="http://palinfo.habago.org/Entry?Command=Information_PrintForum&amp;iPage=2#FORUM37687"><text:span text:style-name="T1">#</text:span></text:a></text:p>
      <text:p text:style-name="P3">卡韓政變 (121)：我們又不是蚯蚓 <text:line-break/><text:line-break/>陳真 2019. 07. 22. <text:line-break/><text:line-break/><text:line-break/>小時候有嚴重閱讀障礙，每個字看起來不是一個字，而是一堆奇怪的線條組合，眼前總是一片混沌。所謂讀書讀書，得把字一個一個慢慢大聲 "讀" 出來才能懂，也就是先把視覺轉為聽覺，然後我的大腦好像才能理解字的意思。"讀書" 於是變成一件很口渴的事，因為得大聲讀個不停。 <text:line-break/><text:line-break/>不過，閱讀雖有障礙，記憶力卻超乎尋常，平均 "讀"過三次之後，我就能一字不漏地把一篇一千字的文章整個背下來。 <text:line-break/><text:line-break/>後來，閱讀障礙慢慢就不再是障礙了，讀書可以默念在心，不用大聲念出來。後來，連默念也不用了，我可以一眼看一頁，就像影印機那樣，不需聽覺，連視覺都由點而線而面，就像看一幅畫那樣，一整頁瞬間就印在腦子裏。小學時曾經經過現場驗證，一分鐘可以閱讀一萬三千多字，而且理解力是百分之百。 <text:line-break/><text:line-break/>我後來發現，閱讀的關鍵除了理解力本身的良莠之外，似乎也在於一項能力，那就是專注。如果你可以做到非常非常非常非常專注，像老僧入定那樣，像鎖定一粒原子那般專注，你彷彿就可以迅速理解一整個東西，而非僅僅只是一些片段字句的緩慢累積。 <text:line-break/><text:line-break/>念高中時，我跑到台北念書，已過世的大哥是陽明醫學系的學生，曾跟我同住一房。他常開玩笑說他很擔心如果房裏發生火災，我很可能都還不知道要逃走，因為太專心了。 <text:line-break/><text:line-break/>我剛剛花了一秒鐘看了你們貼的周錫瑋訪談稿： <text:line-break/><text:line-break/>https://bit.ly/2M4Cpy2 <text:line-break/><text:line-break/>讀後不意外，但也很無奈，什麼人權與中華民國的，實在很無聊；甚至還說什麼不惜跟祖國打一仗。那不是腦殘嗎？ <text:line-break/><text:line-break/>如果眼前有人跑來要傷害你或你的家人或朋友，你一定會反抗，這無可厚非，但如果哪一天真的兩岸發生戰爭，當飛彈來襲，最好的方法有二，一是躲起來，一是集結反戰，要求和談，勿傷無辜。怎麼可能還真的打仗？兩岸骨肉相殘，恰恰是美國和日本一心最想要看到的局面。 <text:line-break/><text:line-break/>你看，CIA在台組織（台灣之 "民主基金會"）這兩天還發佈什麼碗糕民調，說 57%的台灣人願意和大陸打仗。你信嗎？你周遭的人十個之中有六個願意戰死沙場？有可能嗎？我連一個也沒遇過。這類帶風向的假民調一大堆，全都是這類懷著邪惡心機的組織或西方智庫所發布，甚至我還看過七成以上的台灣人願意拼死一戰的所謂民調。更誇張的是，不斷發布假研究說什麼台灣很可能會打贏大陸，呼籲台灣人要勇敢和大陸作戰。 <text:line-break/><text:line-break/>菲律賓的杜特蒂雖然作風頗有爭議，但他在大方向是對的。比方說他最近呼籲美國人趕緊和中國打仗，他說，要打你們去打，叫美國人不要老是想把菲律賓人當成誘餌去挑釁中國。杜特蒂說：菲律賓人又不是蚯蚓。 <text:line-break/><text:line-break/>難道台灣人看不清這一點嗎？看不清美、日就是存心要把我們當蚯蚓、當成人肉炸彈去傷害祖國嗎？這個事實，是理解島內政治的一個基本認識；如果你無法清楚認識到這一點，你就不可能對兩岸政治與中美政治做出最起碼的適當理解與評價。</text:p>
      <text:p text:style-name="P2">洋洋   |  2019.07.21 19:03   |   <text:a xlink:type="simple" xlink:href="http://palinfo.habago.org/Entry?Command=Information_PrintForum&amp;iPage=2#FORUM37686"><text:span text:style-name="T1">#</text:span></text:a></text:p>
      <text:p text:style-name="P4">任先生多次強調美方限制對華為不至於致命，也不會影響到華為未來發展，至多2、3年華為"該補的洞"即可完成，並表示華為不重要，談判中不要談到華為。 <text:line-break/><text:line-break/>感動，任先生的意思我明白，他不願華為成為貿易戰的籌碼、國家的負擔，華為不需要國家幫助，願意自己承擔。 <text:line-break/>' <text:line-break/>任正非：特朗普对我们一无所知 拒绝华为是美国落后的开始 <text:line-break/><text:line-break/>2019-07-21 观察者网 <text:line-break/><text:line-break/>华为创始人兼总裁任正非近日在接受Yahoo财经专访 <text:line-break/><text:line-break/><text:line-break/>Yahoo财经7月21日发布了部分采访实录，任正非说：“即使美国公司不再为我们提供设备，我们的生产都不会停下来，是一天都不会！相反，我们会提高产量。对华为而言，这根本没有任何威胁。” <text:line-break/><text:line-break/><text:line-break/>在5月16日，美国采取了一些令人惊讶的举措，其将华为列入所谓的“实体名单”，禁止这家深圳公司与任何美国公司开展业务。 <text:line-break/><text:line-break/>华为除了是世界上最大的智能手机制造商之外，还销售电信设备。 <text:line-break/><text:line-break/>在特朗普将华为列入“实体名单”之后，英特尔和高通不能向华为出售芯片组，而谷歌的Android系统也无法为华为的智能手机提供任何更新。 <text:line-break/><text:line-break/>在接受采访时，任正非承认最初公司没有为列入“实体名单”作好准备。据华为的高级管理层表示，由于对操作系统更新的担忧，华为的智能手机在禁令发出后的首两周，于个别市场的销售下跌了40%。 <text:line-break/><text:line-break/>然而，经过审核，任正非表示，华为完全有能力摆脱对美国核心产品的依赖，他们并决定削减对美国一些非核心产品的依赖。 <text:line-break/><text:line-break/>在禁令发出一个月后，特朗普在日本G20峰会上与中国领导人会晤后，对华为的态度有所缓和。任正非表示之后美国的中小企开始向华为发货。 <text:line-break/><text:line-break/><text:line-break/>“特朗普在G20峰会上发表的言论对华为没有产生实质性影响，”任正非告诉Yahoo财经。“绝大多数不太重要的部件供应已然恢复。但是美国仍未就关键部件的供应作出任何决定。” <text:line-break/><text:line-break/><text:line-break/>美国政府关注华为的另一个核心是5G网络技术。据华为公司称，华为的5G技术是自给自足的，这意味着它不会受到任何美国行为的影响。“产品愈先进，我们面临的风险就愈小”任正非说。 <text:line-break/><text:line-break/><text:line-break/>华为美国子公司裁员，原订6亿美元投资计划取消 <text:line-break/>任正非还首次确认了Futurewei裁员，华为原订在今年向这家总部位于美国的研发子公司投资6亿美元。但是受到“实体名单”的影响，Futurewei不能将任何研发成果发送给华为，而Futurewei的员工也不能与华为的员工进行任何联系。 <text:line-break/><text:line-break/>“这使我们很难管理这家公司并与他们合作，”任正非说。“现在我们无法进一步投资，因为我们不能与Futurewei员工接触。我们的下一步是什么？这将取决于美国政府的方向。” <text:line-break/><text:line-break/>“特朗普对我们一无所知” <text:line-break/><text:line-break/>长期以来，华为的设备一直被美国立法者视为“威胁国家安全”，但是特朗普政府以不寻常的方式瞄准了该公司，不仅限制其在美国的业务，还试图说服其盟友加入战团，孤立这家中国公司。 <text:line-break/><text:line-break/>对任正非来说，美国这样做是为了遏制华为的先进技术。而一直有追踪特朗普帖文的任正非表示，自1月美国司法部提起刑事指控，指该科技巨头窃取了商业机密，并违反美国对伊朗的制裁后，特朗普的立场发生了变化。 <text:line-break/><text:line-break/><text:line-break/>“美国是一个法治国家，法律问题竟允许谈判处理？法律问题应该在法庭上解决，对吧？”他说。 <text:line-break/><text:line-break/>自从华为财务总监孟晩舟于去年11月在加拿大被捕，华为已多次对美国政府提起诉讼。然而，任正非不相信华为对美国构成安全威胁，“我们在美国没有任何联系网络，我们也不打算在那里出售我们的5G产品，”他说。“特朗普对我们一无所知，他希望将华为作为讨价还价的筹码，但中国似乎不会买它的账，对吧？” <text:line-break/><text:line-break/>华为多次否认与中国政府和军方有任何关系，表示不会向政府寻求协助。 <text:line-break/><text:line-break/>“如果我们介入（中美谈判），中国政府将不得不为我们作出让步。中国为什么要为华为作出让步呢？”任正非说。“华为没有犯任何罪行，为什么要拯救我们？” <text:line-break/><text:line-break/>“华为远远领先于美国同侪” <text:line-break/><text:line-break/>任正非在与Yahoo财经交谈时对美国表示赞扬，并讲述了美国的企业家精神如何激励他创立自己的公司。在长达1小时的采访中，他重申对美国法律制度的信任，并希望能解决华为在法庭上面临的问题。 <text:line-break/><text:line-break/>尽管如此，他相信华为在一些新技术和5G等关键领域领先美国的同行。 <text:line-break/><text:line-break/>“虽然美国非常强大，它们仍未发展出所有的技术，所以才会通过一些微不足道的问题来挑剔我们，”任正非说。“我们的光学芯片是全世界最先进的。我们在许多地方，没有美国供货商都可以生存，只是我们不想这样。” <text:line-break/><text:line-break/>在过去20年，华为一直象征着中国科技的进步，公司的发展与政府主张在关键的技术领域做到自给自足的目标一致。现在，它在5G领域占据主导地位，拥有50多份商业合同，是一众主要设备制造商中最多的。但是基于所谓“国家安全”问题，美国的营运商现在只与Nokia等公司合作。 <text:line-break/><text:line-break/>任正非表示，物联网（IoT）的未来涉及超级计算机、超级大规模的储存和超快速的连接。他认为美国对华为的禁令，会令美国失去发展5G的优势。 <text:line-break/><text:line-break/>“即使拥有超级计算机和超大容量的连接，美国仍可能大落后，因为他们没有超快的连接技术，”任正非说。“拒绝华为是美国落后的开始。”</text:p>
      <text:p text:style-name="P2">林瑞   |  2019.07.21 15:14   |   <text:a xlink:type="simple" xlink:href="http://palinfo.habago.org/Entry?Command=Information_PrintForum&amp;iPage=2#FORUM37685"><text:span text:style-name="T1">#</text:span></text:a></text:p>
      <text:p text:style-name="P3">嗯嗯，其實作爲一個大陸人，看周的説話，覺得是比較可笑的，都什麽年代了，國民黨居然還覺得自己能影響共產黨能影響大陸，誰信呢？連完全不懂兩岸事務的外國人也不信吧？唉。這個黨永遠活在自己的階級圈子裏。永遠不懂反思不懂改正甚至連團結都不懂。一百年了，還沒被掃入歷史的塵埃裏，也不容易。 <text:line-break/><text:line-break/>説起階級，大陸人是受過階級教育的，階級劃分是常識。（但在臺灣，應該是個貶義詞吧？我不太瞭解）就説韓國瑜勝選，對於我來説，就是因爲韓國瑜獲得了廣大的工農階級的支持。這些中下階層的人們，在階級上本就永遠不可能和國民黨這些工商買辦混在一起的。只是韓國瑜讓他們覺得這是自己人，或是懂自己的人，才會撇去藍綠，單純的支持一個人。不過韓囯瑜真能改變什麽嗎？他的階級屬性，決定了他同樣會受制於他背後的利益集團。也就聊勝於無吧。 <text:line-break/><text:line-break/>説起來也是蠻諷刺的，我也曾接觸過高雄的支持民進黨的漁民。我覺得骨子裏，他們應該都是共產黨的天然支持者。只不過在臺灣這個地方，錯亂了時空，民進黨變成他們除去國民黨外的唯一選擇。 <text:line-break/><text:line-break/>但我仍然認爲，再來十個韓囯瑜也救不了國民黨，國民黨不倒，臺灣真的不會好。民進黨獨裁最好了，只有這樣臺灣人民才能認清事實。不再用“我可以用選票來教訓他”的説法來欺騙自己。不是嗎？停滯了二十年，有誰出來負責了嗎？沒有，最後反而怪自己民主素質還不夠，不能選出讓臺灣更好的領導人。我的天，這套洗腦大法太好用了，假如被一個黨强奸，起碼你會反抗，但是被兩個黨輪奸，你就舒服了。</text:p>
      <text:p text:style-name="P2">李念淨   |  2019.07.21 14:18   |   <text:a xlink:type="simple" xlink:href="http://palinfo.habago.org/Entry?Command=Information_PrintForum&amp;iPage=2#FORUM37684"><text:span text:style-name="T1">#</text:span></text:a></text:p>
      <text:p text:style-name="P4">喔，我說的是周頗有江的風範啦，用字不清很抱歉。 <text:line-break/>這個Tim Sebastian跟Mike Wallace實在也差太多了 <text:line-break/>查了一下好像還是西敏公學的英國菁英 <text:line-break/>可是他對台灣的現況完全無知，事前看起來也沒做什麼功課 <text:line-break/>那個神態實在是太誇張了 </text:p>
      <text:p text:style-name="P2">林瑞   |  2019.07.21 14:11   |   <text:a xlink:type="simple" xlink:href="http://palinfo.habago.org/Entry?Command=Information_PrintForum&amp;iPage=2#FORUM37683"><text:span text:style-name="T1">#</text:span></text:a></text:p>
      <text:p text:style-name="P3">這位Tim Sebastian哪裏是采訪，他只是在質問甚至攻擊和他不同意見的人而已。最多最多，這算是一種辯論，而不是采訪。如果把這樣的訪談拿來和江澤民那次訪談相比，不説江澤民，起碼是侮辱了華萊士吧？ <text:line-break/><text:line-break/>不過也許臺灣和大陸的文化確實不一樣，大家對於記者和采訪的定義也不一樣。臺灣覺得媒體人有明顯的政治立場，并且在節目裏火力全開是正常的。但是大陸人認爲媒體人應該是客觀的，敘事應該以事實爲主，而不是立場和情緒。 <text:line-break/><text:line-break/>下面是Tim Sebastian就反送中“采訪”香港前任大律師公會主席前民主派議員湯家驊的片段。對比看看，一邊是陳詞濫調毫無根據妄加指責，一邊是客觀理性擺事實説道理。 <text:line-break/><text:line-break/>https://www.youtube.com/watch?v=zC3_PsAeSUU&amp;;t=726s</text:p>
      <text:p text:style-name="P2">李念淨   |  2019.07.21 11:37   |   <text:a xlink:type="simple" xlink:href="http://palinfo.habago.org/Entry?Command=Information_PrintForum&amp;iPage=2#FORUM37682"><text:span text:style-name="T1">#</text:span></text:a></text:p>
      <text:p text:style-name="P4">https://bit.ly/2M4Cpy2 <text:line-break/><text:line-break/>以下有（被篩選過）的採訪翻譯 <text:line-break/>這個記者Tim Sebastian態度相當神氣</text:p>
      <text:p text:style-name="P2">李念淨   |  2019.07.21 10:32   |   <text:a xlink:type="simple" xlink:href="http://palinfo.habago.org/Entry?Command=Information_PrintForum&amp;iPage=2#FORUM37681"><text:span text:style-name="T1">#</text:span></text:a></text:p>
      <text:p text:style-name="P3">周錫瑋之前接受德國之聲的專訪 <text:line-break/><text:line-break/>聽說表現很好，主流傳媒越跳腳就代表越成功，可惜的是全篇中文字幕的影片好像還沒出來？有沒有人可以放個連結之類的？ <text:line-break/><text:line-break/>這是周本人事後的評點 <text:line-break/>https://youtu.be/Ipj0C6sjBQk <text:line-break/><text:line-break/>頗有20年前江澤民接受華萊士訪問的風範 <text:line-break/>https://youtu.be/p4lVvVcraHM</text:p>
      <text:p text:style-name="P2">鄭豐遠   |  2019.07.20 21:21   |   <text:a xlink:type="simple" xlink:href="http://palinfo.habago.org/Entry?Command=Information_PrintForum&amp;iPage=2#FORUM37680"><text:span text:style-name="T1">#</text:span></text:a></text:p>
      <text:p text:style-name="P4">這位大叔令人佩服! 台灣人該醒了，孩子該回家了，別一錯再錯，葬送兩千三百萬人的未來。 <text:line-break/><text:line-break/>https://www.youtube.com/watch?v=MSM1_mWlfHQ <text:line-break/>【這不是歷史04】讓台灣出一個中國國家主席！</text:p>
      <text:p text:style-name="P2">葉小慧   |  2019.07.20 19:20   |   <text:a xlink:type="simple" xlink:href="http://palinfo.habago.org/Entry?Command=Information_PrintForum&amp;iPage=2#FORUM37679"><text:span text:style-name="T1">#</text:span></text:a></text:p>
      <text:p text:style-name="P3">修亮姐引的是犇報的社評，我縮網址與轉貼內文如下： <text:line-break/><text:line-break/>https://bit.ly/2JFgVWK <text:line-break/><text:line-break/>---- <text:line-break/><text:line-break/>【犇報社評】「國安五法」，民主的陽光照射不到的地方 <text:line-break/><text:line-break/>By / 2019-07-16 12:17:25 / 犇報社評 <text:line-break/><text:line-break/>摘要：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line-break/><text:line-break/>xxx7月15日，台灣政治受難人到白色恐怖紀念碑抗議民進黨政府重返戒嚴，圖為對向總統府的抗議手舉牌。（圖／陳立君） <text:line-break/><text:line-break/>隨著2020 年二合一選舉的時日逼近，許多在解嚴前參與過，或見證過黨外民主運動和社會改革運動的中生代，心中總有一口沈甸甸的塊壘，吞不下去，也吐不出來。看到解嚴後台灣的民主政治才短短的32年就沈淪若斯，年少時所堅持的價值逐一剝落，剩下的只是黨派利益的競逐，而禁錮人民思想與心靈自由的蛇籠拒馬還在，只不過，解嚴前是用「反共國家安全」將人民圈禁起來，現在是用「反共國家安全」將人民的利益排斥在外。在這個連科學都可以被收買的「相對主義」時代，道理不再依靠真理，而是政治同儕的黨同伐異，只要在立法院掌握多數，「朕即國家、朕即民主、朕即民意…」。 <text:line-break/><text:line-break/>當地時間7月12日，蔡英文過境紐約以「民主轉型的故事」為主旨在哥倫比亞大學誇誇其談台灣的「民主奇蹟」，並將之歸功於「人民的意志，以及對更美好未來的願景」，卻臉不紅氣不喘的要與世界分享她用「國安五法」和「中共代理人法」來恐嚇台灣人民，羅織政敵罪狀的經驗，說是要在「國家安全和言論自由間求取平衡」。她指控「獨裁政府企圖利用民主社會的新聞自由，在我們之間挑撥對立，要讓我們懷疑我們的政治制度，好讓我們對民主失落信心。」並聲稱，當獨裁勢力伸入我們的日常生活，「你開始審查自己的言論和想法，不再和朋友討論時事，因為害怕被竊聽，大部分時間都提心吊膽的前瞻後顧，根本無法好好面對未來。」 <text:line-break/><text:line-break/>她似乎忘記了自己才是執政者，掌控著實行「國家暴力」所有的權力和工具，台灣人民只能用輿論和選票來「監督妳」，無法用竊聽和審訊來「監控妳」。讓人民對民主制度失去信心的是用「民主、法治」的程序全面壓制反對黨，清理政治上的異議人士，逐步侵蝕人民思想與言論自由的獨裁，絕不會是新聞自由。無怪乎，就連向來形象溫吞的馬英九，都罕見地以極其嚴厲的口吻指出：「蔡政府以『國家安全』為名，強行通過修正『國安五法』，加重刑責超過戒嚴時期，以政治操作箝制言論自由與人權，還加碼下會期要完成所謂中共代理人的修法，難道思想犯又要在台灣借屍還魂，這種麥卡錫主義復辟的綠色恐怖令人毛骨悚然。」這正是今天發生在台灣的故事，為了捍衛「民主」，我們正在限縮人民思想與言論自由，連網路的虛擬空間都不放過。 <text:line-break/><text:line-break/>近日來，民進黨當局不顧輿論的反對，強行通過「國安法」及「刑法外患罪」的修正案，以司法作為工具來遂行阻絕兩岸正常交流、交往的政治目的，讓台灣人民再度壟罩在白色恐怖的陰影之下。所謂「國安五法」包括今年5月7日三讀的「刑法部分條文修正案」及「國家機密保護法部分條文修正案」、5月31日三讀的「兩岸條例增訂第五條之三修正案」、6月19日三讀的「國家安全」法部分條文修正案」，以及7月4日通過的「兩岸條例部分條文修正案」。 <text:line-break/><text:line-break/>xxx林燿呈代表台灣地區政治受難人互助會宣讀抗議聲明。（圖／史學敏） <text:line-break/><text:line-break/>「國家機密保護法」修法，除了規定退離職涉密人員須至少管制出境三年、最多可延至六年外，也明定若洩密予中國等敵國，將可處三年以上、十年以下有期徒刑，洩漏絕對機密可加重二分之一，在戰時洩密更可處以死刑；「國家安全法」修法，將網路空間納入「國安範疇」，國安機關得以查處網路攻擊案件，也大幅提高「為敵發展組織罪」刑責，明定為中共發展組織者可處七年以上有期徒刑、一億元以下罰金，軍公教人員涉入「共諜」案，將喪失月退俸請領權利，已支領者也應追繳；「兩岸條例」修法，明定政務副首長或少將以上人員退休後，不可參與中國相關政治活動，有妨害國家尊嚴行為者最重可剝奪月退俸、領一次退者最高處一千萬元罰鍰。此前，還通過增訂第五條之三條文，明定兩岸簽署政治協議時，必須在協商前及簽署後交由國會「雙審議」，且最後必須經「全國性公民投票」通過才可生效，大幅提高雙方談判門檻。 <text:line-break/><text:line-break/>特別是，將「刑法外患罪章」全部適用於大陸、香港與澳門地區，更是公然地推行「漸進式法理台獨」。依據此法104條規定「通謀外國或其派遣之人，意圖使中華民國領域屬於該國或他國者，處死刑或無期徒刑。預備或陰謀犯第一項之罪者，處三年以上十年以下有期徒刑。」如此一來，非但「中華民國憲法」與「兩岸人民關係條例」所定義的，屬於一個主權國家內部的「大陸地區」，從此成為「敵國外患」，台灣民間組織或政黨人士意圖推動一國兩制方案的民主協商，或者僅僅是主張「台灣是中國的一部分」、公開支持兩岸和平統一，就可能面臨「外患罪」的處罰。這是嚴重侵犯人民的政治主張及言論思想自由，「反共國家安全」成為民進黨兩岸政策失能最後的遮羞布。 <text:line-break/><text:line-break/>更有甚者，民進黨擬於立法院下個會期修訂兩岸人民關係條例，通過匪夷所思的「中共代理人法」。據報導，此法預定規範「禁止台灣人民、法人、團體或其他機構為中共黨政軍機關（構）、相關團體或其派遣人之代理人，危害國家安全或社會安定。禁止與中共黨或其代理人從事危害國安之政治宣傳，或接受其指示或委託而為之；以及出席或參加其所舉辦或與其共同舉辦之會議，發表危害國安之決議、共同聲明或相應聲明，違者可處3年以下有期徒刑、500萬元以下罰金。」如此一來，非但包含「海峽論壇」、「國共論壇」、「雙城論壇」以及「紫金山企業家峰會」在內的兩岸民間交流將遭到全面的戕斷，在野統派人士也將成為台獨勢力重點狙擊和清理的對象。 <text:line-break/><text:line-break/>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text:line-break/><text:line-break/>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p>
      <text:p text:style-name="P2">王修亮   |  2019.07.20 12:20   |   <text:a xlink:type="simple" xlink:href="http://palinfo.habago.org/Entry?Command=Information_PrintForum&amp;iPage=2#FORUM37678"><text:span text:style-name="T1">#</text:span></text:a></text:p>
      <text:p text:style-name="P4">最近一直看到這個威權復辟的消息，非常憤怒，只是我不擅長說清楚。正好今天小慧貼出這篇報導，借用了。 <text:line-break/><text:line-break/>我不喜歡說甚麼多行不義必自斃，從歷史來看，行義的人都比行不義的人都死得早死得快，天地不仁，險詐者從來都能舒適的竊據高位，這是無可奈何的事情。不必奢求甚麼公平報應。 <text:line-break/><text:line-break/>這批人此時能抱美國狗腿吃香喝辣，轉頭欺壓自己的人民，將自己的人民當工具玩弄。等到改朝換代，終究仍是他們爭相去抱新的大腿，他們私下也必然已經安排好諸般接觸，爭相諂媚求官，繼續坐在同一個位置玩弄人民。 <text:line-break/><text:line-break/>最無恥的人最怕死，看看那樣的車，那樣的拒馬，那樣的出巡保安陣仗。也最險惡，做得出自己口口聲聲辱罵的事情。 <text:line-break/><text:line-break/>我無法認同，只能秉持自己的信念說話做事。 <text:line-break/><text:line-break/>對於這樣的政府還不知道警惕痛恨，我們活該如此。 <text:line-break/><text:line-break/>http://chaiwanbenpost.net/article/%E3%80%90%E7%8A%87%E5%A0%B1%E7%A4%BE%E8%A9%95%E3%80%91%E3%80%8C%E5%9C%8B%E5%AE%89%E4%BA%94%E6%B3%95%E3%80%8D%EF%BC%8C%E6%B0%91%E4%B8%BB%E7%9A%84%E9%99%BD%E5%85%89%E7%85%A7%E5%B0%84%E4%B8%8D%E5%88%B0%E7%9A%84%E5%9C%B0%E6%96%B9/734?fbclid=IwAR3JD88OEraiHqKqEeMiPJJXrdbd9Gw3wxZ4topEDWYd785qkb3Wbbm4-To</text:p>
      <text:p text:style-name="P2">洋洋   |  2019.07.19 11:05   |   <text:a xlink:type="simple" xlink:href="http://palinfo.habago.org/Entry?Command=Information_PrintForum&amp;iPage=2#FORUM37677"><text:span text:style-name="T1">#</text:span></text:a></text:p>
      <text:p text:style-name="P3">冯韵娴：我24岁经历过的生死边缘，正是西方人说的阿拉伯之春 <text:line-break/>https://youtu.be/c8qbXBybBZw <text:line-break/></text:p>
      <text:p text:style-name="P2">孫從輔   |  2019.07.19 04:18   |   <text:a xlink:type="simple" xlink:href="http://palinfo.habago.org/Entry?Command=Information_PrintForum&amp;iPage=3#FORUM37676"><text:span text:style-name="T1">#</text:span></text:a></text:p>
      <text:p text:style-name="P3">我看了BBC進新疆教培中心採訪的影片，裡面的人身體健康無虞，但在自由上的確受到許多限制，我相信在精神上也會受到強烈(甚至過於粗暴)的對待，不過絕不是和西方媒體報導的那樣慘絕人寰。我認為讓媒體去看看是好事，讓聯合國的人去看看是好事，有更多像陳真醫生那種善意的批評是好事。中共政府摸著石頭過河，邊做邊解決問題的能力很強。我相信在國際的"過度"監督下，新疆的問題會愈來愈少。 至於那些對新疆長治久安毫無興趣，只想打擊中國政府的扭曲批評，不用理會。</text:p>
      <text:p text:style-name="P2">陳真   |  2019.07.18 16:22   |   <text:a xlink:type="simple" xlink:href="http://palinfo.habago.org/Entry?Command=Information_PrintForum&amp;iPage=3#FORUM37674"><text:span text:style-name="T1">#</text:span></text:a></text:p>
      <text:p text:style-name="P4">卡韓政變 (120)：英國人的榮耀？ <text:line-break/><text:line-break/>陳真 2019. 07. 18. <text:line-break/><text:line-break/><text:line-break/>前言 <text:line-break/><text:line-break/>剛剛看到昨天台灣的各家媒體歡欣鼓舞地報導說，英國 "金融時報" 指出："國台辦直接控制台媒 (指中國時報)，吹捧特定候選人(指韓國瑜)。" <text:line-break/><text:line-break/>過去半年來，從美聯社到紐約時報，從CNN到金融時報，同時還包括無數的所謂智庫，西方主流傳聲筒一面倒地企圖以抹紅以及指控反民主反自由來妖魔化韓國瑜；從這樣一種前所未見的境外勢力紛紛 "公然" 介入島內選舉，你就可以明白這場選舉意味著什麼，意味著韓國瑜及韓流的出現超越了西方既有的掌控，意味著這不僅僅是一場島內選舉，更是中美或中西勢力的消長。 <text:line-break/><text:line-break/>韓國瑜並不親中，他只是不仇中。但在島內氛圍及西方人眼裏，只要不仇中、不反華，就是敵人，簡單講就是這樣。 <text:line-break/><text:line-break/>我實在很厭倦反覆批評什麼民主自由這類無恥低能的鳥話。這類鳥話謊言之齷齪如此明顯，難道你真的還看不出來？政治現實中，你似乎只能一直呼喚 "腦殘們" 醒一醒喔，然後不斷講些最基本的東西給他聽，就像在教幼兒園那樣。 <text:line-break/><text:line-break/>2019.07.05. 我寫了底下這段話，我接著再多寫一些。 <text:line-break/><text:line-break/>英國政府最近一再公開對祖國警告嗆聲說："不可對香港人不民主哦，否則我就不客氣了！" 講得好像英國人是香港人的守護神似的。我聽了，腦袋轟轟作響，真不敢相信我的眼睛。 <text:line-break/><text:line-break/>先說結論 <text:line-break/><text:line-break/>大家只要記得這個結論就行： <text:line-break/><text:line-break/>如果祖國對待香港人有任何不好或不民主、不自由之處，假若嚴重程度是 1，那麼，英國政府對待香港或西藏或印度等等等等的不民主與不自由乃至殘酷不人道，嚴重程度就是1000000000000....趨近於無限。 <text:line-break/><text:line-break/>為何趨近於無限呢？因為一般狀況下之所謂不民主、不自由，總是還把對方當成是一個跟自己一樣的人類，但是英國人卻不是這樣想；他在血統上把人種分高低，白人至上，特別是英國人更是至高無上，而其他有色人種則是所謂 "未開化的野蠻人"，甚至只是一種介於人和猿猴之間的動物。 <text:line-break/><text:line-break/>極端狀況下，英國人甚至認為自己是神，而華人、印度人與西藏人等等所謂有色人種，則是一種必須在當 "牠們" 看到神 (即英國人或西方人) 出現時只准在地上爬、而且可以被任意毆打與羞辱的 "動物"。 <text:line-break/><text:line-break/>神與 "動物" 自然是完全無法相提並論的兩種位階。神難道會覺得自己侵犯了人權或哪裏做得不民主不自由嗎？當然不會。神只會覺得不管自己怎麼做都是對的，神聖的，偉大的，慈悲的。 <text:line-break/><text:line-break/>我並沒有誇大，事實就是如此，至少不久之前的過去仍是如此。如果說過去和現在稍微有所改變與收斂，那也不是因為在心態上英國人痛改了前非、認清了自己的醜陋，而只是因為在現實力量上再也無法把別人當成低等生物那樣任意屠殺與虐待。不過，雖然傷人力有未逮，但西方人心態上依舊自覺高人一等，只是不敢再像過去那樣公開說自己是神，或說自己是高貴人種。 <text:line-break/><text:line-break/>花園裏的一場大屠殺 <text:line-break/><text:line-break/>英國人把自己當神有很多例子可循。比方說，各位看過 "甘地" 這部電影吧，裏頭提到一場大屠殺，電影演得很含蓄，輕描淡寫，事實上卻極為血腥而毫無人性。那是英國殖民印度時發生在 Jallianwala Bagh (札連瓦拉花園) 的一場殺戮，史稱 Amritsar Massacre (阿姆利則大屠殺)。 <text:line-break/><text:line-break/>那是一個和平集會，抗議原因是英國通過一項法案叫做 Rowlatt Act (羅拉特法案)；根據該法案，英國官方有權逮捕任何可疑的印度人，並且無須任何審判與罪名，也不用通知家屬，便可直接囚禁入獄兩年。參加這項抗議的人其實並不多，主要是當天剛好也是錫克教的一個傳統宗教節慶日，參加慶典的人很多，有些婦女小孩也都興高采烈來到公園參加慶典；兩個完全不同的活動，恰好在同一地點舉行。 <text:line-break/><text:line-break/>英國向來禁止印度人集會。別說什麼民主，英國人根本不把你當人看。於是，英國派駐印度的 "軍事總司令" 戴爾將軍 (Reginald Dyer) ，馬上就帶領軍隊前來大開殺戒，而且是毫無預警地開火。不但毫無預警，而且屠殺之前竟然還先把花園廣場的主要出口堵住，讓群眾根本無處可逃，旋即展開大屠殺。根據調查報告記載，從戴爾將軍帶隊抵達現場到全面開火屠殺，竟然短短不到30秒鐘。 <text:line-break/><text:line-break/>而且，就如電影所說，打光了一千多發子彈之後才停止，前後殺了十分鐘，估計殺死近千人，幾乎等於是一顆子彈一條人命，存心就是要你的命，完全不把你當人看；而且，就像人們所說的 "朝著水桶射魚" (shooting fish in a barrel)，先把群眾關在一個密閉空間中，然後好整以暇地逐一瞄準，射擊取樂。 <text:line-break/><text:line-break/>我在其它一些文章中也曾提過，美國侵略伊拉克和阿富汗，美軍幾次涉及數千人的大屠殺，也是採用這樣一種 "朝著水桶射魚" 的模式。射完之後，不管死的活的，用推土機就地集體掩埋，形成一個個亂葬崗與萬人塚。 <text:line-break/><text:line-break/>話說當公園的主要出口被堵住後，群眾就往其它四個十分狹窄的對外通道逃命，群眾擠成一團，戴爾將軍竟當場要求士兵瞄準那些擠在出口處企圖逃走的人；不拘男女老幼，一概射殺。 <text:line-break/><text:line-break/>這園區裏頭有一口井： <text:line-break/><text:line-break/>https://bit.ly/2XWuS6C <text:line-break/><text:line-break/>屠殺當下，群眾無路可逃，為了躲避子彈，就拼命往井裏頭跳，溺死了很多人，事後清出了一百二十多具屍體。 <text:line-break/><text:line-break/>戴爾將軍屠殺完畢後便帶隊離去，並隨即發布宵禁命令，不准民眾協助就醫，任由無數傷者留在現場痛苦地死去，其中包括婦女與小孩。<text:line-break/><text:line-break/>這裏有一些相關畫作： <text:line-break/><text:line-break/>https://bit.ly/30CzRLw <text:line-break/><text:line-break/>https://nyti.ms/2V4q0jk <text:line-break/><text:line-break/>事後，引起印度人極大反彈，印度各地紛紛傳出抗議事件，甘地也因此躍上政治舞台，帶領印度人反抗英國統治。英國政府一方面動用飛機槍炮繼續血腥鎮壓，一方面假裝究責，成立所謂調查小組（Disorders Inquiry Committee）。因為調查小組主席叫做亨特，俗稱為「亨特委員會」（Hunter Commission），留下許多答辯記錄。 <text:line-break/><text:line-break/>相關文件顯示，戴爾絲毫不認為自己有錯，甚至表明自己只是動用了 "最小的武力"。英國上議院公開表揚他是個英雄，戴爾將軍的駐印度首長 Michael O'Dwyer 也稱讚這次屠殺是一次 "正確的行動"，一般英國老百姓及許多英國名人更是把他視為英國之光，認為他 "捍衛了英國人的榮耀"。 <text:line-break/><text:line-break/>聽起來很荒謬，但我沒瞎掰，我所講的每一句話都有各種來源的根據，相關文獻資料與書籍非常多。比方說，去年 (2018年) 剛出版的一本書 "India in the 21st Century: What Everyone Needs to Know"，還有一本2015年版的 "劍橋系列叢書"，關於帝國主義與後殖民研究" 之 "Subverting Empire: Deviance and Disorder in the British Colonial World"，裏頭就有許多相關資料： <text:line-break/><text:line-break/>https://urlzs.com/s2ER9 <text:line-break/><text:line-break/>更令人髮指的是：戴爾將軍的答辯錄裏頭如此記載：當調查小組詢問戴爾為何要堵住出口然後再進行屠殺時，戴爾回答說："那是因為我的這項軍事行動並不是要驅散群眾集會，而是為了給不遵守集會禁令的印度人一點懲罰"；好讓他們學會服從與尊敬，服從英國法律，尊敬尊貴的英國男女。 <text:line-break/><text:line-break/>有些資料寫說戴爾將軍是用機槍掃射群眾，其實不對，是用步槍，不是機關槍；倘若用的是機關槍，恐怕就不只死一千人，因為當天主要都是來參加宗教節慶的民眾，包括一些婦女和小孩，大約有兩萬人在現場。但是，戴爾之所以沒有用機關槍掃射，並不是因為他很慈悲 (他確實覺得自己很慈悲，因為殺太少了)，而是因為那天他派來了幾輛佈署機關槍的軍車，準備大開殺戒，卻因車子體積太大，開不進去，於是只好臨時改由幾十名士兵攜帶步槍進場屠殺，直到把所有子彈全部打光才罷手。 <text:line-break/><text:line-break/>甘地是個言語溫和的人，但他卻經常用 "惡魔" 一詞來形容英國人的心態與作為。 <text:line-break/><text:line-break/>英國人的榮耀 <text:line-break/><text:line-break/>問題是：為何如此慘絕人寰泯滅人性的一場大屠殺，現場指揮屠殺的軍事將領，卻成為英國人所推崇的 "國家英雄"、說他 "捍衛了英國人的榮耀"？倫敦大學歷史系教授 Kim Wagner 寫的一篇書評或許回答了這個問題： <text:line-break/><text:line-break/>https://reviews.history.ac.uk/review/1224 <text:line-break/><text:line-break/>這篇書評，針對倫敦大學國防研究系教授 Nick Lloyd 在2011年出版的一本新書 "The Amritsar Massacre: The Untold Story of One Fateful Day"。如 Wanger 所說，這書重新定義了這場大屠殺，把責任推給被屠殺的印度民眾，指稱他們一旦來到集會現場便是一種違反集會禁令的犯罪行為，並且懷著一種不願服從英國統治的犯罪心態。在該書作者的描述中，凡是反抗英國統治者無非就等同於罪犯，因此罪有應得。作者並稱頌戒嚴令的頒布旨在教導印度人明白 "忠誠與榮耀" 的重要性，並指稱據以任意逮捕印度人、無罪囚禁可長達兩年的羅拉特法案，乃是為了保護印度人，而印度人卻對此不知感恩云云。 <text:line-break/><text:line-break/>Wanger教授以 "白種人的負擔" 來形容這樣一種唯我獨尊的種族優越感及帝國主義心態。簡單說就是白種人好辛苦好高貴哦，每天到處姦殺擄掠、擴張帝國版圖，為的就是要幫助有色人種這些低等生物，結果反而還被責怪，甚至因此害戴爾將軍被迫提早退休，真是很無辜，於是當然就會被西方同胞們視為 "國家英雄"，因為他 "捍衛了英國人的榮耀"。 <text:line-break/><text:line-break/>2013年2月，英國首相卡麥隆造訪慘案現場，表達遺憾。今年四月，英國首相梅伊對此一屠殺事件發表了一篇又是 "感到遺憾" 的官方聲明，但英國官方至今始終拒絕道歉。 <text:line-break/><text:line-break/>爬行命令 <text:line-break/><text:line-break/>另外，必須一提的是：阿姆利則大屠殺發生的前兩天，還發生了另一個事件。有位英國女傳教士當街無故遭到一群印度人的毆打與騷擾，後來被另一群印度人救出來。戴爾將軍知道此事後，就簽署了一道命令，也就是惡名昭彰的 "爬行命令" (crawling order)，規定每個印度人在通過這位英國女傳教士被毆打的街道時，必須五體投地像昆蟲那樣緩緩爬行，雙手雙膝和腹部都必須接觸地面，磕頭跪爬。 <text:line-break/><text:line-break/>這是收藏在倫敦 "陸軍博物館" 的一張當年 "爬行命令" 的現場檔案照片： <text:line-break/><text:line-break/>https://bit.ly/2JT7GBk <text:line-break/><text:line-break/>面對調查小組成員的質問，戴爾將軍說： <text:line-break/><text:line-break/>"印度人在他們的神面前，總是把臉貼在地上，跪地爬行。我想讓他們知道，任何一位英國女士，就如同印度教的神明一樣神聖，因此，印度人當然也必須在她的面前爬行。" <text:line-break/><text:line-break/>調查員接著問，"可是，人們每天都得經過那條街去市場買菜、購物啊"，意思是說，你怎麼可以叫印度人每天這樣爬進爬出呢？戴爾將軍回答說： <text:line-break/><text:line-break/>"如果他們是人，怎麼會 (面對神明時) 把臉貼在地上這樣爬？他們住在一整排相連的平頂房子裏，像人類一樣在屋頂走路。" <text:line-break/><text:line-break/>我覺得這回答有點怪，聽不太懂，於是剛剛請教了英國史專家李教授，學姊一開始以為我是在講 "寄生上流"，後來說： <text:line-break/><text:line-break/>"英國在十九世紀就充滿了富人住上層、窮人則地底求生的這種意象的文學或文化論述，H. G. Wells 的 'The Time Machine' 就是這樣。H. G. Wells 的父母是工人階級，住的就是像電影 '寄生上流' 一樣的地下室，每天從通氣窗看著地面上的人穿著靴子走來走去。我都懷疑這電影是熟悉英國文學的人所編劇。" <text:line-break/><text:line-break/>聽完學姊的解釋，我想，戴爾將軍的意思似乎是說：印度人不是人，他們只是一種應該在地上爬的動物，但他們有時候卻跑到地面上來，學人類那樣走路。 <text:line-break/><text:line-break/>戴爾將軍另外還簽署了其它一些荒唐的法令，比方說授權英國警察可以逕行公開鞭打印度人而不需要任何理由。 <text:line-break/><text:line-break/>罄竹難書 <text:line-break/><text:line-break/>也許有人會說，戴爾只是一個奇葩特例。事實不然。戴爾反映的是西方人幾百年來的普遍心態，而非特例。當然，戴爾的罪行，如果跟當時的英國首相邱吉爾之反人道戰爭罪行及種族歧視之荒唐作為相比，那真是完全沒法比了。比方說，早在希特勒之前，邱吉爾就鼓吹戰爭必須優先屠殺小孩和婦女，必須先轟炸平民社區再炸軍事設施，甚至鼓吹用毒氣把野蠻人即有色人種全殺光。他在擔任英國首相時，在日記裏頭這麼寫的： <text:line-break/><text:line-break/>"I cannot understand this squeamishness about the use of gas....I am strongly in favour of using poisoned gas against uncivilised tribes," (我始終不明白，使用毒氣有什麼好大驚小怪？...我強烈主張用毒氣來對付那些未開化的野蠻人。) <text:line-break/><text:line-break/>邱吉爾還把人種排高低，信仰基督教的白人至高無上，贏過信仰天主教的白人，至於其它有色人種也有排名，印度人似乎還比亞洲人高一級，而非洲人則墊後。邱吉爾曾經對巴勒斯坦皇家委員會 ( Palestine Royal Commission) 悍然表示，他從不覺得美國或澳洲白人殺害印第安人或黑人等等等有什麼不對。他說，這只是讓高級優秀人種做他該做的事，如此而已。(原文是這樣說的： "I do not admit for instance, that a great wrong has been done to the Red Indians of America or the black people of Australia. I do not admit that a wrong has been done to these people by the fact that a stronger race, a higher-grade race, a more worldly wise race to put it that way, has come in and taken their place.") <text:line-break/><text:line-break/>1943年，印度發生饑荒，當時仍是英國殖民地，邱吉爾不但不賑災，反而把更多糧食送走，拿去做為英軍儲糧，導致三百萬人餓死。邱吉爾不但不覺得這樣做很沒有人性，反而怪罪印度人生太多小孩，嘲笑印度人 "像兔子那樣很會生" ("breed like rabbits")。 <text:line-break/><text:line-break/>我可以繼續一直寫下去，寫來滿紙污穢，罄竹難書，根本寫不完。 <text:line-break/><text:line-break/>人們爭相當漢奸 <text:line-break/><text:line-break/>各位知道我對新疆的所謂 "再教育營" 是相當不滿的，因為，我認為在政策執行上應該更文明點。中共高層很好，在我看來是一個跡近完美的政府，但大陸地方政府卻良莠不齊，甚至相當野蠻。但是，當我看到西方各國不斷拿新疆這事大作文章時，我就無言了。x它媽的這能比嗎？中共如果有什麼地方沒做好，跟西方人的血腥殘暴能比嗎？就如同我這文章開頭所說，那不僅僅是1跟100000000....的差別，更是1和無限之落差。 <text:line-break/><text:line-break/>然而，血腥殘暴的一方，卻居然每天扮演可愛的民主小天使，扮演自由的守護神，每天指控相對十分良善而且對世界和平與人類福祉做出巨大貢獻的一方。任何人，除非腦子進水，要不就是良心被狗吃了，否則他怎麼可能會在一善一惡落差如此巨大的狀況下，卻選擇了邪惡的一方？更令人難以原諒的是居然當起漢奸，為了私利，幫助敵人來傷害自己的同胞。 <text:line-break/><text:line-break/>英國國家廣播電台(BBC) 報導，過去香港的所謂 "佔中" 或什麼 "雨傘革命"，並不是單純的民間即興事件，而是由西方境外勢力協助策畫長達兩年的反中行動。這次的 "反送中" 當然也一樣，每個事件其實都是由CIA一手主導。我通常不太想引用這類報導，因為往往太過於輕描淡寫，講得好像只是一種 "協助" 或 "幫忙訓練" 如何製造動亂以打擊中國。但事實上，這不是什麼協助，而是一手策畫，而且不是一朝一夕，而是幾十年來的情治滲透與把持，把香港當成西方殖民地，如入無人之境，儼然另一個政府。 <text:line-break/><text:line-break/>台灣當然就更不用說了，阿扁已經說得夠清楚。他說，台灣真正的統治者是 "美國在台軍政府"；所謂總統，只是聽命辦事，是一種執行角色，連美國在台協會 (AIT) 的一個小官員都比不上。這也是為什麼阿扁當時聘請律師到美國打越洋官司的原因，藉以申訴自己無罪，訴說自己只是聽命行事，甚至說台灣的法律無法適用在他身上，因為他做為總統，只是美國在台軍政府的一個執行者，要求美國法院立即撤銷台灣法律的判決，還他自由云云。 <text:line-break/><text:line-break/>阿扁頭腦很清楚，句句都講到重點，而這才是島內政治的基本事實架構。香港不至於如此荒唐，但也好不了多少。 <text:line-break/><text:line-break/>看西方媒體每天講那些什麼民主自由的鳥話，實在很煩。英國殖民香港幾時給過香港人什麼民主選舉或集會結社的自由？零！一點也沒有，完全就是殖民統治。但是，當中共在香港開放實施特首選舉時，所謂 "佔中" 所炒作的理由卻是說中央立法不公，介入香港選舉云云。這種睜眼瞎話，真是有夠它媽的無恥。 <text:line-break/><text:line-break/>這回 "反送中" 也一樣，天底下有這種事嗎？西方國家可以引渡香港罪犯，但是中國中央政府卻居然不能引渡自己領土上的罪犯？那就好像說劍橋市民跑到倫敦犯了滔天大罪之後，又逃回劍橋，然後就不用接受英國政府的法律制裁了，大大方方在劍橋逍遙法外。就算要引渡，也只能引渡到英國以外的國家，絕不能送回倫敦，否則就是反人權反民主，必須發動 "反送英" 抗爭。 <text:line-break/><text:line-break/>至於英國殖民香港期間，好幾次抗議事件，打死了幾百人，一會兒宵禁，一會兒戒嚴，動輒偵騎四出，搜捕數千人，濫抓濫打，不成比例地大量使用武力，難道英國人自己都忘了？我在英國住了十年，深知英國警察對付抗爭人士哪有像對待反送中群眾那麼客氣的？我實在看不出來香港警察哪裏傷害了什麼人權、中共又傷害了什麼民主自由？逃犯條例又究竟是哪一點違反了自由與人權？ <text:line-break/><text:line-break/>結語 <text:line-break/><text:line-break/>這世界真的很荒唐，雞毛蒜皮事每天無限擴大渲染，講得好像是什麼人類文明的浩劫，藉以刻意製造動亂，打擊中國。但西方人自身卻又好話說盡，壞事做絕，天天侵略血洗他國，姦殺擄掠無日無之，卻又說成是維護世界和平、捍衛民主自由與人權。人們如此腦殘，連這樣也會信，我實在覺得很無奈。 <text:line-break/><text:line-break/>所謂不信青史盡成灰，不信東風喚不回，我手上這枝筆，寫了大半輩子，寫掉一個青春，寫掉兩個家庭，究竟能給人們帶來什麼正面的助益，我也不知道，似乎一切只是徒勞，但我能做的也只是這樣了。 <text:line-break/><text:line-break/>後記 <text:line-break/><text:line-break/>好幾天沒睡覺，今天依舊精神萎靡之際，亂七八糟匆匆忙忙寫了這篇七千多字文章。原本想回頭看一遍，把它改通順點，但沒時間也沒力氣了。每天忙到爆，現在寫東西就像消防隊救火那樣，只能用最快速度拼命搶時間，五分鐘、八分鐘，能有多少零碎時間，能寫多少算多少，不求通順與修辭了。</text:p>
      <text:p text:style-name="P2">qegg   |  2019.07.18 09:30   |   <text:a xlink:type="simple" xlink:href="http://palinfo.habago.org/Entry?Command=Information_PrintForum&amp;iPage=1#FORUM37673"><text:span text:style-name="T1">#</text:span></text:a></text:p>
      <text:p text:style-name="P3">轉貼一篇微信文章，請大家打開鏈結看照片。 <text:line-break/><text:line-break/>https://mp.weixin.qq.com/s?__biz=MjM5NTMyNzU3NA==&amp;;mid=2649812124&amp;;idx=3&amp;;sn=771dae3c0ececb0436f59fbd8117e0a2&amp;;pass_ticket=RzP9c9VvFdpu2PymD7wBMpXm4vKR8rmN40aUn%2BLD%2Fw9zxJVXb6yX3gArmea7ZY8U <text:line-break/><text:line-break/>=============================================== <text:line-break/>指揮襲擊香港警察的外國人身份曝光，竟是這等渣滓 <text:line-break/><text:line-break/>原作:厲害了兄弟連 <text:line-break/><text:line-break/>香港的這場風暴並不是突然來臨的…… <text:line-break/><text:line-break/><text:line-break/><text:line-break/>早在今年3月，香港反對手派人士就訪問美國，5月又一撥反對派人士訪問美國，美國國會的「美中經濟與安全審查委員會」主席與副主席接見了這些反對派人士，美國眾議院議長佩洛西兩次見了到訪的香港反對派，美國國務卿蓬佩奧在5月見了香港反對派人士，並攻擊修訂條例「威脅香港的法治」，香港反對派人士在這期間還去了加拿大、德國等西方國家。 <text:line-break/><text:line-break/><text:line-break/><text:line-break/>正是因為有這些國際勢力的公開支持和呼應，才使得香港別有用心的反對派人士一步一步將香港一次正常「修例」的司法行為引向了「暴亂」，越來越多不明真相的香港民眾被裹挾到了這一事件中，香港因而陷入了重大社會危機。 <text:line-break/><text:line-break/><text:line-break/><text:line-break/>這次港獨民粹分子挑動香港暴動是直接與境外勢力相勾結，由美國中央情報局在暗中指揮，而台灣情報部門和台獨勢力也參與其中，兩股勢力再次合流聯手製造。 <text:line-break/><text:line-break/><text:line-break/><text:line-break/>一夥外國人在組織、指揮著這些活動 <text:line-break/><text:line-break/>多名穿黑T恤的金發外籍人士現場指點 <text:line-break/><text:line-break/><text:line-break/><text:line-break/>在港獨暴動現場，有一名外國人在暴動現場培訓港獨分子，指揮他們對香港警察進行暴力襲擊，每一個見過視頻或照片的人都印象深刻。<text:line-break/><text:line-break/><text:line-break/><text:line-break/>而他在這次港毒暴行中，一直都起著組織、指揮並培訓的重要角色。香港愛國人士在尋找此「鬼」。 <text:line-break/><text:line-break/>香港愛國人士發來消息，對這名鬼佬的真實身份進行了大揭底。 <text:line-break/><text:line-break/><text:line-break/><text:line-break/>這名身材魁梧、強壯的外國人叫Brian Patrick Kern，是一名美國人。他目前的公開身份是香港國際學校的退休教師。自1990年起，Brian Patrick Kern就在很多國家裡開設所謂的「人權」課程，對該國學生進行親美洗腦，培訓該國學生遊行、示威，推行YAN色革命。 <text:line-break/><text:line-break/><text:line-break/><text:line-break/>1989年他在土耳其教學，他的庫爾德學生與當地軍政府爆發戰爭，局勢動盪下，同年七月他離開土耳其，獲聘到中國內地大學任教。 <text:line-break/><text:line-break/><text:line-break/><text:line-break/>愛生事的他於1990年6月在大學發起罷課，校方不予續約後，Brian到美國修讀博士學位，其後在挪威、印度、南蘇丹等地教書。 <text:line-break/><text:line-break/><text:line-break/><text:line-break/>2009年時，他曾在中國擔任過大學的外語教師，可是他教授的主要內容卻是對中國學生進行相同的親美、反華的洗腦，教唆、組織學生罷課，被校方發現後解聘。離開中國內地後，當年起他的工作轉移到香港特區，來到漢基國際學校做英文教師。 <text:line-break/><text:line-break/><text:line-break/><text:line-break/>可是他的主要工作不是教授英文，而是搞了一個一年制的所謂的「人權」課程，透過多達7個項目，對香港學生進行反華、親美的洗腦，灌輸妖魔化中國的內容，並向香港學生傳授如何遊行、示威。Brian曾是聯合世界書院紅十字挪威分校的受聘教師。 <text:line-break/><text:line-break/><text:line-break/><text:line-break/>根據一份2004年該校辦的亞洲人權國際青年工作坊，項目負責導師之一便是Brian。特別是Brian Patrick Kern曾帶領香港學生組團到印度，去印度的西藏兒童村，該村由達賴喇嘛的妹妹Jetsun Pema經營，Brian安排學生與村內的藏獨組織成員見面。 <text:line-break/><text:line-break/><text:line-break/><text:line-break/>2011年民陣遊行，時任漢基英文老師的Brian帶同數名學生遊行，並接受傳媒訪問發表反華論。一名參與Brian的「人權課」學生聲稱「特別關心中國的人權狀況」。 <text:line-break/><text:line-break/><text:line-break/><text:line-break/>特別是，Brian Patrick Kern曾帶領香港學生組團到印度，學習藏毒。 <text:line-break/><text:line-break/><text:line-break/><text:line-break/>Brian2009年前來港定居前，Brian曾在國際特赦組織的人權教育組工作四年，向十五個國家的學校提供課程。2009年移居香港後在漢基國際學校做英文教師時，根據校方資料，他在課餘搞了個一年制的所謂人權課程，透過七個項目向學生傳授如何組織請願及留守等示威技巧。2011年民陣遊行，時任漢基英文老師的Brian帶同數名學生遊行，並接受傳媒訪問發表反華論。一名參與Brian的人權課學生聲稱特別關心中國的人權狀況。 <text:line-break/><text:line-break/><text:line-break/><text:line-break/>而Brian的系列活動，資金來自美富商索羅斯的「開放社會基金」。 <text:line-break/><text:line-break/><text:line-break/><text:line-break/>另據媒體早先發現，在香港「佔中」搞手戴耀廷身後也有索羅斯的身影，他與索羅斯成立的「開放社會基金會」（Open Society Foundations）（下文簡稱「開放」）之間的關係千絲萬縷。 <text:line-break/><text:line-break/><text:line-break/><text:line-break/>早在2015年，「開放」便活躍於戴耀廷現職的香港大學（簡稱「港大」）法律學院及曾任副主任的香港大學比較法與公法研究中心CCPL，「開放」資助的機構還屢次為戴耀廷出書； <text:line-break/><text:line-break/><text:line-break/><text:line-break/>「開放」還在香港舉辦攝影展，展出作品更是刻意激化香港與內地的矛盾。去年6月，DC LEAKS網站披露2500多份機密文件，主要涉及「開放」向全球幾百名政客提供資金，以策劃、贊助各地異見者或組織。據大公報查閱其中一份涉及2015年2月19至20日亞太區董事會的會議紀錄，東亞項目總監Thomas Kellogg在會議上提出，研究以接受「開放」資助的合作夥伴作為推動機制的可行性，並研究制定推動計畫，影響主要亞洲國家的外交政策，包括中國、印度、日本、印尼、新加坡，中國台灣地區也在其中。 <text:line-break/><text:line-break/><text:line-break/><text:line-break/>為什麼Brian Patrick Kern會選擇香港漢基任教，我們不得不詳細介紹一下這所香港大名鼎鼎的富豪子弟學校，就讀的學生非富即貴。 <text:line-break/><text:line-break/><text:line-break/><text:line-break/>首富李超人的第三代都就讀於此，我們的「馬爸爸」也曾將自己的孩子送入漢基就讀。 <text:line-break/><text:line-break/>首富李嘉誠的長孫女李思德於1996年出生，曾就讀本港的漢基國際學校，在漢基的學生雜誌《校話》中，她曾以中文名「李思德」撰文，並擔任編委會委員及高級中文編輯。 <text:line-break/><text:line-break/>因此，選擇在漢基學校對富貴上流社會的子女洗腦，Brian Patrick Kern可謂是用心險惡。 <text:line-break/><text:line-break/><text:line-break/><text:line-break/>而這次港毒的暴行中，Brian Patrick Kern終於走向了前台，親自出馬培訓並指揮港毒分子，教授他們如何破壞法治、包圍並襲擊香港警察。 <text:line-break/><text:line-break/><text:line-break/><text:line-break/>在現場的人群中，他公開用英文大叫「不要後退」，並親自給暴徒演示如何污辱、襲擊香港警察。 <text:line-break/><text:line-break/><text:line-break/><text:line-break/>那麼，在這個世界上，哪個國家的哪個組織才會這麼幹呢？ <text:line-break/><text:line-break/><text:line-break/><text:line-break/>只有美國，臭名昭著的美國中央情報局：CIA。 <text:line-break/><text:line-break/><text:line-break/><text:line-break/>所以，Brian Patrick Kern其實就是CIA的特工。這些場景，我們在美國好萊塢大片中見識的太多了，只不過這一次是活生生發生在眼前。 <text:line-break/><text:line-break/><text:line-break/><text:line-break/>長期以來，香港不僅是全球三大金融中心之一，在中國對外開放戰略中具有特殊重要性，而且這裡還是全球各國競相佈局的情報中心，僅美國在香港領事館就派出了近1000人的工作人員，比派往很多國家大使館的工作人員還要多，其目的就是在香港這個「自由港」收集情報，並進行針對我天朝的顛覆活動，香港一直是全球情報機構激烈較量的主戰場。 <text:line-break/><text:line-break/><text:line-break/><text:line-break/>那麼，這一次美國為何要如此積極地插手香港事務呢？究竟《逃犯條例》的修訂在哪裡戳中了美國的痛點呢？ <text:line-break/><text:line-break/><text:line-break/><text:line-break/>修訂前的《逃犯條例》使得各國情報組織機構以及情報販子可以在這裡方便地進行情報活動，而不用擔心因間諜罪等被引渡到已經與香港簽署引渡條約的20個不包括大陸、台灣、澳門在內的國家和地區。 <text:line-break/><text:line-break/><text:line-break/><text:line-break/>但是，一旦逃犯條例修改，中情局或者台灣情報人員在香港從事危害中國國家安全的間諜活動，因為外交和國家安全事務香港特區政府無權處理，間諜就只能被移交給大陸受審，而美國是絕不可能允許此類事件發生的，正是這一點結結實實地踩在了美國人的痛腳之上。 <text:line-break/><text:line-break/><text:line-break/><text:line-break/>而包括中國台灣地區、澳大利亞、英國等西方情報機構如果侵犯中國國家安全，那麼中方亦可經由香港實施抓捕並移交大陸審判，這將極大的震懾國際反華集團。 <text:line-break/><text:line-break/><text:line-break/><text:line-break/>而《逃犯條例》修改中第二項則是改動《刑事事宜相互法律協助條例》，就是香港執法部門可以接受包括大陸在內其他國家、地區的要求，在香港開展搜查活動，凍結疑犯財產，把證據交供給提出要求的國家，用於他們的司法審判。 <text:line-break/><text:line-break/>貿易戰看不見硝煙瀰漫，俯視之下卻是血流成河…… <text:line-break/><text:line-break/><text:line-break/><text:line-break/>國家安全重於泰山！ <text:line-break/></text:p>
      <text:p text:style-name="P2">陳真   |  2019.07.17 01:12   |   <text:a xlink:type="simple" xlink:href="http://palinfo.habago.org/Entry?Command=Information_PrintForum&amp;iPage=1#FORUM37672"><text:span text:style-name="T1">#</text:span></text:a></text:p>
      <text:p text:style-name="P3">1997年，來到英國求學，事先花了幾千元買了一台相當沉重的打字機，準備寫論文用。那時候，電腦已經發明了，而且也有了email，但我還不太會使用；一部份是出於排斥科技的心理，畢竟從九零年代起，我連電話都幾乎不用了 (太過於侵略性)，何況什麼 email。 <text:line-break/><text:line-break/>第一次聽說email這玩意兒是在大約1996年，當時腦海閃過的第一個疑問是：郵票要貼哪？ <text:line-break/><text:line-break/>直到大約1999年春天，我才被迫屈服於科技時代，開始心不甘情不願地使用 email。在這之前，學校老師跟我連繫都是透過室內電話傳真，要不就是實體信件。要是可以回到飛鴿傳書的年代，我會很樂意養兩隻鴿子幫我送信。 <text:line-break/><text:line-break/>至於網路搜尋，那更是21世紀後才學會的事了。我還記得第一次跟我提到google的人，是一位劍橋認識的好朋友，應該稱得上是個數學天才。 <text:line-break/><text:line-break/>雖然個人 "科技使用史" 相當落後，但我卻從1998年就開始研究 AI (人工智慧)，包括相關之認知科學及神經生物學，特別是有關 AI 的哲學部份及 Philosophy of Mind，更是下過一番苦工夫。1999年，寫了篇 "AI與維根斯坦" 的論文。 <text:line-break/><text:line-break/>那個年代， AI並不流行，甚至還有點冷門。我所就讀的劍橋國王學院 (King's College) 之電腦室，取名就叫做 Turing Room，因為Alan Turing 也是隸屬這所學院。不過，直到上個世紀末， Turing 仍不為人所知。 <text:line-break/><text:line-break/>他死了將近半個世紀，人們方才意識到他的重要性。生前，像個醜聞那般存在；自殺死後，隨即消失於人們的記憶之外。十多年前，隨著 AI 的興起，Turing 也才重新回到人們的記憶之中，如今卻已無人不知無人不曉，儼然一個新世紀的啟蒙者。 <text:line-break/><text:line-break/>20年前，也就是1999年的某一個並不特別的夜裏，秋夜依舊寒涼，不知道為什麼，卻突然想到Turing，於是就憑著記憶，隨手給他寫了篇文章，叫做 "危險的實驗—Alan Turing 的故事"。其實，打動我心者，並非他的思想與成就，而是他的無辜與沉默；總的來說，是他異類般孤獨的存在，讓人悲從中來。 <text:line-break/><text:line-break/>Turing念數學系，但他同時也是維根斯坦的學生，因為維根斯坦的哲學重心，如他自己所說，就是數學哲學；他當時在劍橋開了一門課，叫做 "數學的基礎"，Turing就是其中一位學生。 <text:line-break/><text:line-break/>AI如今紅紅火火，人人朗朗上口，連一個島內選舉都 AI、AI、AI個不停。但是AI真有那麼偉大而重要嗎？某個意義上，我是很不以為然的。至於如何個不以為然，就沒法細說了；也許可以用維根斯坦在 "Philosophical Investigations" 卷頭語所引用的一段話來表達。那段話出自19世紀初一位奧地利劇作家 Johann Nestroy的一個劇本。那段話是這麼說的： <text:line-break/><text:line-break/>"進步之本質，就在於它看起來總是比實際上還偉大。" <text:line-break/><text:line-break/>那到底是偉大還是不偉大？當然沒個準則。我是覺得一點都不偉大。 <text:line-break/><text:line-break/>一直到現在，我的抽屜裏都還放著一堆稿紙捨不得丟，二十多年了，全已泛黃。以前寫文章，都是一格一格慢慢爬，爬滿了一頁，就是600個字。有時一星期就要寫掉一兩隻原子筆。後來，有了電腦，寫東西比以前快上好幾倍，但是快沒有用，寫出來的東西並沒有更好，說不定還更爛。 <text:line-break/><text:line-break/>以前，等待一封信的往返，動輒幾星期或幾個月。現在呢，光是一天就能收到好幾百封，甚至上千。可是，人與人的溝通與感情有比較好嗎？一點也沒有，甚至更加疏遠，誤解更甚。我倒寧可飛鴿傳書千里，稀有、緩慢卻很真實。 <text:line-break/><text:line-break/>若要說科技帶來便利，其實也談不上。過去人們花在寫信回信的時間非常少，頂多一個月寫上兩、三封信，現在一般人卻幾乎是無時無刻浸泡在無謂的文字往返與垃圾資訊大海中，人們的世界卻更小，理解力更差，人與人之間離得更遠。 <text:line-break/><text:line-break/>現在的人沒有手機應該會活不下去，但是以前的人不也一樣活得好好的？到底科技進步是怎麼個進步法，恐怕只是一種錯覺。人還是一樣是人，一樣的人性，一樣的悲歡，一樣的孤獨。 <text:line-break/><text:line-break/>================== <text:line-break/>危險的實驗—Alan Turing 的故事 <text:line-break/><text:line-break/>陳真 1999. 11. 25. <text:line-break/><text:line-break/><text:line-break/>「毒液浸透蘋果，讓沉睡般的死亡也隨之穿透。」（Dip the apple in the brew. Let the sleeping death seep through.） <text:line-break/><text:line-break/>這是「白雪公主和七個小矮人」中巫婆吟唱的歌；1939年，Alan Turing 結束他在普林斯敦尚未完成的博士論文回到劍橋，急切地趕到地方電影院看這齣戲。據說他對這首「巫婆之歌」印象深刻，經常學唱。傳記作者以其信函遺物，指出他早藏死志。不管是否如此，15年後，Turing 總算自己演了這一幕—在他每天睡前習慣要吃的蘋果上沾了氰化物，結束短暫的一生（1912-1954）。 <text:line-break/><text:line-break/>這只不過是發生在四十多年前的往事，書上各種景物描繪，對照眼前這個劍橋國王學院（King's College），可說毫無兩樣。往事歷歷，栩栩如生，聽起來卻像個童話故事；不需動用任何形容詞，都能感受此事哀傷。 <text:line-break/><text:line-break/>Turing 是數理邏輯學者，後人尊稱他是「電腦之父」。但我相信，以其個性，大概不會喜歡這樣一個稱號。他同時也是最早提出「人工智慧」（Artificial Intelligence）概念的人。在他極其短暫、卻和英國社會格格不入的一生中，最風光的一件事，大概就是他系統性地解開希特勒陣營所發出的一連串關鍵密碼；許多人把盟軍打勝仗的功勞，歸給他神乎其技的解碼功力。 <text:line-break/><text:line-break/>正確來說，Turing 並不是死於「毒蘋果」，而是死於「巫婆的詛咒」。1952 年，他工作完回家，發現家裏失竊，於是報警處理。這樣一個簡單的動作，不料卻投下死亡陰影。精明的警方趕至現場，立刻察覺他和另一位男士同住一房。於是，小偷沒抓到，他卻反而被警方逮捕了，罪名是「下流猥褻」（gross indecency）。 <text:line-break/><text:line-break/>許多人相信，以他解開希特勒密碼的種種戰時功勳及劍橋教授身份，要擺脫這樣一個羞辱，其實輕而易舉，可是他卻不是那種會玩弄這類手腕的人。於是，經過一番司法折磨與羞辱，他被判了刑；更令他難堪的是，他被強制移送精神科接受荷爾蒙「治療」，以「調整」他對同性不該有的愛。 <text:line-break/><text:line-break/>Turing 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 <text:line-break/><text:line-break/>Turing 沒有完成博士學位，但仍受聘於劍橋任教。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 <text:line-break/><text:line-break/>傳記作者說，在世人普遍誤解他的當時，或許還有那麼一把能藉以理解他的「鑰匙」存在。但是，作者感嘆，往事已矣，經過了這麼多年，這把能理解他的「鑰匙」如今似乎已不可尋。 <text:line-break/><text:line-break/>Turing 雖然「怪」，據說有憂鬱傾向，言談之間經常談到有關死亡的話題，但他平時其實相當開朗，同性戀官司的恥辱，卻給了他重重一擊。長期的賀爾蒙藥物強制「治療」，更使他長跑健將的體格出現許多異樣，比如他形容自己「竟然長出了乳房」。 <text:line-break/><text:line-break/>種種身心打擊，使他比往日更加埋首研究，彷彿要以工作來埋葬自己，每天花十幾個小時在研究工作上。可是，研究工作並不怎麼順利，學術上並沒有做出什麼成績，周圍一些同事，形容他是「一團黑色笑話」。 <text:line-break/><text:line-break/>1954 年 6 月 7號，他和往常一樣，睡前吃了一顆蘋果，自此長眠。此一自殺事件，查無他殺嫌疑，於是很快就結了案。Turing 有關於「心靈」(mind) 的思想，被他的老師羅素推崇為「具有深沉的哲學意涵」，卻在他自殺死後二、三十年才逐漸為學界所重視。在當時，他的死，雖然在熟人之間引起一陣八卦議論，但很快就被遺忘，世人也不再對這一團「黑色笑話」感興趣。 <text:line-break/><text:line-break/>只是，讓朋友和家人納悶的是，他為什麼要在「這個時候」自殺呢？災難已逐漸遠離，令人難堪的「心理治療」和「賀爾蒙治療」也早已結束一年，為何此時才自殺？而且，他面對災難挫折時所表現出來的氣度和勇氣，顯然不像是個會自殺的人。 <text:line-break/><text:line-break/>沒有任何徵兆，沒有任何遺言，Turing 就這樣走了。他固執的媽媽於是舉了許多例子，說他從小喜歡做各種「危險的實驗」，經常釀禍，堅信這不是自殺，堅信這只是一場「實驗意外」。不過，很顯然Turing 是故意讓這個「意外」發生。就像睡覺一樣，Turing躺在床上，沒有留下片語隻字，安靜地離開了這個世界。 <text:line-break/><text:line-break/>遺體迅速火化，只有母親、兄弟和一兩位朋友到場送別，沒有任何紀念儀式。世人對他的記憶，就和他的骨灰一樣，迅速隨風飄散。一直到最近幾年，英國社會似乎才突然「良心發現」曾經虧待了這樣一個真誠木訥的老實人。或者，更正確地說，英國社會似乎突然發現原來 Turing 的學術成就還真的蠻重要的，所以開始「紀念」起他來了。 <text:line-break/><text:line-break/>我知道英國民間有一群人正打算向社會大眾募款，擇地建造銅像；國王學院也一直到去年（1998），才突然「心血來潮」，在以他命名的電腦室（Turing Room）樓梯口，掛上了他的肖像。 <text:line-break/><text:line-break/>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 <text:line-break/><text:line-break/>Turing 是個自我道德感很強的人，真誠不做作，面對真實天性。即使社會道德不容，法律制裁當前，他依然不諱言自己是個同性戀者。唯一的例外是他不願對母親明講。年事已高的母親，也許終究無法明白究竟發生了什麼事。在她眼裏，Turing只不過是個「無可救藥、整天空思夢想的小孩子」（a hopelessly head-in-the-clouds child）。她一直認為，這小孩一定又是在玩什麼「危險的實驗」，因此才釀成意外。 <text:line-break/><text:line-break/>Turing 經常寫信給母親，抱怨生活或工作上的各種挫折，比如抱怨他在劍橋所開的第一堂課，名稱與維根斯坦開的課一樣，都叫做「數學的基礎」；學期一開始沒多久，學生竟然全部退選，無人感興趣。他與母親無話不談，包括談他最喜歡的玩偶泰迪熊。在一封家書中，他透露自己長期過著「孤獨隱士」般的生活。 <text:line-break/><text:line-break/>我努力想拋開所謂「天才」的「故事感」，想把它還原成每個人生命深處或多或少都會有的那一份難以言喻的美麗與哀愁。我一直相信，唯有這樣的看待方式，才是Turing 所渴望的；或許也唯有如此，才能尋回傳記作者所說的那一把能藉以通向他心靈世界的「失落的鑰匙」。 <text:line-break/><text:line-break/>羅曼羅蘭有句話這麼說：「只要有一雙真誠的眼睛陪我們哭泣，我們就沒有白白為生命受苦。」Turing 幽魂有知，我希望他不要再感孤單，因為我們彷彿已能理解他的真情，不只是他的，還有眾人的。 <text:line-break/><text:line-break/>==================== <text:line-break/>英國天才數學家、「電腦之父」圖靈登上50英鎊新鈔 <text:line-break/><text:line-break/>風傳媒 <text:line-break/><text:line-break/>廖綉玉 <text:line-break/>2019年7月16日 <text:line-break/><text:line-break/>圖片請看：https://bit.ly/2xNd8jv <text:line-break/><text:line-break/>英國央行「英格蘭銀行」總裁卡尼15日宣布，英國天才數學家、圖靈從一份近1千名科學家的清單中脫穎而出，將成為50英鎊塑膠新鈔人物，這個決定也承認了他協助英國政府破解納粹德國密碼系統的貢獻及戰後因同性戀身分遭受迫害的影響。這個版本的新鈔將於2021年流通。 <text:line-break/><text:line-break/>去年11月，英格蘭銀行（Bank of England）請民眾提名一位科學家成為50英鎊新鈔人物。英格蘭銀行收到了22萬7299份提名，其中989位被提名者符合資格，決選名單為12人，英格蘭銀行總裁卡尼（Mark Carney）做出最終決定。 <text:line-break/><text:line-break/>這個50英鎊新鈔的設計還反映了圖靈（Alan Turing）的作品。它具有二進位碼的自動收報機紙帶，說明他的生日（1912年6月23日），並描繪他用來協助破解納粹德國密碼系統「恩尼格瑪」（Enigma）的解碼機「炸彈」（Bombe）。新鈔上面還有圖靈在1949年給英國《泰晤士報》（The Times）的一段話：「這只是將來之事的預示，也只是將來之事的影子。」 <text:line-break/><text:line-break/>英格蘭銀行並讚譽圖靈帶來的科學貢獻及他對社會的影響，卡尼則表示：「圖靈是傑出的數學家，他的工作對我們現在的生活產生了巨大的影響。圖靈是電腦科學與人工智慧之父，也是戰爭英雄，他的貢獻廣泛，並開創了新局。他是巨人，許多人現在站在他的肩膀上。」 <text:line-break/><text:line-break/>圖靈是電腦科學與人工智慧之父 同性戀身分讓他飽受迫害 <text:line-break/><text:line-break/>圖靈出生於英國倫敦，從小就表現出他的天才，特別是對數字和智力遊戲著迷。1934年，圖靈從劍橋大學國王學院（King's College, Cambridge）畢業，1936年發表論文《論可計算數及其在判定問題上的應用》（On Computable Numbers, with an Application to the Entscheidungsproblem），並在文中提出被稱為「圖靈機」（Turing machine）的抽象計算模型，這個計算模型為現代電腦、電腦科學及計算理論奠下數學基礎。 <text:line-break/><text:line-break/>1939年，圖靈被英國皇家海軍招募，協助英國情報單位破解納粹德國的密碼系統「恩尼格瑪」，被認為是協助英國打贏二戰的一大功臣。 <text:line-break/><text:line-break/>戰後，圖靈在《心智》（Mind）期刊發表了〈計算機器與智能〉時，提出了「圖靈測試」（Turing test）。圖靈開宗明義提出一個問題：「機器能不能思考？」，並設計了一套被他稱之為「模仿遊戲」（Imitation Game）的測試方法，而這項理論成為人類理解「人工智慧」的基礎。 <text:line-break/><text:line-break/>16歲的圖靈。(wikipedia/public domain) <text:line-break/>檢視相片 <text:line-break/><text:line-break/>1950年代，同性戀在英國被視為罪行與疾病。1952年，圖靈因「明顯的猥褻和性顛倒行為」罪名遭到警方逮捕，他的同性戀身分被公開後，圖靈在社會上遭到歧視，不僅失去在英國政府通訊總部（GCHQ）的工作，甚至被當局禁止出國，他在二戰的貢獻也因為性傾向而不受官方承認。1954年，他因食用浸過氰化物溶液的蘋果而死 <text:line-break/><text:line-break/>2009年，時任英國首相布朗（Gordon Brown）公開表示對圖靈判決的歉意。2012年，超過3萬7千名科學家集體聯署，要求正式赦免圖靈的罪行，但是被當時的司法大臣拒絕，直到2013年12月才正式獲准，並由英國女王伊莉莎白二世（Queen Elizabeth II）給予皇家赦免。</text:p>
      <text:p text:style-name="P2">洋洋   |  2019.07.16 20:49   |   <text:a xlink:type="simple" xlink:href="http://palinfo.habago.org/Entry?Command=Information_PrintForum&amp;iPage=1#FORUM37670"><text:span text:style-name="T1">#</text:span></text:a></text:p>
      <text:p text:style-name="P4">李永樂老師：為孩子開一扇窗 <text:line-break/>https://youtu.be/GsKKb_zd7OA <text:line-break/><text:line-break/>我很喜歡看李永樂老師的科普教學短片，他用生活、時事當例子，由原理講起，將複雜的問題分解，淺顯易懂地逐個解釋推演，寫滿一黑板。 <text:line-break/>他是我遇到過最會教的老師。 <text:line-break/><text:line-break/>這次他放了一個無關教學的短片，他說，為教育公平做一點貢獻。我為這句話感動。 <text:line-break/>短片裡父親給孩子倒杯水的鏡頭很美，李老師如果拍戲當導演，應該也是很優秀。</text:p>
      <text:p text:style-name="P2">陳真   |  2019.07.16 17:37   |   <text:a xlink:type="simple" xlink:href="http://palinfo.habago.org/Entry?Command=Information_PrintForum&amp;iPage=1#FORUM37669"><text:span text:style-name="T1">#</text:span></text:a></text:p>
      <text:p text:style-name="P3">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text:p text:style-name="P2">陳真   |  2019.07.16 02:44   |   <text:a xlink:type="simple" xlink:href="http://palinfo.habago.org/Entry?Command=Information_PrintForum&amp;iPage=1#FORUM37668"><text:span text:style-name="T1">#</text:span></text:a></text:p>
      <text:p text:style-name="P3">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2">洋洋   |  2019.07.15 08:33   |   <text:a xlink:type="simple" xlink:href="http://palinfo.habago.org/Entry?Command=Information_PrintForum&amp;iPage=1#FORUM37667"><text:span text:style-name="T1">#</text:span></text:a></text:p>
      <text:p text:style-name="P3">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2">鄭豐遠   |  2019.07.15 05:38   |   <text:a xlink:type="simple" xlink:href="http://palinfo.habago.org/Entry?Command=Information_PrintForum&amp;iPage=1#FORUM37666"><text:span text:style-name="T1">#</text:span></text:a></text:p>
      <text:p text:style-name="P3">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2">陳真   |  2019.07.15 03:31   |   <text:a xlink:type="simple" xlink:href="http://palinfo.habago.org/Entry?Command=Information_PrintForum&amp;iPage=1#FORUM37665"><text:span text:style-name="T1">#</text:span></text:a></text:p>
      <text:p text:style-name="P4">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2">鄭豐遠   |  2019.07.14 21:13   |   <text:a xlink:type="simple" xlink:href="http://palinfo.habago.org/Entry?Command=Information_PrintForum&amp;iPage=1#FORUM37664"><text:span text:style-name="T1">#</text:span></text:a></text:p>
      <text:p text:style-name="P3">https://youtu.be/TPwiFZcUb54 <text:line-break/><text:line-break/>一勺思想：美国是霸道了一百年，但中国已经王道了两千年</text:p>
      <text:p text:style-name="P2">鄭豐遠   |  2019.07.14 07:29   |   <text:a xlink:type="simple" xlink:href="http://palinfo.habago.org/Entry?Command=Information_PrintForum&amp;iPage=1#FORUM37663"><text:span text:style-name="T1">#</text:span></text:a></text:p>
      <text:p text:style-name="P4">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2">陳真   |  2019.07.14 02:33   |   <text:a xlink:type="simple" xlink:href="http://palinfo.habago.org/Entry?Command=Information_PrintForum&amp;iPage=1#FORUM37662"><text:span text:style-name="T1">#</text:span></text:a></text:p>
      <text:p text:style-name="P3">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2">王修亮   |  2019.07.12 22:28   |   <text:a xlink:type="simple" xlink:href="http://palinfo.habago.org/Entry?Command=Information_PrintForum&amp;iPage=1#FORUM37661"><text:span text:style-name="T1">#</text:span></text:a></text:p>
      <text:p text:style-name="P4">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